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15cm"/>
    </style:style>
    <style:style style:name="co2" style:family="table-column">
      <style:table-column-properties fo:break-before="auto" style:column-width="2.974cm"/>
    </style:style>
    <style:style style:name="co3" style:family="table-column">
      <style:table-column-properties fo:break-before="auto" style:column-width="3.196cm"/>
    </style:style>
    <style:style style:name="co4" style:family="table-column">
      <style:table-column-properties fo:break-before="auto" style:column-width="4.777cm"/>
    </style:style>
    <style:style style:name="co5" style:family="table-column">
      <style:table-column-properties fo:break-before="auto" style:column-width="4.722cm"/>
    </style:style>
    <style:style style:name="co6" style:family="table-column">
      <style:table-column-properties fo:break-before="auto" style:column-width="4.554cm"/>
    </style:style>
    <style:style style:name="co7" style:family="table-column">
      <style:table-column-properties fo:break-before="auto" style:column-width="3.918cm"/>
    </style:style>
    <style:style style:name="co8" style:family="table-column">
      <style:table-column-properties fo:break-before="auto" style:column-width="4.083cm"/>
    </style:style>
    <style:style style:name="co9" style:family="table-column">
      <style:table-column-properties fo:break-before="auto" style:column-width="4.001cm"/>
    </style:style>
    <style:style style:name="co10" style:family="table-column">
      <style:table-column-properties fo:break-before="auto" style:column-width="4.306cm"/>
    </style:style>
    <style:style style:name="co11" style:family="table-column">
      <style:table-column-properties fo:break-before="auto" style:column-width="4.5cm"/>
    </style:style>
    <style:style style:name="co12" style:family="table-column">
      <style:table-column-properties fo:break-before="auto" style:column-width="4.665cm"/>
    </style:style>
    <style:style style:name="co13" style:family="table-column">
      <style:table-column-properties fo:break-before="auto" style:column-width="4.583cm"/>
    </style:style>
    <style:style style:name="co14" style:family="table-column">
      <style:table-column-properties fo:break-before="auto" style:column-width="3.528cm"/>
    </style:style>
    <style:style style:name="co15" style:family="table-column">
      <style:table-column-properties fo:break-before="auto" style:column-width="4.223cm"/>
    </style:style>
    <style:style style:name="co16" style:family="table-column">
      <style:table-column-properties fo:break-before="auto" style:column-width="4.389cm"/>
    </style:style>
    <style:style style:name="co17" style:family="table-column">
      <style:table-column-properties fo:break-before="auto" style:column-width="4.445cm"/>
    </style:style>
    <style:style style:name="co18" style:family="table-column">
      <style:table-column-properties fo:break-before="auto" style:column-width="3.612cm"/>
    </style:style>
    <style:style style:name="co19" style:family="table-column">
      <style:table-column-properties fo:break-before="auto" style:column-width="3.584cm"/>
    </style:style>
    <style:style style:name="co20" style:family="table-column">
      <style:table-column-properties fo:break-before="auto" style:column-width="4.833cm"/>
    </style:style>
    <style:style style:name="co21" style:family="table-column">
      <style:table-column-properties fo:break-before="auto" style:column-width="3.667cm"/>
    </style:style>
    <style:style style:name="co22" style:family="table-column">
      <style:table-column-properties fo:break-before="auto" style:column-width="4.888cm"/>
    </style:style>
    <style:style style:name="co23" style:family="table-column">
      <style:table-column-properties fo:break-before="auto" style:column-width="4.805cm"/>
    </style:style>
    <style:style style:name="co24" style:family="table-column">
      <style:table-column-properties fo:break-before="auto" style:column-width="3.39cm"/>
    </style:style>
    <style:style style:name="co25" style:family="table-column">
      <style:table-column-properties fo:break-before="auto" style:column-width="3.029cm"/>
    </style:style>
    <style:style style:name="co26" style:family="table-column">
      <style:table-column-properties fo:break-before="auto" style:column-width="3.168cm"/>
    </style:style>
    <style:style style:name="co27" style:family="table-column">
      <style:table-column-properties fo:break-before="auto" style:column-width="3.334cm"/>
    </style:style>
    <style:style style:name="co28" style:family="table-column">
      <style:table-column-properties fo:break-before="auto" style:column-width="3.833cm"/>
    </style:style>
    <style:style style:name="co29" style:family="table-column">
      <style:table-column-properties fo:break-before="auto" style:column-width="3.806cm"/>
    </style:style>
    <style:style style:name="co30" style:family="table-column">
      <style:table-column-properties fo:break-before="auto" style:column-width="3.501cm"/>
    </style:style>
    <style:style style:name="co31" style:family="table-column">
      <style:table-column-properties fo:break-before="auto" style:column-width="3.362cm"/>
    </style:style>
    <style:style style:name="co32" style:family="table-column">
      <style:table-column-properties fo:break-before="auto" style:column-width="2.723cm"/>
    </style:style>
    <style:style style:name="co33" style:family="table-column">
      <style:table-column-properties fo:break-before="auto" style:column-width="2.529cm"/>
    </style:style>
    <style:style style:name="co34" style:family="table-column">
      <style:table-column-properties fo:break-before="auto" style:column-width="2.584cm"/>
    </style:style>
    <style:style style:name="co35" style:family="table-column">
      <style:table-column-properties fo:break-before="auto" style:column-width="2.447cm"/>
    </style:style>
    <style:style style:name="co36" style:family="table-column">
      <style:table-column-properties fo:break-before="auto" style:column-width="2.418cm"/>
    </style:style>
    <style:style style:name="co37" style:family="table-column">
      <style:table-column-properties fo:break-before="auto" style:column-width="2.475cm"/>
    </style:style>
    <style:style style:name="co38" style:family="table-column">
      <style:table-column-properties fo:break-before="auto" style:column-width="2.558cm"/>
    </style:style>
    <style:style style:name="co39" style:family="table-column">
      <style:table-column-properties fo:break-before="auto" style:column-width="2.669cm"/>
    </style:style>
    <style:style style:name="co40" style:family="table-column">
      <style:table-column-properties fo:break-before="auto" style:column-width="2.002cm"/>
    </style:style>
    <style:style style:name="co41" style:family="table-column">
      <style:table-column-properties fo:break-before="auto" style:column-width="2.279cm"/>
    </style:style>
    <style:style style:name="co42" style:family="table-column">
      <style:table-column-properties fo:break-before="auto" style:column-width="2.267cm"/>
    </style:style>
    <style:style style:name="ro1" style:family="table-row">
      <style:table-row-properties style:row-height="0.49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Planilha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number-columns-repeated="2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number-columns-repeated="2" table:default-cell-style-name="Default"/>
        <table:table-row table:style-name="ro1">
          <table:table-cell office:value-type="string">
            <text:p>dbo.arcon</text:p>
          </table:table-cell>
          <table:table-cell office:value-type="string">
            <text:p>CODIGO </text:p>
          </table:table-cell>
          <table:table-cell table:number-columns-repeated="53"/>
        </table:table-row>
        <table:table-row table:style-name="ro1">
          <table:table-cell office:value-type="string">
            <text:p>dbo.arcon</text:p>
          </table:table-cell>
          <table:table-cell office:value-type="string">
            <text:p>TIPO </text:p>
          </table:table-cell>
          <table:table-cell office:value-type="string">
            <text:p>descricao </text:p>
          </table:table-cell>
          <table:table-cell office:value-type="string">
            <text:p>area </text:p>
          </table:table-cell>
          <table:table-cell office:value-type="string">
            <text:p>UN </text:p>
          </table:table-cell>
          <table:table-cell office:value-type="string">
            <text:p>FORMULA </text:p>
          </table:table-cell>
          <table:table-cell table:number-columns-repeated="49"/>
        </table:table-row>
        <table:table-row table:style-name="ro1">
          <table:table-cell office:value-type="string">
            <text:p>dbo.ATARQ</text:p>
          </table:table-cell>
          <table:table-cell office:value-type="string">
            <text:p>pai </text:p>
          </table:table-cell>
          <table:table-cell office:value-type="string">
            <text:p>codigo </text:p>
          </table:table-cell>
          <table:table-cell office:value-type="string">
            <text:p>INICIO </text:p>
          </table:table-cell>
          <table:table-cell office:value-type="string">
            <text:p>TERMINO </text:p>
          </table:table-cell>
          <table:table-cell office:value-type="string">
            <text:p>TIPO </text:p>
          </table:table-cell>
          <table:table-cell table:number-columns-repeated="49"/>
        </table:table-row>
        <table:table-row table:style-name="ro1">
          <table:table-cell office:value-type="string">
            <text:p>dbo.AUTALIZA</text:p>
          </table:table-cell>
          <table:table-cell office:value-type="string">
            <text:p>INSU1_COD </text:p>
          </table:table-cell>
          <table:table-cell office:value-type="string">
            <text:p>insu1_nom </text:p>
          </table:table-cell>
          <table:table-cell office:value-type="string">
            <text:p>INSU1_IDE </text:p>
          </table:table-cell>
          <table:table-cell office:value-type="string">
            <text:p>ITEM1_NOM </text:p>
          </table:table-cell>
          <table:table-cell office:value-type="string">
            <text:p>ITEM1_COD_VELHO </text:p>
          </table:table-cell>
          <table:table-cell table:number-columns-repeated="49"/>
        </table:table-row>
        <table:table-row table:style-name="ro1">
          <table:table-cell office:value-type="string">
            <text:p>dbo.AUTOPOWER</text:p>
          </table:table-cell>
          <table:table-cell office:value-type="string">
            <text:p>CODIGO </text:p>
          </table:table-cell>
          <table:table-cell office:value-type="string">
            <text:p>OBRA </text:p>
          </table:table-cell>
          <table:table-cell office:value-type="string">
            <text:p>CODIGOPINI </text:p>
          </table:table-cell>
          <table:table-cell office:value-type="string">
            <text:p>UN </text:p>
          </table:table-cell>
          <table:table-cell office:value-type="string">
            <text:p>QTD </text:p>
          </table:table-cell>
          <table:table-cell office:value-type="string">
            <text:p>DESCRICAOITEM </text:p>
          </table:table-cell>
          <table:table-cell office:value-type="string">
            <text:p>DESCRICAOOBRA </text:p>
          </table:table-cell>
          <table:table-cell office:value-type="string">
            <text:p>CLASSIFICACAO </text:p>
          </table:table-cell>
          <table:table-cell table:number-columns-repeated="46"/>
        </table:table-row>
        <table:table-row table:style-name="ro1">
          <table:table-cell office:value-type="string">
            <text:p>dbo.CAD</text:p>
          </table:table-cell>
          <table:table-cell office:value-type="string">
            <text:p>idcad </text:p>
          </table:table-cell>
          <table:table-cell office:value-type="string">
            <text:p>obra2_cod </text:p>
          </table:table-cell>
          <table:table-cell office:value-type="string">
            <text:p>NIVEL </text:p>
          </table:table-cell>
          <table:table-cell office:value-type="string">
            <text:p>TIPO </text:p>
          </table:table-cell>
          <table:table-cell office:value-type="string">
            <text:p>CLASSE </text:p>
          </table:table-cell>
          <table:table-cell office:value-type="string">
            <text:p>LOCAL </text:p>
          </table:table-cell>
          <table:table-cell office:value-type="string">
            <text:p>RECINTO </text:p>
          </table:table-cell>
          <table:table-cell office:value-type="string">
            <text:p>descricao </text:p>
          </table:table-cell>
          <table:table-cell office:value-type="string">
            <text:p>area </text:p>
          </table:table-cell>
          <table:table-cell office:value-type="string">
            <text:p>UN </text:p>
          </table:table-cell>
          <table:table-cell office:value-type="string">
            <text:p>FORMULA </text:p>
          </table:table-cell>
          <table:table-cell office:value-type="string">
            <text:p>nome </text:p>
          </table:table-cell>
          <table:table-cell table:number-columns-repeated="42"/>
        </table:table-row>
        <table:table-row table:style-name="ro1">
          <table:table-cell office:value-type="string">
            <text:p>dbo.chave</text:p>
          </table:table-cell>
          <table:table-cell office:value-type="string">
            <text:p>chave </text:p>
          </table:table-cell>
          <table:table-cell office:value-type="string">
            <text:p>ordem </text:p>
          </table:table-cell>
          <table:table-cell office:value-type="string">
            <text:p>base1cod </text:p>
          </table:table-cell>
          <table:table-cell table:number-columns-repeated="51"/>
        </table:table-row>
        <table:table-row table:style-name="ro2">
          <table:table-cell office:value-type="string">
            <text:p>dbo.COMPVS21</text:p>
          </table:table-cell>
          <table:table-cell office:value-type="string">
            <text:p>CODIGO </text:p>
          </table:table-cell>
          <table:table-cell office:value-type="string">
            <text:p>SEQUENCIA </text:p>
          </table:table-cell>
          <table:table-cell office:value-type="string">
            <text:p>ELEMENTAR </text:p>
          </table:table-cell>
          <table:table-cell office:value-type="string">
            <text:p>QUANTIDADE </text:p>
          </table:table-cell>
          <table:table-cell office:value-type="string">
            <text:p>PERCENTUAL </text:p>
          </table:table-cell>
          <table:table-cell table:number-columns-repeated="49"/>
        </table:table-row>
        <table:table-row table:style-name="ro1">
          <table:table-cell office:value-type="string">
            <text:p>dbo.ConstruCompras</text:p>
          </table:table-cell>
          <table:table-cell office:value-type="string">
            <text:p>CATEGORIA </text:p>
          </table:table-cell>
          <table:table-cell office:value-type="string">
            <text:p>GRUPO </text:p>
          </table:table-cell>
          <table:table-cell office:value-type="string">
            <text:p>TIPO </text:p>
          </table:table-cell>
          <table:table-cell office:value-type="string">
            <text:p>IDconstru </text:p>
          </table:table-cell>
          <table:table-cell table:number-columns-repeated="50"/>
        </table:table-row>
        <table:table-row table:style-name="ro1">
          <table:table-cell office:value-type="string">
            <text:p>dbo.DATA</text:p>
          </table:table-cell>
          <table:table-cell office:value-type="string">
            <text:p>DATA </text:p>
          </table:table-cell>
          <table:table-cell office:value-type="string">
            <text:p>HORA </text:p>
          </table:table-cell>
          <table:table-cell office:value-type="string">
            <text:p>versao </text:p>
          </table:table-cell>
          <table:table-cell office:value-type="string">
            <text:p>taxa </text:p>
          </table:table-cell>
          <table:table-cell office:value-type="string">
            <text:p>id </text:p>
          </table:table-cell>
          <table:table-cell table:number-columns-repeated="49"/>
        </table:table-row>
        <table:table-row table:style-name="ro2">
          <table:table-cell office:value-type="string">
            <text:p>dbo.DIPREVS1</text:p>
          </table:table-cell>
          <table:table-cell office:value-type="string">
            <text:p>CODIGO </text:p>
          </table:table-cell>
          <table:table-cell office:value-type="string">
            <text:p>DESCR1 </text:p>
          </table:table-cell>
          <table:table-cell office:value-type="string">
            <text:p>DESCR2 </text:p>
          </table:table-cell>
          <table:table-cell office:value-type="string">
            <text:p>UNID </text:p>
          </table:table-cell>
          <table:table-cell table:number-columns-repeated="50"/>
        </table:table-row>
        <table:table-row table:style-name="ro2">
          <table:table-cell office:value-type="string">
            <text:p>dbo.ELEM0903</text:p>
          </table:table-cell>
          <table:table-cell office:value-type="string">
            <text:p>ELEMENTAR </text:p>
          </table:table-cell>
          <table:table-cell office:value-type="string">
            <text:p>PRECO </text:p>
          </table:table-cell>
          <table:table-cell table:number-columns-repeated="52"/>
        </table:table-row>
        <table:table-row table:style-name="ro2">
          <table:table-cell office:value-type="string">
            <text:p>dbo.ELEMVS21</text:p>
          </table:table-cell>
          <table:table-cell office:value-type="string">
            <text:p>ELEMENTAR </text:p>
          </table:table-cell>
          <table:table-cell office:value-type="string">
            <text:p>DESCRICAO </text:p>
          </table:table-cell>
          <table:table-cell office:value-type="string">
            <text:p>UNID </text:p>
          </table:table-cell>
          <table:table-cell table:number-columns-repeated="51"/>
        </table:table-row>
        <table:table-row table:style-name="ro2">
          <table:table-cell office:value-type="string">
            <text:p>dbo.EMOP0903</text:p>
          </table:table-cell>
          <table:table-cell office:value-type="string">
            <text:p>CODIGO </text:p>
          </table:table-cell>
          <table:table-cell office:value-type="string">
            <text:p>PRECO </text:p>
          </table:table-cell>
          <table:table-cell table:number-columns-repeated="52"/>
        </table:table-row>
        <table:table-row table:style-name="ro1">
          <table:table-cell office:value-type="string">
            <text:p>dbo.INSUMOS</text:p>
          </table:table-cell>
          <table:table-cell office:value-type="string">
            <text:p>INSCODIGO </text:p>
          </table:table-cell>
          <table:table-cell office:value-type="string">
            <text:p>INSESP </text:p>
          </table:table-cell>
          <table:table-cell office:value-type="string">
            <text:p>INSUN </text:p>
          </table:table-cell>
          <table:table-cell office:value-type="string">
            <text:p>INSPREC </text:p>
          </table:table-cell>
          <table:table-cell office:value-type="string">
            <text:p>INSCONDPG </text:p>
          </table:table-cell>
          <table:table-cell office:value-type="string">
            <text:p>INSTIPO </text:p>
          </table:table-cell>
          <table:table-cell office:value-type="string">
            <text:p>INSDULT </text:p>
          </table:table-cell>
          <table:table-cell office:value-type="string">
            <text:p>INSFLAG </text:p>
          </table:table-cell>
          <table:table-cell table:number-columns-repeated="46"/>
        </table:table-row>
        <table:table-row table:style-name="ro1">
          <table:table-cell office:value-type="string">
            <text:p>dbo.modcron</text:p>
          </table:table-cell>
          <table:table-cell office:value-type="string">
            <text:p>ordem </text:p>
          </table:table-cell>
          <table:table-cell office:value-type="string">
            <text:p>codigo </text:p>
          </table:table-cell>
          <table:table-cell office:value-type="string">
            <text:p>descricao </text:p>
          </table:table-cell>
          <table:table-cell office:value-type="string">
            <text:p>inicio </text:p>
          </table:table-cell>
          <table:table-cell office:value-type="string">
            <text:p>termino </text:p>
          </table:table-cell>
          <table:table-cell office:value-type="string">
            <text:p>nome </text:p>
          </table:table-cell>
          <table:table-cell office:value-type="string">
            <text:p>estr1_cod </text:p>
          </table:table-cell>
          <table:table-cell office:value-type="string">
            <text:p>nive1_cod </text:p>
          </table:table-cell>
          <table:table-cell office:value-type="string">
            <text:p>tipo </text:p>
          </table:table-cell>
          <table:table-cell office:value-type="string">
            <text:p>plor1_cod </text:p>
          </table:table-cell>
          <table:table-cell office:value-type="string">
            <text:p>plor1_cod0 </text:p>
          </table:table-cell>
          <table:table-cell table:number-columns-repeated="43"/>
        </table:table-row>
        <table:table-row table:style-name="ro1">
          <table:table-cell office:value-type="string">
            <text:p>dbo.modulos</text:p>
          </table:table-cell>
          <table:table-cell office:value-type="string">
            <text:p>modulo </text:p>
          </table:table-cell>
          <table:table-cell table:number-columns-repeated="53"/>
        </table:table-row>
        <table:table-row table:style-name="ro1">
          <table:table-cell office:value-type="string">
            <text:p>dbo.ORCAD</text:p>
          </table:table-cell>
          <table:table-cell office:value-type="string">
            <text:p>obra2_cod </text:p>
          </table:table-cell>
          <table:table-cell office:value-type="string">
            <text:p>idcad </text:p>
          </table:table-cell>
          <table:table-cell office:value-type="string">
            <text:p>itba1_cod </text:p>
          </table:table-cell>
          <table:table-cell table:number-columns-repeated="51"/>
        </table:table-row>
        <table:table-row table:style-name="ro1">
          <table:table-cell office:value-type="string">
            <text:p>dbo.perfil</text:p>
          </table:table-cell>
          <table:table-cell office:value-type="string">
            <text:p>PERF0_tip </text:p>
          </table:table-cell>
          <table:table-cell office:value-type="string">
            <text:p>perfil </text:p>
          </table:table-cell>
          <table:table-cell table:number-columns-repeated="52"/>
        </table:table-row>
        <table:table-row table:style-name="ro2">
          <table:table-cell office:value-type="string">
            <text:p>dbo.PINI4_TB1_ITEM</text:p>
          </table:table-cell>
          <table:table-cell office:value-type="string">
            <text:p>ITEM1_COD </text:p>
          </table:table-cell>
          <table:table-cell office:value-type="string">
            <text:p>ITEM1_COD_VELHO </text:p>
          </table:table-cell>
          <table:table-cell table:number-columns-repeated="52"/>
        </table:table-row>
        <table:table-row table:style-name="ro2">
          <table:table-cell office:value-type="string">
            <text:p>dbo.PINI4_TV0_TEMP_RASC</text:p>
          </table:table-cell>
          <table:table-cell office:value-type="string">
            <text:p>ITEM1_COD </text:p>
          </table:table-cell>
          <table:table-cell office:value-type="string">
            <text:p>CLAS1_COD </text:p>
          </table:table-cell>
          <table:table-cell office:value-type="string">
            <text:p>ITEM1_NOM </text:p>
          </table:table-cell>
          <table:table-cell office:value-type="string">
            <text:p>ITEM1_COD_PINI </text:p>
          </table:table-cell>
          <table:table-cell office:value-type="string">
            <text:p>UNIM1_COD </text:p>
          </table:table-cell>
          <table:table-cell office:value-type="string">
            <text:p>ITEM1_COD_VELHO </text:p>
          </table:table-cell>
          <table:table-cell table:number-columns-repeated="48"/>
        </table:table-row>
        <table:table-row table:style-name="ro1">
          <table:table-cell office:value-type="string">
            <text:p>dbo.project</text:p>
          </table:table-cell>
          <table:table-cell office:value-type="string">
            <text:p>ordem </text:p>
          </table:table-cell>
          <table:table-cell office:value-type="string">
            <text:p>cron1_cod </text:p>
          </table:table-cell>
          <table:table-cell office:value-type="string">
            <text:p>nivel </text:p>
          </table:table-cell>
          <table:table-cell office:value-type="string">
            <text:p>estru </text:p>
          </table:table-cell>
          <table:table-cell office:value-type="string">
            <text:p>codigo </text:p>
          </table:table-cell>
          <table:table-cell office:value-type="string">
            <text:p>descricao </text:p>
          </table:table-cell>
          <table:table-cell office:value-type="string">
            <text:p>classe </text:p>
          </table:table-cell>
          <table:table-cell office:value-type="string">
            <text:p>un </text:p>
          </table:table-cell>
          <table:table-cell office:value-type="string">
            <text:p>ini </text:p>
          </table:table-cell>
          <table:table-cell office:value-type="string">
            <text:p>fim </text:p>
          </table:table-cell>
          <table:table-cell office:value-type="string">
            <text:p>Campo11 </text:p>
          </table:table-cell>
          <table:table-cell table:number-columns-repeated="43"/>
        </table:table-row>
        <table:table-row table:style-name="ro1">
          <table:table-cell office:value-type="string">
            <text:p>dbo.RERVICOS</text:p>
          </table:table-cell>
          <table:table-cell office:value-type="string">
            <text:p>SERVCODIGO </text:p>
          </table:table-cell>
          <table:table-cell office:value-type="string">
            <text:p>SERVCONTR </text:p>
          </table:table-cell>
          <table:table-cell office:value-type="string">
            <text:p>SERVINS </text:p>
          </table:table-cell>
          <table:table-cell office:value-type="string">
            <text:p>SERVCOEF </text:p>
          </table:table-cell>
          <table:table-cell office:value-type="string">
            <text:p>SERVFLAG </text:p>
          </table:table-cell>
          <table:table-cell office:value-type="string">
            <text:p>INSFLAG </text:p>
          </table:table-cell>
          <table:table-cell table:number-columns-repeated="48"/>
        </table:table-row>
        <table:table-row table:style-name="ro1">
          <table:table-cell office:value-type="string">
            <text:p>dbo.REUTVS21</text:p>
          </table:table-cell>
          <table:table-cell office:value-type="string">
            <text:p>ELEMENTAR </text:p>
          </table:table-cell>
          <table:table-cell office:value-type="string">
            <text:p>COMPOSICAO </text:p>
          </table:table-cell>
          <table:table-cell office:value-type="string">
            <text:p>DESCRICAO </text:p>
          </table:table-cell>
          <table:table-cell office:value-type="string">
            <text:p>UNIDADE </text:p>
          </table:table-cell>
          <table:table-cell office:value-type="string">
            <text:p>codigo </text:p>
          </table:table-cell>
          <table:table-cell table:number-columns-repeated="49"/>
        </table:table-row>
        <table:table-row table:style-name="ro1">
          <table:table-cell office:value-type="string">
            <text:p>dbo.SERVICOS</text:p>
          </table:table-cell>
          <table:table-cell office:value-type="string">
            <text:p>SERVCODIGO </text:p>
          </table:table-cell>
          <table:table-cell office:value-type="string">
            <text:p>SERVESP </text:p>
          </table:table-cell>
          <table:table-cell office:value-type="string">
            <text:p>SERVUN </text:p>
          </table:table-cell>
          <table:table-cell office:value-type="string">
            <text:p>SERVBDI </text:p>
          </table:table-cell>
          <table:table-cell office:value-type="string">
            <text:p>SERVTX </text:p>
          </table:table-cell>
          <table:table-cell office:value-type="string">
            <text:p>SERVFLAG </text:p>
          </table:table-cell>
          <table:table-cell office:value-type="string">
            <text:p>SERVFLAGP </text:p>
          </table:table-cell>
          <table:table-cell office:value-type="string">
            <text:p>SERVQTD </text:p>
          </table:table-cell>
          <table:table-cell office:value-type="string">
            <text:p>SERVARQCAD </text:p>
          </table:table-cell>
          <table:table-cell office:value-type="string">
            <text:p>SERVTMO </text:p>
          </table:table-cell>
          <table:table-cell office:value-type="string">
            <text:p>SERVTMAT </text:p>
          </table:table-cell>
          <table:table-cell office:value-type="string">
            <text:p>SERVTEMPR </text:p>
          </table:table-cell>
          <table:table-cell office:value-type="string">
            <text:p>SERVTVERBA </text:p>
          </table:table-cell>
          <table:table-cell office:value-type="string">
            <text:p>SERVTEQUIP </text:p>
          </table:table-cell>
          <table:table-cell office:value-type="string">
            <text:p>SERVT19999 </text:p>
          </table:table-cell>
          <table:table-cell office:value-type="string">
            <text:p>SERVT99997 </text:p>
          </table:table-cell>
          <table:table-cell office:value-type="string">
            <text:p>SERVT99998 </text:p>
          </table:table-cell>
          <table:table-cell office:value-type="string">
            <text:p>SERVTMAN </text:p>
          </table:table-cell>
          <table:table-cell office:value-type="string">
            <text:p>SERVTDEP </text:p>
          </table:table-cell>
          <table:table-cell office:value-type="string">
            <text:p>SERVTJUR </text:p>
          </table:table-cell>
          <table:table-cell office:value-type="string">
            <text:p>SERVID </text:p>
          </table:table-cell>
          <table:table-cell table:number-columns-repeated="33"/>
        </table:table-row>
        <table:table-row table:style-name="ro1">
          <table:table-cell office:value-type="string">
            <text:p>dbo.SUBOBRA</text:p>
          </table:table-cell>
          <table:table-cell office:value-type="string">
            <text:p>SUBOBRA_COD </text:p>
          </table:table-cell>
          <table:table-cell office:value-type="string">
            <text:p>subobra_tipo </text:p>
          </table:table-cell>
          <table:table-cell office:value-type="string">
            <text:p>SUBOBRA_NOM </text:p>
          </table:table-cell>
          <table:table-cell office:value-type="string">
            <text:p>subobra_cod0 </text:p>
          </table:table-cell>
          <table:table-cell table:number-columns-repeated="50"/>
        </table:table-row>
        <table:table-row table:style-name="ro1">
          <table:table-cell office:value-type="string">
            <text:p>dbo.TB1_CITE</text:p>
          </table:table-cell>
          <table:table-cell office:value-type="string">
            <text:p>CITE1_QTD </text:p>
          </table:table-cell>
          <table:table-cell office:value-type="string">
            <text:p>INSU1_COD </text:p>
          </table:table-cell>
          <table:table-cell office:value-type="string">
            <text:p>INSU1_COD0 </text:p>
          </table:table-cell>
          <table:table-cell office:value-type="string">
            <text:p>cite1_cod </text:p>
          </table:table-cell>
          <table:table-cell table:number-columns-repeated="50"/>
        </table:table-row>
        <table:table-row table:style-name="ro2">
          <table:table-cell office:value-type="string">
            <text:p>dbo.TB1_CLAS</text:p>
          </table:table-cell>
          <table:table-cell office:value-type="string">
            <text:p>CLAS1_ABR </text:p>
          </table:table-cell>
          <table:table-cell office:value-type="string">
            <text:p>CLAS1_COD </text:p>
          </table:table-cell>
          <table:table-cell office:value-type="string">
            <text:p>CLAS1_COD_PINI </text:p>
          </table:table-cell>
          <table:table-cell office:value-type="string">
            <text:p>CLAS1_DES </text:p>
          </table:table-cell>
          <table:table-cell office:value-type="string">
            <text:p>CLAS1_IND_COTAVEL </text:p>
          </table:table-cell>
          <table:table-cell office:value-type="string">
            <text:p>CLAS1_NOM </text:p>
          </table:table-cell>
          <table:table-cell office:value-type="string">
            <text:p>CLAS1_PRO </text:p>
          </table:table-cell>
          <table:table-cell table:number-columns-repeated="47"/>
        </table:table-row>
        <table:table-row table:style-name="ro2">
          <table:table-cell office:value-type="string">
            <text:p>dbo.TB1_DIVI</text:p>
          </table:table-cell>
          <table:table-cell office:value-type="string">
            <text:p>DIVI1_COD </text:p>
          </table:table-cell>
          <table:table-cell office:value-type="string">
            <text:p>DIVI1_COD_PINI </text:p>
          </table:table-cell>
          <table:table-cell office:value-type="string">
            <text:p>DIVI1_DES </text:p>
          </table:table-cell>
          <table:table-cell office:value-type="string">
            <text:p>DIVI1_NOM </text:p>
          </table:table-cell>
          <table:table-cell table:number-columns-repeated="50"/>
        </table:table-row>
        <table:table-row table:style-name="ro2">
          <table:table-cell office:value-type="string">
            <text:p>dbo.TB1_ITMP</text:p>
          </table:table-cell>
          <table:table-cell office:value-type="string">
            <text:p>INSU1_COD </text:p>
          </table:table-cell>
          <table:table-cell office:value-type="string">
            <text:p>ITEM1_COD </text:p>
          </table:table-cell>
          <table:table-cell office:value-type="string">
            <text:p>ITMP1_COD </text:p>
          </table:table-cell>
          <table:table-cell office:value-type="string">
            <text:p>ITMP1_COD_PINI </text:p>
          </table:table-cell>
          <table:table-cell office:value-type="string">
            <text:p>ITMP1_COD_PINI_COMP </text:p>
          </table:table-cell>
          <table:table-cell office:value-type="string">
            <text:p>MASB1_COD </text:p>
          </table:table-cell>
          <table:table-cell table:number-columns-repeated="48"/>
        </table:table-row>
        <table:table-row table:style-name="ro2">
          <table:table-cell office:value-type="string">
            <text:p>dbo.TB1_MASB</text:p>
          </table:table-cell>
          <table:table-cell office:value-type="string">
            <text:p>CLAS1_COD </text:p>
          </table:table-cell>
          <table:table-cell office:value-type="string">
            <text:p>MASB1_COD_PINI </text:p>
          </table:table-cell>
          <table:table-cell office:value-type="string">
            <text:p>MASB1_COD_PINI_COMP </text:p>
          </table:table-cell>
          <table:table-cell office:value-type="string">
            <text:p>MASB1_DES </text:p>
          </table:table-cell>
          <table:table-cell office:value-type="string">
            <text:p>MASB1_NOM </text:p>
          </table:table-cell>
          <table:table-cell office:value-type="string">
            <text:p>SUBS1_COD </text:p>
          </table:table-cell>
          <table:table-cell office:value-type="string">
            <text:p>MASB1_COD_SITE </text:p>
          </table:table-cell>
          <table:table-cell office:value-type="string">
            <text:p>MASB1_COD </text:p>
          </table:table-cell>
          <table:table-cell office:value-type="string">
            <text:p>masb1_aux1 </text:p>
          </table:table-cell>
          <table:table-cell office:value-type="string">
            <text:p>masb1_aux2 </text:p>
          </table:table-cell>
          <table:table-cell table:number-columns-repeated="44"/>
        </table:table-row>
        <table:table-row table:style-name="ro1">
          <table:table-cell office:value-type="string">
            <text:p>dbo.Tb1_obim</text:p>
          </table:table-cell>
          <table:table-cell office:value-type="string">
            <text:p>obim1_cod </text:p>
          </table:table-cell>
          <table:table-cell office:value-type="string">
            <text:p>figura </text:p>
          </table:table-cell>
          <table:table-cell office:value-type="string">
            <text:p>itor1_cod </text:p>
          </table:table-cell>
          <table:table-cell office:value-type="string">
            <text:p>itba1_cod </text:p>
          </table:table-cell>
          <table:table-cell office:value-type="string">
            <text:p>tipo </text:p>
          </table:table-cell>
          <table:table-cell office:value-type="string">
            <text:p>base </text:p>
          </table:table-cell>
          <table:table-cell office:value-type="string">
            <text:p>ordem </text:p>
          </table:table-cell>
          <table:table-cell table:number-columns-repeated="47"/>
        </table:table-row>
        <table:table-row table:style-name="ro1">
          <table:table-cell office:value-type="string">
            <text:p>dbo.TB1_OBIT</text:p>
          </table:table-cell>
          <table:table-cell office:value-type="string">
            <text:p>ITEM1_COD </text:p>
          </table:table-cell>
          <table:table-cell office:value-type="string">
            <text:p>OBIT1_TXT </text:p>
          </table:table-cell>
          <table:table-cell office:value-type="string">
            <text:p>OBIT1_CAD_ENC </text:p>
          </table:table-cell>
          <table:table-cell office:value-type="string">
            <text:p>OBIT1_TEC_ED </text:p>
          </table:table-cell>
          <table:table-cell office:value-type="string">
            <text:p>OBIT1_CRITMED </text:p>
          </table:table-cell>
          <table:table-cell office:value-type="string">
            <text:p>OBIT1_NORM </text:p>
          </table:table-cell>
          <table:table-cell office:value-type="string">
            <text:p>OBIT1_PROCEX </text:p>
          </table:table-cell>
          <table:table-cell office:value-type="string">
            <text:p>insu1_cod </text:p>
          </table:table-cell>
          <table:table-cell office:value-type="string">
            <text:p>obit1_cod </text:p>
          </table:table-cell>
          <table:table-cell office:value-type="string">
            <text:p>orca1_cod </text:p>
          </table:table-cell>
          <table:table-cell office:value-type="string">
            <text:p>itba1_cod </text:p>
          </table:table-cell>
          <table:table-cell office:value-type="string">
            <text:p>obra2_cod </text:p>
          </table:table-cell>
          <table:table-cell table:number-columns-repeated="42"/>
        </table:table-row>
        <table:table-row table:style-name="ro2">
          <table:table-cell office:value-type="string">
            <text:p>dbo.TB1_SUBS</text:p>
          </table:table-cell>
          <table:table-cell office:value-type="string">
            <text:p>DIVI1_COD </text:p>
          </table:table-cell>
          <table:table-cell office:value-type="string">
            <text:p>SECA1_COD </text:p>
          </table:table-cell>
          <table:table-cell office:value-type="string">
            <text:p>SUBS1_COD_PINI </text:p>
          </table:table-cell>
          <table:table-cell office:value-type="string">
            <text:p>SUBS1_COD_PINI_COMP </text:p>
          </table:table-cell>
          <table:table-cell office:value-type="string">
            <text:p>SUBS1_COD0 </text:p>
          </table:table-cell>
          <table:table-cell office:value-type="string">
            <text:p>SUBS1_DES </text:p>
          </table:table-cell>
          <table:table-cell office:value-type="string">
            <text:p>SUBS1_INC </text:p>
          </table:table-cell>
          <table:table-cell office:value-type="string">
            <text:p>SUBS1_NOM </text:p>
          </table:table-cell>
          <table:table-cell office:value-type="string">
            <text:p>SUBS1_COD_SITE </text:p>
          </table:table-cell>
          <table:table-cell office:value-type="string">
            <text:p>SUBS1_COD </text:p>
          </table:table-cell>
          <table:table-cell table:number-columns-repeated="44"/>
        </table:table-row>
        <table:table-row table:style-name="ro2">
          <table:table-cell office:value-type="string">
            <text:p>dbo.TB1_UNIM</text:p>
          </table:table-cell>
          <table:table-cell office:value-type="string">
            <text:p>UNIM1_ABR </text:p>
          </table:table-cell>
          <table:table-cell office:value-type="string">
            <text:p>UNIM1_COD </text:p>
          </table:table-cell>
          <table:table-cell office:value-type="string">
            <text:p>UNIM1_FAT </text:p>
          </table:table-cell>
          <table:table-cell office:value-type="string">
            <text:p>UNIM1_NOM </text:p>
          </table:table-cell>
          <table:table-cell office:value-type="string">
            <text:p>UNIM1_UNI_REL </text:p>
          </table:table-cell>
          <table:table-cell office:value-type="string">
            <text:p>unim1_pro </text:p>
          </table:table-cell>
          <table:table-cell office:value-type="string">
            <text:p>EMBALA </text:p>
          </table:table-cell>
          <table:table-cell table:number-columns-repeated="47"/>
        </table:table-row>
        <table:table-row table:style-name="ro2">
          <table:table-cell office:value-type="string">
            <text:p>dbo.TB2_CIDA</text:p>
          </table:table-cell>
          <table:table-cell office:value-type="string">
            <text:p>CIDA2_COD </text:p>
          </table:table-cell>
          <table:table-cell office:value-type="string">
            <text:p>CIDA2_COD_FIS </text:p>
          </table:table-cell>
          <table:table-cell office:value-type="string">
            <text:p>CIDA2_COD_IBGE </text:p>
          </table:table-cell>
          <table:table-cell office:value-type="string">
            <text:p>CIDA2_DDD </text:p>
          </table:table-cell>
          <table:table-cell office:value-type="string">
            <text:p>CIDA2_NOM </text:p>
          </table:table-cell>
          <table:table-cell office:value-type="string">
            <text:p>ESTA2_COD </text:p>
          </table:table-cell>
          <table:table-cell office:value-type="string">
            <text:p>PAIS2_COD </text:p>
          </table:table-cell>
          <table:table-cell table:number-columns-repeated="47"/>
        </table:table-row>
        <table:table-row table:style-name="ro2">
          <table:table-cell office:value-type="string">
            <text:p>dbo.TB2_ESTA</text:p>
          </table:table-cell>
          <table:table-cell office:value-type="string">
            <text:p>ESTA2_ABR </text:p>
          </table:table-cell>
          <table:table-cell office:value-type="string">
            <text:p>ESTA2_COD </text:p>
          </table:table-cell>
          <table:table-cell office:value-type="string">
            <text:p>ESTA2_ICMS </text:p>
          </table:table-cell>
          <table:table-cell office:value-type="string">
            <text:p>ESTA2_ICMS_COM </text:p>
          </table:table-cell>
          <table:table-cell office:value-type="string">
            <text:p>ESTA2_ICMS_VEN </text:p>
          </table:table-cell>
          <table:table-cell office:value-type="string">
            <text:p>ESTA2_NOM </text:p>
          </table:table-cell>
          <table:table-cell office:value-type="string">
            <text:p>ESTA2_REG </text:p>
          </table:table-cell>
          <table:table-cell office:value-type="string">
            <text:p>PAIS2_COD </text:p>
          </table:table-cell>
          <table:table-cell table:number-columns-repeated="46"/>
        </table:table-row>
        <table:table-row table:style-name="ro2">
          <table:table-cell office:value-type="string">
            <text:p>dbo.TB2_OBRA</text:p>
          </table:table-cell>
          <table:table-cell office:value-type="string">
            <text:p>CEMP1_COD </text:p>
          </table:table-cell>
          <table:table-cell office:value-type="string">
            <text:p>CIDA2_COD </text:p>
          </table:table-cell>
          <table:table-cell office:value-type="string">
            <text:p>ENDE2_COD </text:p>
          </table:table-cell>
          <table:table-cell office:value-type="string">
            <text:p>OBRA2_ARE </text:p>
          </table:table-cell>
          <table:table-cell office:value-type="string">
            <text:p>OBRA2_ARE_TOT </text:p>
          </table:table-cell>
          <table:table-cell office:value-type="string">
            <text:p>OBRA2_ATU_PED </text:p>
          </table:table-cell>
          <table:table-cell office:value-type="string">
            <text:p>OBRA2_ATU_REQ </text:p>
          </table:table-cell>
          <table:table-cell office:value-type="string">
            <text:p>OBRA2_BAI </text:p>
          </table:table-cell>
          <table:table-cell office:value-type="string">
            <text:p>OBRA2_BDI_INS </text:p>
          </table:table-cell>
          <table:table-cell office:value-type="string">
            <text:p>OBRA2_BDI_SER </text:p>
          </table:table-cell>
          <table:table-cell office:value-type="string">
            <text:p>OBRA2_BDI_TAX </text:p>
          </table:table-cell>
          <table:table-cell office:value-type="string">
            <text:p>OBRA2_BDI_TER </text:p>
          </table:table-cell>
          <table:table-cell office:value-type="string">
            <text:p>OBRA2_CEI </text:p>
          </table:table-cell>
          <table:table-cell office:value-type="string">
            <text:p>OBRA2_CEP </text:p>
          </table:table-cell>
          <table:table-cell office:value-type="string">
            <text:p>OBRA2_COD </text:p>
          </table:table-cell>
          <table:table-cell office:value-type="string">
            <text:p>OBRA2_COD_OBRA </text:p>
          </table:table-cell>
          <table:table-cell office:value-type="string">
            <text:p>OBRA2_DAT_ARQ </text:p>
          </table:table-cell>
          <table:table-cell office:value-type="string">
            <text:p>OBRA2_DAT_CON </text:p>
          </table:table-cell>
          <table:table-cell office:value-type="string">
            <text:p>OBRA2_DAT_ENT </text:p>
          </table:table-cell>
          <table:table-cell office:value-type="string">
            <text:p>OBRA2_DAT_FIN </text:p>
          </table:table-cell>
          <table:table-cell office:value-type="string">
            <text:p>OBRA2_DAT_INI </text:p>
          </table:table-cell>
          <table:table-cell office:value-type="string">
            <text:p>OBRA2_EMP </text:p>
          </table:table-cell>
          <table:table-cell office:value-type="string">
            <text:p>OBRA2_END </text:p>
          </table:table-cell>
          <table:table-cell office:value-type="string">
            <text:p>OBRA2_END_NUM </text:p>
          </table:table-cell>
          <table:table-cell office:value-type="string">
            <text:p>OBRA2_EST </text:p>
          </table:table-cell>
          <table:table-cell office:value-type="string">
            <text:p>OBRA2_FLG_EST </text:p>
          </table:table-cell>
          <table:table-cell office:value-type="string">
            <text:p>OBRA2_FLG_RAT </text:p>
          </table:table-cell>
          <table:table-cell office:value-type="string">
            <text:p>OBRA2_GER_RAT </text:p>
          </table:table-cell>
          <table:table-cell office:value-type="string">
            <text:p>OBRA2_LEIS </text:p>
          </table:table-cell>
          <table:table-cell office:value-type="string">
            <text:p>OBRA2_NIV </text:p>
          </table:table-cell>
          <table:table-cell office:value-type="string">
            <text:p>OBRA2_NOEM </text:p>
          </table:table-cell>
          <table:table-cell office:value-type="string">
            <text:p>OBRA2_NOM </text:p>
          </table:table-cell>
          <table:table-cell office:value-type="string">
            <text:p>OBRA2_NOM_RES </text:p>
          </table:table-cell>
          <table:table-cell office:value-type="string">
            <text:p>OBRA2_OBS </text:p>
          </table:table-cell>
          <table:table-cell office:value-type="string">
            <text:p>OBRA2_ORC </text:p>
          </table:table-cell>
          <table:table-cell office:value-type="string">
            <text:p>OBRA2_ORC_ITE </text:p>
          </table:table-cell>
          <table:table-cell office:value-type="string">
            <text:p>OBRA2_PRA </text:p>
          </table:table-cell>
          <table:table-cell office:value-type="string">
            <text:p>OBRA2_PRO </text:p>
          </table:table-cell>
          <table:table-cell office:value-type="string">
            <text:p>OBRA2_RAT </text:p>
          </table:table-cell>
          <table:table-cell office:value-type="string">
            <text:p>OBRA2_RAT_PRO </text:p>
          </table:table-cell>
          <table:table-cell office:value-type="string">
            <text:p>OBRA2_TAX_RAT </text:p>
          </table:table-cell>
          <table:table-cell office:value-type="string">
            <text:p>OBRA2_TELE </text:p>
          </table:table-cell>
          <table:table-cell office:value-type="string">
            <text:p>OBRA2_VAL </text:p>
          </table:table-cell>
          <table:table-cell office:value-type="string">
            <text:p>OBRA2_VAL_COMTAXA </text:p>
          </table:table-cell>
          <table:table-cell office:value-type="string">
            <text:p>PESS2_COD </text:p>
          </table:table-cell>
          <table:table-cell office:value-type="string">
            <text:p>REGI8_COD </text:p>
          </table:table-cell>
          <table:table-cell office:value-type="string">
            <text:p>SIND1_COD </text:p>
          </table:table-cell>
          <table:table-cell office:value-type="string">
            <text:p>TELE2_COD </text:p>
          </table:table-cell>
          <table:table-cell office:value-type="string">
            <text:p>TPOB1_COD </text:p>
          </table:table-cell>
          <table:table-cell office:value-type="string">
            <text:p>OBRA2_PERI </text:p>
          </table:table-cell>
          <table:table-cell office:value-type="string">
            <text:p>subobra_cod </text:p>
          </table:table-cell>
          <table:table-cell office:value-type="string">
            <text:p>estr1_cod </text:p>
          </table:table-cell>
          <table:table-cell office:value-type="string">
            <text:p>obra2_base </text:p>
          </table:table-cell>
          <table:table-cell office:value-type="string">
            <text:p>obra2_supri </text:p>
          </table:table-cell>
        </table:table-row>
        <table:table-row table:style-name="ro2">
          <table:table-cell office:value-type="string">
            <text:p>dbo.TB2_PESF</text:p>
          </table:table-cell>
          <table:table-cell office:value-type="string">
            <text:p>CARG2_COD </text:p>
          </table:table-cell>
          <table:table-cell office:value-type="string">
            <text:p>CARG2_CON_COD </text:p>
          </table:table-cell>
          <table:table-cell office:value-type="string">
            <text:p>CIDA2_COD </text:p>
          </table:table-cell>
          <table:table-cell office:value-type="string">
            <text:p>CIDA2_COD_CON_NAT </text:p>
          </table:table-cell>
          <table:table-cell office:value-type="string">
            <text:p>ESCI2_COD </text:p>
          </table:table-cell>
          <table:table-cell office:value-type="string">
            <text:p>ESCO2_COD </text:p>
          </table:table-cell>
          <table:table-cell office:value-type="string">
            <text:p>ESCO2_CON_COD </text:p>
          </table:table-cell>
          <table:table-cell office:value-type="string">
            <text:p>FORM2_COD </text:p>
          </table:table-cell>
          <table:table-cell office:value-type="string">
            <text:p>FORM2_CON_COD </text:p>
          </table:table-cell>
          <table:table-cell office:value-type="string">
            <text:p>OCUP2_COD </text:p>
          </table:table-cell>
          <table:table-cell office:value-type="string">
            <text:p>PESF2_COD </text:p>
          </table:table-cell>
          <table:table-cell office:value-type="string">
            <text:p>PESF2_CON_CPF </text:p>
          </table:table-cell>
          <table:table-cell office:value-type="string">
            <text:p>PESF2_CON_DAT_EXP </text:p>
          </table:table-cell>
          <table:table-cell office:value-type="string">
            <text:p>PESF2_CON_DAT_NAS </text:p>
          </table:table-cell>
          <table:table-cell office:value-type="string">
            <text:p>PESF2_CON_NAC </text:p>
          </table:table-cell>
          <table:table-cell office:value-type="string">
            <text:p>PESF2_CON_NOM </text:p>
          </table:table-cell>
          <table:table-cell office:value-type="string">
            <text:p>PESF2_CON_ORG </text:p>
          </table:table-cell>
          <table:table-cell office:value-type="string">
            <text:p>PESF2_CON_RG </text:p>
          </table:table-cell>
          <table:table-cell office:value-type="string">
            <text:p>PESF2_CPF </text:p>
          </table:table-cell>
          <table:table-cell office:value-type="string">
            <text:p>PESF2_DAT_CAS </text:p>
          </table:table-cell>
          <table:table-cell office:value-type="string">
            <text:p>PESF2_DAT_EXP </text:p>
          </table:table-cell>
          <table:table-cell office:value-type="string">
            <text:p>PESF2_DAT_NAS </text:p>
          </table:table-cell>
          <table:table-cell office:value-type="string">
            <text:p>PESF2_NAC </text:p>
          </table:table-cell>
          <table:table-cell office:value-type="string">
            <text:p>PESF2_NAT </text:p>
          </table:table-cell>
          <table:table-cell office:value-type="string">
            <text:p>PESF2_OBS_BAN </text:p>
          </table:table-cell>
          <table:table-cell office:value-type="string">
            <text:p>PESF2_OBS_COM </text:p>
          </table:table-cell>
          <table:table-cell office:value-type="string">
            <text:p>PESF2_OBS_PES </text:p>
          </table:table-cell>
          <table:table-cell office:value-type="string">
            <text:p>PESF2_ORG </text:p>
          </table:table-cell>
          <table:table-cell office:value-type="string">
            <text:p>PESF2_RG </text:p>
          </table:table-cell>
          <table:table-cell office:value-type="string">
            <text:p>PESS2_COD </text:p>
          </table:table-cell>
          <table:table-cell office:value-type="string">
            <text:p>RECA1_COD </text:p>
          </table:table-cell>
          <table:table-cell table:number-columns-repeated="23"/>
        </table:table-row>
        <table:table-row table:style-name="ro2">
          <table:table-cell office:value-type="string">
            <text:p>dbo.TB2_PESJ</text:p>
          </table:table-cell>
          <table:table-cell office:value-type="string">
            <text:p>PESJ2_CNPJ </text:p>
          </table:table-cell>
          <table:table-cell office:value-type="string">
            <text:p>PESJ2_COD </text:p>
          </table:table-cell>
          <table:table-cell office:value-type="string">
            <text:p>PESJ2_DAT_FUN </text:p>
          </table:table-cell>
          <table:table-cell office:value-type="string">
            <text:p>PESJ2_IE </text:p>
          </table:table-cell>
          <table:table-cell office:value-type="string">
            <text:p>PESJ2_IM </text:p>
          </table:table-cell>
          <table:table-cell office:value-type="string">
            <text:p>PESS2_COD </text:p>
          </table:table-cell>
          <table:table-cell table:number-columns-repeated="48"/>
        </table:table-row>
        <table:table-row table:style-name="ro2">
          <table:table-cell office:value-type="string">
            <text:p>dbo.TB2_PESS</text:p>
          </table:table-cell>
          <table:table-cell office:value-type="string">
            <text:p>CIDA2_COD </text:p>
          </table:table-cell>
          <table:table-cell office:value-type="string">
            <text:p>CIDA2_COD_COB </text:p>
          </table:table-cell>
          <table:table-cell office:value-type="string">
            <text:p>CIDA2_COD_TRA </text:p>
          </table:table-cell>
          <table:table-cell office:value-type="string">
            <text:p>PESS2_BAI </text:p>
          </table:table-cell>
          <table:table-cell office:value-type="string">
            <text:p>PESS2_CEP </text:p>
          </table:table-cell>
          <table:table-cell office:value-type="string">
            <text:p>PESS2_COD </text:p>
          </table:table-cell>
          <table:table-cell office:value-type="string">
            <text:p>PESS2_EMAIL </text:p>
          </table:table-cell>
          <table:table-cell office:value-type="string">
            <text:p>PESS2_END </text:p>
          </table:table-cell>
          <table:table-cell office:value-type="string">
            <text:p>PESS2_END_COB </text:p>
          </table:table-cell>
          <table:table-cell office:value-type="string">
            <text:p>PESS2_END_COB_BAI </text:p>
          </table:table-cell>
          <table:table-cell office:value-type="string">
            <text:p>PESS2_END_COB_CEP </text:p>
          </table:table-cell>
          <table:table-cell office:value-type="string">
            <text:p>PESS2_END_COB_CID </text:p>
          </table:table-cell>
          <table:table-cell office:value-type="string">
            <text:p>PESS2_END_COB_NUM </text:p>
          </table:table-cell>
          <table:table-cell office:value-type="string">
            <text:p>PESS2_END_NUM </text:p>
          </table:table-cell>
          <table:table-cell office:value-type="string">
            <text:p>PESS2_END_TRA </text:p>
          </table:table-cell>
          <table:table-cell office:value-type="string">
            <text:p>PESS2_END_TRA_BAI </text:p>
          </table:table-cell>
          <table:table-cell office:value-type="string">
            <text:p>PESS2_END_TRA_CEP </text:p>
          </table:table-cell>
          <table:table-cell office:value-type="string">
            <text:p>PESS2_END_TRA_CID </text:p>
          </table:table-cell>
          <table:table-cell office:value-type="string">
            <text:p>PESS2_END_TRA_NUM </text:p>
          </table:table-cell>
          <table:table-cell office:value-type="string">
            <text:p>PESS2_FAX </text:p>
          </table:table-cell>
          <table:table-cell office:value-type="string">
            <text:p>PESS2_NOM </text:p>
          </table:table-cell>
          <table:table-cell office:value-type="string">
            <text:p>PESS2_NOM_CONT </text:p>
          </table:table-cell>
          <table:table-cell office:value-type="string">
            <text:p>PESS2_PES_FIS </text:p>
          </table:table-cell>
          <table:table-cell office:value-type="string">
            <text:p>PESS2_RAZ </text:p>
          </table:table-cell>
          <table:table-cell office:value-type="string">
            <text:p>PESS2_TEL_CEL </text:p>
          </table:table-cell>
          <table:table-cell office:value-type="string">
            <text:p>PESS2_TEL_COM </text:p>
          </table:table-cell>
          <table:table-cell office:value-type="string">
            <text:p>PESS2_TEL_RES </text:p>
          </table:table-cell>
          <table:table-cell office:value-type="string">
            <text:p>PESS2_TIP </text:p>
          </table:table-cell>
          <table:table-cell office:value-type="string">
            <text:p>pess2_ide </text:p>
          </table:table-cell>
          <table:table-cell office:value-type="string">
            <text:p>forn1_cod </text:p>
          </table:table-cell>
          <table:table-cell office:value-type="string">
            <text:p>tipo </text:p>
          </table:table-cell>
          <table:table-cell table:number-columns-repeated="23"/>
        </table:table-row>
        <table:table-row table:style-name="ro1">
          <table:table-cell office:value-type="string">
            <text:p>dbo.TB8_PEPR</text:p>
          </table:table-cell>
          <table:table-cell office:value-type="string">
            <text:p>PEPR8_DAT_FIN </text:p>
          </table:table-cell>
          <table:table-cell office:value-type="string">
            <text:p>PEPR8_DAT_INI </text:p>
          </table:table-cell>
          <table:table-cell office:value-type="string">
            <text:p>PEPR8_LIB </text:p>
          </table:table-cell>
          <table:table-cell office:value-type="string">
            <text:p>PEPR8_NOM </text:p>
          </table:table-cell>
          <table:table-cell office:value-type="string">
            <text:p>PEPR8_OBS </text:p>
          </table:table-cell>
          <table:table-cell office:value-type="string">
            <text:p>pepr8_cod </text:p>
          </table:table-cell>
          <table:table-cell table:number-columns-repeated="48"/>
        </table:table-row>
        <table:table-row table:style-name="ro1">
          <table:table-cell office:value-type="string">
            <text:p>dbo.TB8_REGI</text:p>
          </table:table-cell>
          <table:table-cell office:value-type="string">
            <text:p>PESS2_COD </text:p>
          </table:table-cell>
          <table:table-cell office:value-type="string">
            <text:p>REGI8_DES </text:p>
          </table:table-cell>
          <table:table-cell office:value-type="string">
            <text:p>REGI8_NOM </text:p>
          </table:table-cell>
          <table:table-cell office:value-type="string">
            <text:p>REGI8_ORD </text:p>
          </table:table-cell>
          <table:table-cell office:value-type="string">
            <text:p>regi8_pro </text:p>
          </table:table-cell>
          <table:table-cell office:value-type="string">
            <text:p>regi8_cod </text:p>
          </table:table-cell>
          <table:table-cell table:number-columns-repeated="48"/>
        </table:table-row>
        <table:table-row table:style-name="ro2">
          <table:table-cell office:value-type="string">
            <text:p>dbo.ti1_crono</text:p>
          </table:table-cell>
          <table:table-cell office:value-type="string">
            <text:p>CUST1_IDE </text:p>
          </table:table-cell>
          <table:table-cell office:value-type="string">
            <text:p>CUST1_NOM </text:p>
          </table:table-cell>
          <table:table-cell office:value-type="string">
            <text:p>INSU1_IDE </text:p>
          </table:table-cell>
          <table:table-cell office:value-type="string">
            <text:p>INSU1_NOM </text:p>
          </table:table-cell>
          <table:table-cell office:value-type="string">
            <text:p>UNIM1_ABR </text:p>
          </table:table-cell>
          <table:table-cell office:value-type="string">
            <text:p>DIVI1_NOM </text:p>
          </table:table-cell>
          <table:table-cell office:value-type="string">
            <text:p>SUBS1_NOM </text:p>
          </table:table-cell>
          <table:table-cell office:value-type="string">
            <text:p>NIVE1_COD </text:p>
          </table:table-cell>
          <table:table-cell office:value-type="string">
            <text:p>CLAS1_NOM </text:p>
          </table:table-cell>
          <table:table-cell office:value-type="string">
            <text:p>QUANTIDADE </text:p>
          </table:table-cell>
          <table:table-cell office:value-type="string">
            <text:p>VALOR </text:p>
          </table:table-cell>
          <table:table-cell office:value-type="string">
            <text:p>ORCA1_COD </text:p>
          </table:table-cell>
          <table:table-cell office:value-type="string">
            <text:p>OBRA2_COD </text:p>
          </table:table-cell>
          <table:table-cell office:value-type="string">
            <text:p>data </text:p>
          </table:table-cell>
          <table:table-cell office:value-type="string">
            <text:p>tipo </text:p>
          </table:table-cell>
          <table:table-cell office:value-type="string">
            <text:p>ordem </text:p>
          </table:table-cell>
          <table:table-cell table:number-columns-repeated="38"/>
        </table:table-row>
        <table:table-row table:style-name="ro1">
          <table:table-cell office:value-type="string">
            <text:p>dbo.ti1_obra</text:p>
          </table:table-cell>
          <table:table-cell office:value-type="string">
            <text:p>obra2_cod </text:p>
          </table:table-cell>
          <table:table-cell office:value-type="string">
            <text:p>orca1_cod_volare </text:p>
          </table:table-cell>
          <table:table-cell office:value-type="string">
            <text:p>obra2_ide </text:p>
          </table:table-cell>
          <table:table-cell office:value-type="string">
            <text:p>OBRA2_NOM </text:p>
          </table:table-cell>
          <table:table-cell table:number-columns-repeated="50"/>
        </table:table-row>
        <table:table-row table:style-name="ro2">
          <table:table-cell office:value-type="string">
            <text:p>dbo.ti1_orca</text:p>
          </table:table-cell>
          <table:table-cell office:value-type="string">
            <text:p>CUST1_IDE </text:p>
          </table:table-cell>
          <table:table-cell office:value-type="string">
            <text:p>CUST1_NOM </text:p>
          </table:table-cell>
          <table:table-cell office:value-type="string">
            <text:p>INSU1_IDE </text:p>
          </table:table-cell>
          <table:table-cell office:value-type="string">
            <text:p>INSU1_NOM </text:p>
          </table:table-cell>
          <table:table-cell office:value-type="string">
            <text:p>UNIM1_ABR </text:p>
          </table:table-cell>
          <table:table-cell office:value-type="string">
            <text:p>DIVI1_NOM </text:p>
          </table:table-cell>
          <table:table-cell office:value-type="string">
            <text:p>SUBS1_NOM </text:p>
          </table:table-cell>
          <table:table-cell office:value-type="string">
            <text:p>NIVE1_COD </text:p>
          </table:table-cell>
          <table:table-cell office:value-type="string">
            <text:p>CLAS1_NOM </text:p>
          </table:table-cell>
          <table:table-cell office:value-type="string">
            <text:p>QUANTIDADE </text:p>
          </table:table-cell>
          <table:table-cell office:value-type="string">
            <text:p>VALOR </text:p>
          </table:table-cell>
          <table:table-cell office:value-type="string">
            <text:p>ORCA1_COD </text:p>
          </table:table-cell>
          <table:table-cell office:value-type="string">
            <text:p>OBRA2_COD </text:p>
          </table:table-cell>
          <table:table-cell office:value-type="string">
            <text:p>ordem </text:p>
          </table:table-cell>
          <table:table-cell table:number-columns-repeated="40"/>
        </table:table-row>
        <table:table-row table:style-name="ro1">
          <table:table-cell office:value-type="string">
            <text:p>dbo.Ti2_orca</text:p>
          </table:table-cell>
          <table:table-cell office:value-type="string">
            <text:p>tipo </text:p>
          </table:table-cell>
          <table:table-cell office:value-type="string">
            <text:p>itemizacao </text:p>
          </table:table-cell>
          <table:table-cell office:value-type="string">
            <text:p>coditem </text:p>
          </table:table-cell>
          <table:table-cell office:value-type="string">
            <text:p>pai </text:p>
          </table:table-cell>
          <table:table-cell office:value-type="string">
            <text:p>descricao </text:p>
          </table:table-cell>
          <table:table-cell office:value-type="string">
            <text:p>unidade </text:p>
          </table:table-cell>
          <table:table-cell office:value-type="string">
            <text:p>nivel </text:p>
          </table:table-cell>
          <table:table-cell office:value-type="string">
            <text:p>classificacao </text:p>
          </table:table-cell>
          <table:table-cell office:value-type="string">
            <text:p>itemiza </text:p>
          </table:table-cell>
          <table:table-cell office:value-type="string">
            <text:p>quantidade </text:p>
          </table:table-cell>
          <table:table-cell office:value-type="string">
            <text:p>preco </text:p>
          </table:table-cell>
          <table:table-cell office:value-type="string">
            <text:p>coeficiente </text:p>
          </table:table-cell>
          <table:table-cell office:value-type="string">
            <text:p>ORCA1COD </text:p>
          </table:table-cell>
          <table:table-cell office:value-type="string">
            <text:p>ordem </text:p>
          </table:table-cell>
          <table:table-cell office:value-type="string">
            <text:p>clas1_cod </text:p>
          </table:table-cell>
          <table:table-cell office:value-type="string">
            <text:p>OBRA2COD </text:p>
          </table:table-cell>
          <table:table-cell table:number-columns-repeated="38"/>
        </table:table-row>
        <table:table-row table:style-name="ro2">
          <table:table-cell office:value-type="string">
            <text:p>dbo.TS1_INSU</text:p>
          </table:table-cell>
          <table:table-cell office:value-type="string">
            <text:p>CLAS1_COD </text:p>
          </table:table-cell>
          <table:table-cell office:value-type="string">
            <text:p>ESPE1_COD </text:p>
          </table:table-cell>
          <table:table-cell office:value-type="string">
            <text:p>INSU1_COD </text:p>
          </table:table-cell>
          <table:table-cell office:value-type="string">
            <text:p>INSU1_DES </text:p>
          </table:table-cell>
          <table:table-cell office:value-type="string">
            <text:p>INSU1_EST </text:p>
          </table:table-cell>
          <table:table-cell office:value-type="string">
            <text:p>INSU1_IDE </text:p>
          </table:table-cell>
          <table:table-cell office:value-type="string">
            <text:p>INSU1_MAX </text:p>
          </table:table-cell>
          <table:table-cell office:value-type="string">
            <text:p>INSU1_MED </text:p>
          </table:table-cell>
          <table:table-cell office:value-type="string">
            <text:p>INSU1_OBS </text:p>
          </table:table-cell>
          <table:table-cell office:value-type="string">
            <text:p>INSU1_QTD_EST </text:p>
          </table:table-cell>
          <table:table-cell office:value-type="string">
            <text:p>INSU1_QTD_MAX </text:p>
          </table:table-cell>
          <table:table-cell office:value-type="string">
            <text:p>INSU1_QTD_MIN </text:p>
          </table:table-cell>
          <table:table-cell office:value-type="string">
            <text:p>INSU1_QTD_REP </text:p>
          </table:table-cell>
          <table:table-cell office:value-type="string">
            <text:p>INSU1_REP </text:p>
          </table:table-cell>
          <table:table-cell office:value-type="string">
            <text:p>INSU1_VAL </text:p>
          </table:table-cell>
          <table:table-cell office:value-type="string">
            <text:p>INSU1_VAL_MAX </text:p>
          </table:table-cell>
          <table:table-cell office:value-type="string">
            <text:p>INSU1_VAL_MED </text:p>
          </table:table-cell>
          <table:table-cell office:value-type="string">
            <text:p>INSU1_VAL_MIN </text:p>
          </table:table-cell>
          <table:table-cell office:value-type="string">
            <text:p>INSU1_VAL_ULT </text:p>
          </table:table-cell>
          <table:table-cell office:value-type="string">
            <text:p>ITEM1_COD </text:p>
          </table:table-cell>
          <table:table-cell office:value-type="string">
            <text:p>TPIC1_COD </text:p>
          </table:table-cell>
          <table:table-cell office:value-type="string">
            <text:p>UNIM1_COD </text:p>
          </table:table-cell>
          <table:table-cell office:value-type="string">
            <text:p>INSU1_PRC </text:p>
          </table:table-cell>
          <table:table-cell office:value-type="string">
            <text:p>INSU1_PRC_COMTAXA </text:p>
          </table:table-cell>
          <table:table-cell office:value-type="string">
            <text:p>INSU1_COD_PINI </text:p>
          </table:table-cell>
          <table:table-cell office:value-type="string">
            <text:p>INSU1_COD_USU </text:p>
          </table:table-cell>
          <table:table-cell office:value-type="string">
            <text:p>insu1_nom </text:p>
          </table:table-cell>
          <table:table-cell office:value-type="string">
            <text:p>INSU1_AUX2 </text:p>
          </table:table-cell>
          <table:table-cell office:value-type="string">
            <text:p>insu1_aux </text:p>
          </table:table-cell>
          <table:table-cell office:value-type="string">
            <text:p>insu1_alt </text:p>
          </table:table-cell>
          <table:table-cell office:value-type="string">
            <text:p>divi1_cod </text:p>
          </table:table-cell>
          <table:table-cell office:value-type="string">
            <text:p>subs1_cod </text:p>
          </table:table-cell>
          <table:table-cell office:value-type="string">
            <text:p>insu1_data_val </text:p>
          </table:table-cell>
          <table:table-cell office:value-type="string">
            <text:p>masb1_cod </text:p>
          </table:table-cell>
          <table:table-cell office:value-type="string">
            <text:p>insu1_tcpo </text:p>
          </table:table-cell>
          <table:table-cell table:number-columns-repeated="19"/>
        </table:table-row>
        <table:table-row table:style-name="ro2">
          <table:table-cell office:value-type="string">
            <text:p>dbo.TS1_USUA</text:p>
          </table:table-cell>
          <table:table-cell office:value-type="string">
            <text:p>USUA1_COD </text:p>
          </table:table-cell>
          <table:table-cell office:value-type="string">
            <text:p>USUA1_IDE </text:p>
          </table:table-cell>
          <table:table-cell office:value-type="string">
            <text:p>USUA1_NOM </text:p>
          </table:table-cell>
          <table:table-cell office:value-type="string">
            <text:p>USUA1_SEN </text:p>
          </table:table-cell>
          <table:table-cell office:value-type="string">
            <text:p>USUA1_TIP </text:p>
          </table:table-cell>
          <table:table-cell office:value-type="string">
            <text:p>ORCA1_COD </text:p>
          </table:table-cell>
          <table:table-cell office:value-type="string">
            <text:p>USUA1_HORA </text:p>
          </table:table-cell>
          <table:table-cell office:value-type="string">
            <text:p>usua1_maquina </text:p>
          </table:table-cell>
          <table:table-cell office:value-type="string">
            <text:p>usua1_email </text:p>
          </table:table-cell>
          <table:table-cell office:value-type="string">
            <text:p>usua1_fone </text:p>
          </table:table-cell>
          <table:table-cell office:value-type="string">
            <text:p>usua1_Orc </text:p>
          </table:table-cell>
          <table:table-cell office:value-type="string">
            <text:p>usua1_Qtd </text:p>
          </table:table-cell>
          <table:table-cell office:value-type="string">
            <text:p>Usua1_Prc </text:p>
          </table:table-cell>
          <table:table-cell office:value-type="string">
            <text:p>usua1_limite1 </text:p>
          </table:table-cell>
          <table:table-cell office:value-type="string">
            <text:p>usua1_limite2 </text:p>
          </table:table-cell>
          <table:table-cell office:value-type="string">
            <text:p>PERF0_tip </text:p>
          </table:table-cell>
          <table:table-cell table:number-columns-repeated="38"/>
        </table:table-row>
        <table:table-row table:style-name="ro2">
          <table:table-cell office:value-type="string">
            <text:p>dbo.TS8_PMPE</text:p>
          </table:table-cell>
          <table:table-cell office:value-type="string">
            <text:p>INSU1_COD </text:p>
          </table:table-cell>
          <table:table-cell office:value-type="string">
            <text:p>ITEM1_COD </text:p>
          </table:table-cell>
          <table:table-cell office:value-type="string">
            <text:p>PEPR8_COD </text:p>
          </table:table-cell>
          <table:table-cell office:value-type="string">
            <text:p>PMPE8_PRC </text:p>
          </table:table-cell>
          <table:table-cell office:value-type="string">
            <text:p>REGI8_COD </text:p>
          </table:table-cell>
          <table:table-cell office:value-type="string">
            <text:p>PMPE8_COD </text:p>
          </table:table-cell>
          <table:table-cell office:value-type="string">
            <text:p>pmpe8_pro </text:p>
          </table:table-cell>
          <table:table-cell office:value-type="string">
            <text:p>pmpe8_ide </text:p>
          </table:table-cell>
          <table:table-cell office:value-type="string">
            <text:p>pmpe8_data </text:p>
          </table:table-cell>
          <table:table-cell table:number-columns-repeated="45"/>
        </table:table-row>
        <table:table-row table:style-name="ro2">
          <table:table-cell office:value-type="string">
            <text:p>dbo.TV0_ACAO</text:p>
          </table:table-cell>
          <table:table-cell office:value-type="string">
            <text:p>ACAO0_COD </text:p>
          </table:table-cell>
          <table:table-cell office:value-type="string">
            <text:p>ACAO0_NOM </text:p>
          </table:table-cell>
          <table:table-cell office:value-type="string">
            <text:p>ACAO0_TIP </text:p>
          </table:table-cell>
          <table:table-cell office:value-type="string">
            <text:p>ACAO0_niv </text:p>
          </table:table-cell>
          <table:table-cell office:value-type="string">
            <text:p>ACAO0_MOD </text:p>
          </table:table-cell>
          <table:table-cell office:value-type="string">
            <text:p>ACAO0_ORD </text:p>
          </table:table-cell>
          <table:table-cell table:number-columns-repeated="48"/>
        </table:table-row>
        <table:table-row table:style-name="ro2">
          <table:table-cell office:value-type="string">
            <text:p>dbo.TV0_OBRA</text:p>
          </table:table-cell>
          <table:table-cell office:value-type="string">
            <text:p>OBRA0_AIMP </text:p>
          </table:table-cell>
          <table:table-cell office:value-type="string">
            <text:p>OBRA0_COD </text:p>
          </table:table-cell>
          <table:table-cell office:value-type="string">
            <text:p>OBRA0_COD0 </text:p>
          </table:table-cell>
          <table:table-cell office:value-type="string">
            <text:p>OBRA0_EMP </text:p>
          </table:table-cell>
          <table:table-cell office:value-type="string">
            <text:p>OBRA0_QTD </text:p>
          </table:table-cell>
          <table:table-cell office:value-type="string">
            <text:p>OBRA0_TOT </text:p>
          </table:table-cell>
          <table:table-cell office:value-type="string">
            <text:p>OBRA2_COD </text:p>
          </table:table-cell>
          <table:table-cell office:value-type="string">
            <text:p>PESS2_COD </text:p>
          </table:table-cell>
          <table:table-cell table:number-columns-repeated="46"/>
        </table:table-row>
        <table:table-row table:style-name="ro2">
          <table:table-cell office:value-type="string">
            <text:p>dbo.TV0_PERF</text:p>
          </table:table-cell>
          <table:table-cell office:value-type="string">
            <text:p>PERF0_COD </text:p>
          </table:table-cell>
          <table:table-cell office:value-type="string">
            <text:p>ACAO0_COD </text:p>
          </table:table-cell>
          <table:table-cell office:value-type="string">
            <text:p>PERF0_TIP </text:p>
          </table:table-cell>
          <table:table-cell table:number-columns-repeated="51"/>
        </table:table-row>
        <table:table-row table:style-name="ro2">
          <table:table-cell office:value-type="string">
            <text:p>dbo.TV0_REST</text:p>
          </table:table-cell>
          <table:table-cell office:value-type="string">
            <text:p>REST0_COD </text:p>
          </table:table-cell>
          <table:table-cell office:value-type="string">
            <text:p>USUA1_COD </text:p>
          </table:table-cell>
          <table:table-cell office:value-type="string">
            <text:p>ORCA1_COD </text:p>
          </table:table-cell>
          <table:table-cell office:value-type="string">
            <text:p>ACAO0_COD </text:p>
          </table:table-cell>
          <table:table-cell office:value-type="string">
            <text:p>USUA1_COD0 </text:p>
          </table:table-cell>
          <table:table-cell office:value-type="string">
            <text:p>REST0_DAT </text:p>
          </table:table-cell>
          <table:table-cell table:number-columns-repeated="48"/>
        </table:table-row>
        <table:table-row table:style-name="ro2">
          <table:table-cell office:value-type="string">
            <text:p>dbo.TV1_APRO</text:p>
          </table:table-cell>
          <table:table-cell office:value-type="string">
            <text:p>apro1_cod </text:p>
          </table:table-cell>
          <table:table-cell office:value-type="string">
            <text:p>apro1_qtd </text:p>
          </table:table-cell>
          <table:table-cell office:value-type="string">
            <text:p>itor1_cod </text:p>
          </table:table-cell>
          <table:table-cell office:value-type="string">
            <text:p>plmd1_cod </text:p>
          </table:table-cell>
          <table:table-cell office:value-type="string">
            <text:p>orca1_cod </text:p>
          </table:table-cell>
          <table:table-cell office:value-type="string">
            <text:p>denf1_cod </text:p>
          </table:table-cell>
          <table:table-cell table:number-columns-repeated="48"/>
        </table:table-row>
        <table:table-row table:style-name="ro2">
          <table:table-cell office:value-type="string">
            <text:p>dbo.TV1_BASE</text:p>
          </table:table-cell>
          <table:table-cell office:value-type="string">
            <text:p>base1_nom </text:p>
          </table:table-cell>
          <table:table-cell office:value-type="string">
            <text:p>regi8_cod </text:p>
          </table:table-cell>
          <table:table-cell office:value-type="string">
            <text:p>pepr8_cod </text:p>
          </table:table-cell>
          <table:table-cell office:value-type="string">
            <text:p>base1_tip </text:p>
          </table:table-cell>
          <table:table-cell office:value-type="string">
            <text:p>base1_pro </text:p>
          </table:table-cell>
          <table:table-cell office:value-type="string">
            <text:p>estr1_cod </text:p>
          </table:table-cell>
          <table:table-cell office:value-type="string">
            <text:p>base1_serie </text:p>
          </table:table-cell>
          <table:table-cell office:value-type="string">
            <text:p>base1_cod </text:p>
          </table:table-cell>
          <table:table-cell office:value-type="string">
            <text:p>base1_lib </text:p>
          </table:table-cell>
          <table:table-cell office:value-type="string">
            <text:p>base1_fecha </text:p>
          </table:table-cell>
          <table:table-cell table:number-columns-repeated="44"/>
        </table:table-row>
        <table:table-row table:style-name="ro2">
          <table:table-cell office:value-type="string">
            <text:p>dbo.TV1_BATX</text:p>
          </table:table-cell>
          <table:table-cell office:value-type="string">
            <text:p>BATX1_cod </text:p>
          </table:table-cell>
          <table:table-cell office:value-type="string">
            <text:p>BASE1_COD </text:p>
          </table:table-cell>
          <table:table-cell office:value-type="string">
            <text:p>ITBA1_COD </text:p>
          </table:table-cell>
          <table:table-cell office:value-type="string">
            <text:p>clas1_COD </text:p>
          </table:table-cell>
          <table:table-cell office:value-type="string">
            <text:p>TAXA1_COD </text:p>
          </table:table-cell>
          <table:table-cell office:value-type="string">
            <text:p>TAXA1_ABR </text:p>
          </table:table-cell>
          <table:table-cell office:value-type="string">
            <text:p>VALOR </text:p>
          </table:table-cell>
          <table:table-cell table:number-columns-repeated="47"/>
        </table:table-row>
        <table:table-row table:style-name="ro2">
          <table:table-cell office:value-type="string">
            <text:p>dbo.TV1_CABC</text:p>
          </table:table-cell>
          <table:table-cell office:value-type="string">
            <text:p>CABC1_cod </text:p>
          </table:table-cell>
          <table:table-cell office:value-type="string">
            <text:p>ITOR1_COD </text:p>
          </table:table-cell>
          <table:table-cell office:value-type="string">
            <text:p>CABC1_INI </text:p>
          </table:table-cell>
          <table:table-cell office:value-type="string">
            <text:p>orca1_cod </text:p>
          </table:table-cell>
          <table:table-cell office:value-type="string">
            <text:p>CABC1_QTD </text:p>
          </table:table-cell>
          <table:table-cell table:number-columns-repeated="49"/>
        </table:table-row>
        <table:table-row table:style-name="ro1">
          <table:table-cell office:value-type="string">
            <text:p>dbo.TV1_CANF</text:p>
          </table:table-cell>
          <table:table-cell office:value-type="string">
            <text:p>CANF1_COD </text:p>
          </table:table-cell>
          <table:table-cell office:value-type="string">
            <text:p>CANF1_DATA </text:p>
          </table:table-cell>
          <table:table-cell office:value-type="string">
            <text:p>CANF1_NUNF </text:p>
          </table:table-cell>
          <table:table-cell office:value-type="string">
            <text:p>CANF1_IDNF </text:p>
          </table:table-cell>
          <table:table-cell office:value-type="string">
            <text:p>CANF1_VAL </text:p>
          </table:table-cell>
          <table:table-cell office:value-type="string">
            <text:p>CANF1_FORN </text:p>
          </table:table-cell>
          <table:table-cell office:value-type="string">
            <text:p>CANF1_CNPJ </text:p>
          </table:table-cell>
          <table:table-cell office:value-type="string">
            <text:p>CANF1_CPF </text:p>
          </table:table-cell>
          <table:table-cell office:value-type="string">
            <text:p>PESS2_COD </text:p>
          </table:table-cell>
          <table:table-cell office:value-type="string">
            <text:p>ORCA1_COD </text:p>
          </table:table-cell>
          <table:table-cell office:value-type="string">
            <text:p>canf1_obs </text:p>
          </table:table-cell>
          <table:table-cell table:number-columns-repeated="43"/>
        </table:table-row>
        <table:table-row table:style-name="ro1">
          <table:table-cell office:value-type="string">
            <text:p>dbo.TV1_CITE</text:p>
          </table:table-cell>
          <table:table-cell office:value-type="string">
            <text:p>CITE1_cod </text:p>
          </table:table-cell>
          <table:table-cell office:value-type="string">
            <text:p>ITBA1_COD </text:p>
          </table:table-cell>
          <table:table-cell office:value-type="string">
            <text:p>ITBA1_COD0 </text:p>
          </table:table-cell>
          <table:table-cell office:value-type="string">
            <text:p>base1_COD </text:p>
          </table:table-cell>
          <table:table-cell office:value-type="string">
            <text:p>CITE1_COE </text:p>
          </table:table-cell>
          <table:table-cell office:value-type="string">
            <text:p>cite1_coe1 </text:p>
          </table:table-cell>
          <table:table-cell office:value-type="string">
            <text:p>cite1_coe2 </text:p>
          </table:table-cell>
          <table:table-cell office:value-type="string">
            <text:p>cite1_coe3 </text:p>
          </table:table-cell>
          <table:table-cell office:value-type="string">
            <text:p>cite1_coe4 </text:p>
          </table:table-cell>
          <table:table-cell table:number-columns-repeated="45"/>
        </table:table-row>
        <table:table-row table:style-name="ro1">
          <table:table-cell office:value-type="string">
            <text:p>dbo.TV1_CLTX</text:p>
          </table:table-cell>
          <table:table-cell office:value-type="string">
            <text:p>CLTX1_cod </text:p>
          </table:table-cell>
          <table:table-cell office:value-type="string">
            <text:p>ORCA1_COD </text:p>
          </table:table-cell>
          <table:table-cell office:value-type="string">
            <text:p>BASE1_COD </text:p>
          </table:table-cell>
          <table:table-cell office:value-type="string">
            <text:p>CLAS1_COD </text:p>
          </table:table-cell>
          <table:table-cell office:value-type="string">
            <text:p>TAXA1_COD </text:p>
          </table:table-cell>
          <table:table-cell office:value-type="string">
            <text:p>TAXA1_ABR </text:p>
          </table:table-cell>
          <table:table-cell office:value-type="string">
            <text:p>VALOR </text:p>
          </table:table-cell>
          <table:table-cell office:value-type="string">
            <text:p>obra2_cod </text:p>
          </table:table-cell>
          <table:table-cell table:number-columns-repeated="46"/>
        </table:table-row>
        <table:table-row table:style-name="ro2">
          <table:table-cell office:value-type="string">
            <text:p>dbo.TV1_CMDD</text:p>
          </table:table-cell>
          <table:table-cell office:value-type="string">
            <text:p>CMDD1_COD </text:p>
          </table:table-cell>
          <table:table-cell office:value-type="string">
            <text:p>CMDD1_COE </text:p>
          </table:table-cell>
          <table:table-cell office:value-type="string">
            <text:p>ITMD1_COD </text:p>
          </table:table-cell>
          <table:table-cell office:value-type="string">
            <text:p>ITMD1_COD0 </text:p>
          </table:table-cell>
          <table:table-cell office:value-type="string">
            <text:p>ORCA1_COD </text:p>
          </table:table-cell>
          <table:table-cell office:value-type="string">
            <text:p>CMDD1_TIP </text:p>
          </table:table-cell>
          <table:table-cell table:number-columns-repeated="48"/>
        </table:table-row>
        <table:table-row table:style-name="ro1">
          <table:table-cell office:value-type="string">
            <text:p>dbo.TV1_CMDI</text:p>
          </table:table-cell>
          <table:table-cell office:value-type="string">
            <text:p>CMDI1_COD </text:p>
          </table:table-cell>
          <table:table-cell office:value-type="string">
            <text:p>CMDI1_COE </text:p>
          </table:table-cell>
          <table:table-cell office:value-type="string">
            <text:p>ITMD1_COD </text:p>
          </table:table-cell>
          <table:table-cell office:value-type="string">
            <text:p>ITMD1_COD0 </text:p>
          </table:table-cell>
          <table:table-cell office:value-type="string">
            <text:p>ORCA1_COD </text:p>
          </table:table-cell>
          <table:table-cell office:value-type="string">
            <text:p>COMP1_COD </text:p>
          </table:table-cell>
          <table:table-cell office:value-type="string">
            <text:p>cmdi1_aux </text:p>
          </table:table-cell>
          <table:table-cell table:number-columns-repeated="47"/>
        </table:table-row>
        <table:table-row table:style-name="ro1">
          <table:table-cell office:value-type="string">
            <text:p>dbo.TV1_CODE</text:p>
          </table:table-cell>
          <table:table-cell office:value-type="string">
            <text:p>CODE1_COD </text:p>
          </table:table-cell>
          <table:table-cell office:value-type="string">
            <text:p>CODE1_COE </text:p>
          </table:table-cell>
          <table:table-cell office:value-type="string">
            <text:p>ITOR1_COD </text:p>
          </table:table-cell>
          <table:table-cell office:value-type="string">
            <text:p>ITOR1_COD0 </text:p>
          </table:table-cell>
          <table:table-cell office:value-type="string">
            <text:p>ORCA1_COD </text:p>
          </table:table-cell>
          <table:table-cell office:value-type="string">
            <text:p>code1_tip </text:p>
          </table:table-cell>
          <table:table-cell office:value-type="string">
            <text:p>code1_coe1 </text:p>
          </table:table-cell>
          <table:table-cell office:value-type="string">
            <text:p>code1_coe2 </text:p>
          </table:table-cell>
          <table:table-cell office:value-type="string">
            <text:p>code1_coe3 </text:p>
          </table:table-cell>
          <table:table-cell office:value-type="string">
            <text:p>code1_coe4 </text:p>
          </table:table-cell>
          <table:table-cell office:value-type="string">
            <text:p>obra2_cod </text:p>
          </table:table-cell>
          <table:table-cell table:number-columns-repeated="43"/>
        </table:table-row>
        <table:table-row table:style-name="ro1">
          <table:table-cell office:value-type="string">
            <text:p>dbo.TV1_CODI</text:p>
          </table:table-cell>
          <table:table-cell office:value-type="string">
            <text:p>CODI1_cod </text:p>
          </table:table-cell>
          <table:table-cell office:value-type="string">
            <text:p>ITOR1_COD </text:p>
          </table:table-cell>
          <table:table-cell office:value-type="string">
            <text:p>CODI1_INI </text:p>
          </table:table-cell>
          <table:table-cell office:value-type="string">
            <text:p>orca1_cod </text:p>
          </table:table-cell>
          <table:table-cell office:value-type="string">
            <text:p>CODI1_ORD </text:p>
          </table:table-cell>
          <table:table-cell office:value-type="string">
            <text:p>CODI1_QTD </text:p>
          </table:table-cell>
          <table:table-cell table:number-columns-repeated="48"/>
        </table:table-row>
        <table:table-row table:style-name="ro2">
          <table:table-cell office:value-type="string">
            <text:p>dbo.TV1_COME</text:p>
          </table:table-cell>
          <table:table-cell office:value-type="string">
            <text:p>COME1_COD </text:p>
          </table:table-cell>
          <table:table-cell office:value-type="string">
            <text:p>COME1_COE </text:p>
          </table:table-cell>
          <table:table-cell office:value-type="string">
            <text:p>ITME1_COD </text:p>
          </table:table-cell>
          <table:table-cell office:value-type="string">
            <text:p>ITME1_COD0 </text:p>
          </table:table-cell>
          <table:table-cell office:value-type="string">
            <text:p>ORCA1_COD </text:p>
          </table:table-cell>
          <table:table-cell office:value-type="string">
            <text:p>COMP1_COD </text:p>
          </table:table-cell>
          <table:table-cell table:number-columns-repeated="48"/>
        </table:table-row>
        <table:table-row table:style-name="ro1">
          <table:table-cell office:value-type="string">
            <text:p>dbo.TV1_COMP</text:p>
          </table:table-cell>
          <table:table-cell office:value-type="string">
            <text:p>COMP1_COD </text:p>
          </table:table-cell>
          <table:table-cell office:value-type="string">
            <text:p>ITOR1_COD </text:p>
          </table:table-cell>
          <table:table-cell office:value-type="string">
            <text:p>ITOR1_COD0 </text:p>
          </table:table-cell>
          <table:table-cell office:value-type="string">
            <text:p>ORCA1_COD </text:p>
          </table:table-cell>
          <table:table-cell office:value-type="string">
            <text:p>comp1_aux </text:p>
          </table:table-cell>
          <table:table-cell office:value-type="string">
            <text:p>COMP1_COE </text:p>
          </table:table-cell>
          <table:table-cell office:value-type="string">
            <text:p>comp1_coe1 </text:p>
          </table:table-cell>
          <table:table-cell office:value-type="string">
            <text:p>comp1_coe2 </text:p>
          </table:table-cell>
          <table:table-cell office:value-type="string">
            <text:p>comp1_coe3 </text:p>
          </table:table-cell>
          <table:table-cell office:value-type="string">
            <text:p>comp1_coe4 </text:p>
          </table:table-cell>
          <table:table-cell office:value-type="string">
            <text:p>obra2_cod </text:p>
          </table:table-cell>
          <table:table-cell table:number-columns-repeated="43"/>
        </table:table-row>
        <table:table-row table:style-name="ro1">
          <table:table-cell office:value-type="string">
            <text:p>dbo.TV1_CONTA</text:p>
          </table:table-cell>
          <table:table-cell office:value-type="string">
            <text:p>CONTA1_COD </text:p>
          </table:table-cell>
          <table:table-cell office:value-type="string">
            <text:p>CONTA1_IDE </text:p>
          </table:table-cell>
          <table:table-cell office:value-type="string">
            <text:p>CONTA1_DES </text:p>
          </table:table-cell>
          <table:table-cell office:value-type="string">
            <text:p>CONTA1_SALDO </text:p>
          </table:table-cell>
          <table:table-cell office:value-type="string">
            <text:p>CONTA1_EXEC </text:p>
          </table:table-cell>
          <table:table-cell office:value-type="string">
            <text:p>CONTA1_PREV </text:p>
          </table:table-cell>
          <table:table-cell office:value-type="string">
            <text:p>orca1_cod </text:p>
          </table:table-cell>
          <table:table-cell table:number-columns-repeated="47"/>
        </table:table-row>
        <table:table-row table:style-name="ro1">
          <table:table-cell office:value-type="string">
            <text:p>dbo.TV1_CONV</text:p>
          </table:table-cell>
          <table:table-cell office:value-type="string">
            <text:p>conv1_cod </text:p>
          </table:table-cell>
          <table:table-cell office:value-type="string">
            <text:p>unim1_codo </text:p>
          </table:table-cell>
          <table:table-cell office:value-type="string">
            <text:p>unim1_codd </text:p>
          </table:table-cell>
          <table:table-cell office:value-type="string">
            <text:p>formula </text:p>
          </table:table-cell>
          <table:table-cell office:value-type="string">
            <text:p>itera </text:p>
          </table:table-cell>
          <table:table-cell table:number-columns-repeated="49"/>
        </table:table-row>
        <table:table-row table:style-name="ro1">
          <table:table-cell office:value-type="string">
            <text:p>dbo.TV1_CROD</text:p>
          </table:table-cell>
          <table:table-cell office:value-type="string">
            <text:p>CROD1_COD </text:p>
          </table:table-cell>
          <table:table-cell office:value-type="string">
            <text:p>CRON1_COD </text:p>
          </table:table-cell>
          <table:table-cell office:value-type="string">
            <text:p>CROD1_INI </text:p>
          </table:table-cell>
          <table:table-cell office:value-type="string">
            <text:p>CROD1_FIN </text:p>
          </table:table-cell>
          <table:table-cell office:value-type="string">
            <text:p>CROD1_ORD </text:p>
          </table:table-cell>
          <table:table-cell office:value-type="string">
            <text:p>CROD1_QTD </text:p>
          </table:table-cell>
          <table:table-cell office:value-type="string">
            <text:p>plor1_cod </text:p>
          </table:table-cell>
          <table:table-cell office:value-type="string">
            <text:p>orca1_cod </text:p>
          </table:table-cell>
          <table:table-cell table:number-columns-repeated="46"/>
        </table:table-row>
        <table:table-row table:style-name="ro1">
          <table:table-cell office:value-type="string">
            <text:p>dbo.TV1_CRON</text:p>
          </table:table-cell>
          <table:table-cell office:value-type="string">
            <text:p>CRON1_COD </text:p>
          </table:table-cell>
          <table:table-cell office:value-type="string">
            <text:p>ITOR1_COD </text:p>
          </table:table-cell>
          <table:table-cell office:value-type="string">
            <text:p>ORCA1_COD </text:p>
          </table:table-cell>
          <table:table-cell office:value-type="string">
            <text:p>PLOR1_AIMP </text:p>
          </table:table-cell>
          <table:table-cell office:value-type="string">
            <text:p>PLOR1_COD </text:p>
          </table:table-cell>
          <table:table-cell office:value-type="string">
            <text:p>PLOR1_COD0 </text:p>
          </table:table-cell>
          <table:table-cell office:value-type="string">
            <text:p>PLOR1_ITPL </text:p>
          </table:table-cell>
          <table:table-cell office:value-type="string">
            <text:p>PLOR1_QTD </text:p>
          </table:table-cell>
          <table:table-cell office:value-type="string">
            <text:p>PLOR1_TOT </text:p>
          </table:table-cell>
          <table:table-cell office:value-type="string">
            <text:p>CRON1_INI </text:p>
          </table:table-cell>
          <table:table-cell office:value-type="string">
            <text:p>CRON1_FIN </text:p>
          </table:table-cell>
          <table:table-cell office:value-type="string">
            <text:p>CRON1_TDIS </text:p>
          </table:table-cell>
          <table:table-cell office:value-type="string">
            <text:p>CRON1_ORD </text:p>
          </table:table-cell>
          <table:table-cell office:value-type="string">
            <text:p>CRON1_AT </text:p>
          </table:table-cell>
          <table:table-cell office:value-type="string">
            <text:p>CRON1_DIA </text:p>
          </table:table-cell>
          <table:table-cell office:value-type="string">
            <text:p>plor1_qtdoriginal </text:p>
          </table:table-cell>
          <table:table-cell office:value-type="string">
            <text:p>cron1_inioriginal </text:p>
          </table:table-cell>
          <table:table-cell office:value-type="string">
            <text:p>cron1_finoriginal </text:p>
          </table:table-cell>
          <table:table-cell office:value-type="string">
            <text:p>CRON1_EXE </text:p>
          </table:table-cell>
          <table:table-cell office:value-type="string">
            <text:p>PLOR1_PRE </text:p>
          </table:table-cell>
          <table:table-cell table:number-columns-repeated="34"/>
        </table:table-row>
        <table:table-row table:style-name="ro2">
          <table:table-cell office:value-type="string">
            <text:p>dbo.TV1_DAMD</text:p>
          </table:table-cell>
          <table:table-cell office:value-type="string">
            <text:p>DAMD1_COD </text:p>
          </table:table-cell>
          <table:table-cell office:value-type="string">
            <text:p>PLMD1_COD </text:p>
          </table:table-cell>
          <table:table-cell office:value-type="string">
            <text:p>DAMD1_QTD </text:p>
          </table:table-cell>
          <table:table-cell office:value-type="string">
            <text:p>DAMD1_DATA </text:p>
          </table:table-cell>
          <table:table-cell office:value-type="string">
            <text:p>ORCA1_COD </text:p>
          </table:table-cell>
          <table:table-cell office:value-type="string">
            <text:p>DAMD1_ORD </text:p>
          </table:table-cell>
          <table:table-cell table:number-columns-repeated="48"/>
        </table:table-row>
        <table:table-row table:style-name="ro2">
          <table:table-cell office:value-type="string">
            <text:p>dbo.TV1_DAME</text:p>
          </table:table-cell>
          <table:table-cell office:value-type="string">
            <text:p>DAME1_COD </text:p>
          </table:table-cell>
          <table:table-cell office:value-type="string">
            <text:p>MEDI1_COD </text:p>
          </table:table-cell>
          <table:table-cell office:value-type="string">
            <text:p>DAME1_QTD </text:p>
          </table:table-cell>
          <table:table-cell office:value-type="string">
            <text:p>DAME1_DATA </text:p>
          </table:table-cell>
          <table:table-cell office:value-type="string">
            <text:p>ORCA1_COD </text:p>
          </table:table-cell>
          <table:table-cell office:value-type="string">
            <text:p>DAME1_ORD </text:p>
          </table:table-cell>
          <table:table-cell office:value-type="string">
            <text:p>PLOR1_COD </text:p>
          </table:table-cell>
          <table:table-cell table:number-columns-repeated="47"/>
        </table:table-row>
        <table:table-row table:style-name="ro1">
          <table:table-cell office:value-type="string">
            <text:p>dbo.tv1_deco</text:p>
          </table:table-cell>
          <table:table-cell office:value-type="string">
            <text:p>code1_COD </text:p>
          </table:table-cell>
          <table:table-cell office:value-type="string">
            <text:p>code1_COE </text:p>
          </table:table-cell>
          <table:table-cell office:value-type="string">
            <text:p>ITOR1_COD </text:p>
          </table:table-cell>
          <table:table-cell office:value-type="string">
            <text:p>ITOR1_COD0 </text:p>
          </table:table-cell>
          <table:table-cell office:value-type="string">
            <text:p>ORCA1_COD </text:p>
          </table:table-cell>
          <table:table-cell table:number-columns-repeated="49"/>
        </table:table-row>
        <table:table-row table:style-name="ro1">
          <table:table-cell office:value-type="string">
            <text:p>dbo.TV1_DENF</text:p>
          </table:table-cell>
          <table:table-cell office:value-type="string">
            <text:p>CLAS1_COD </text:p>
          </table:table-cell>
          <table:table-cell office:value-type="string">
            <text:p>INSU1_COD </text:p>
          </table:table-cell>
          <table:table-cell office:value-type="string">
            <text:p>DENF1_AUX </text:p>
          </table:table-cell>
          <table:table-cell office:value-type="string">
            <text:p>DENF1_CHAV_PORT </text:p>
          </table:table-cell>
          <table:table-cell office:value-type="string">
            <text:p>DENF1_COD </text:p>
          </table:table-cell>
          <table:table-cell office:value-type="string">
            <text:p>DENF1_COD_ITEM </text:p>
          </table:table-cell>
          <table:table-cell office:value-type="string">
            <text:p>DENF1_COD_PINI </text:p>
          </table:table-cell>
          <table:table-cell office:value-type="string">
            <text:p>DENF1_DES </text:p>
          </table:table-cell>
          <table:table-cell office:value-type="string">
            <text:p>DENF1_OBS </text:p>
          </table:table-cell>
          <table:table-cell office:value-type="string">
            <text:p>DENF1_PRC </text:p>
          </table:table-cell>
          <table:table-cell office:value-type="string">
            <text:p>DENF1_PRC_COMTAXA </text:p>
          </table:table-cell>
          <table:table-cell office:value-type="string">
            <text:p>NIVE1_COD </text:p>
          </table:table-cell>
          <table:table-cell office:value-type="string">
            <text:p>ORCA1_COD </text:p>
          </table:table-cell>
          <table:table-cell office:value-type="string">
            <text:p>UNIM1_COD </text:p>
          </table:table-cell>
          <table:table-cell office:value-type="string">
            <text:p>DENF1_alt </text:p>
          </table:table-cell>
          <table:table-cell office:value-type="string">
            <text:p>DENF1_origem </text:p>
          </table:table-cell>
          <table:table-cell office:value-type="string">
            <text:p>DENF1_data_val </text:p>
          </table:table-cell>
          <table:table-cell office:value-type="string">
            <text:p>ITOR1_COD </text:p>
          </table:table-cell>
          <table:table-cell office:value-type="string">
            <text:p>DENF1_QTD </text:p>
          </table:table-cell>
          <table:table-cell office:value-type="string">
            <text:p>CANF1_COD </text:p>
          </table:table-cell>
          <table:table-cell table:number-columns-repeated="34"/>
        </table:table-row>
        <table:table-row table:style-name="ro1">
          <table:table-cell office:value-type="string">
            <text:p>dbo.TV1_DICO</text:p>
          </table:table-cell>
          <table:table-cell office:value-type="string">
            <text:p>DICO1_COD </text:p>
          </table:table-cell>
          <table:table-cell office:value-type="string">
            <text:p>CRON1_COD </text:p>
          </table:table-cell>
          <table:table-cell office:value-type="string">
            <text:p>code1_COD </text:p>
          </table:table-cell>
          <table:table-cell office:value-type="string">
            <text:p>DICO1_QTD </text:p>
          </table:table-cell>
          <table:table-cell office:value-type="string">
            <text:p>DICO1_INI </text:p>
          </table:table-cell>
          <table:table-cell office:value-type="string">
            <text:p>orca1_cod </text:p>
          </table:table-cell>
          <table:table-cell office:value-type="string">
            <text:p>plor1_cod </text:p>
          </table:table-cell>
          <table:table-cell table:number-columns-repeated="47"/>
        </table:table-row>
        <table:table-row table:style-name="ro1">
          <table:table-cell office:value-type="string">
            <text:p>dbo.TV1_DIEM</text:p>
          </table:table-cell>
          <table:table-cell office:value-type="string">
            <text:p>DIEM1_cod </text:p>
          </table:table-cell>
          <table:table-cell office:value-type="string">
            <text:p>PLME1_COD </text:p>
          </table:table-cell>
          <table:table-cell office:value-type="string">
            <text:p>ORCA1_COD </text:p>
          </table:table-cell>
          <table:table-cell office:value-type="string">
            <text:p>PESS2_COD </text:p>
          </table:table-cell>
          <table:table-cell office:value-type="string">
            <text:p>PESS2_IDE </text:p>
          </table:table-cell>
          <table:table-cell office:value-type="string">
            <text:p>DIEM1_DATA </text:p>
          </table:table-cell>
          <table:table-cell office:value-type="string">
            <text:p>DIEM1_QTD </text:p>
          </table:table-cell>
          <table:table-cell table:number-columns-repeated="47"/>
        </table:table-row>
        <table:table-row table:style-name="ro2">
          <table:table-cell office:value-type="string">
            <text:p>dbo.TV1_DIME</text:p>
          </table:table-cell>
          <table:table-cell office:value-type="string">
            <text:p>DIME1_COD </text:p>
          </table:table-cell>
          <table:table-cell office:value-type="string">
            <text:p>ORCA1_COD </text:p>
          </table:table-cell>
          <table:table-cell office:value-type="string">
            <text:p>PLME1_COD </text:p>
          </table:table-cell>
          <table:table-cell office:value-type="string">
            <text:p>DIME1_QTD </text:p>
          </table:table-cell>
          <table:table-cell office:value-type="string">
            <text:p>DIME1_DATA </text:p>
          </table:table-cell>
          <table:table-cell office:value-type="string">
            <text:p>PESS2_COD </text:p>
          </table:table-cell>
          <table:table-cell office:value-type="string">
            <text:p>PESS2_IDE </text:p>
          </table:table-cell>
          <table:table-cell table:number-columns-repeated="47"/>
        </table:table-row>
        <table:table-row table:style-name="ro1">
          <table:table-cell office:value-type="string">
            <text:p>dbo.TV1_DIPE</text:p>
          </table:table-cell>
          <table:table-cell office:value-type="string">
            <text:p>DIPE1_COD </text:p>
          </table:table-cell>
          <table:table-cell office:value-type="string">
            <text:p>CRON1_COD </text:p>
          </table:table-cell>
          <table:table-cell office:value-type="string">
            <text:p>DIPE1_QTD </text:p>
          </table:table-cell>
          <table:table-cell office:value-type="string">
            <text:p>DIPE1_Data </text:p>
          </table:table-cell>
          <table:table-cell office:value-type="string">
            <text:p>DIPE1_ORD </text:p>
          </table:table-cell>
          <table:table-cell office:value-type="string">
            <text:p>plor1_cod </text:p>
          </table:table-cell>
          <table:table-cell office:value-type="string">
            <text:p>orca1_cod </text:p>
          </table:table-cell>
          <table:table-cell office:value-type="string">
            <text:p>crod1_cod </text:p>
          </table:table-cell>
          <table:table-cell table:number-columns-repeated="46"/>
        </table:table-row>
        <table:table-row table:style-name="ro1">
          <table:table-cell office:value-type="string">
            <text:p>dbo.tv1_dipe_original</text:p>
          </table:table-cell>
          <table:table-cell office:value-type="string">
            <text:p>CRON1_COD </text:p>
          </table:table-cell>
          <table:table-cell office:value-type="string">
            <text:p>DIPE1_ORD </text:p>
          </table:table-cell>
          <table:table-cell office:value-type="string">
            <text:p>plor1_cod </text:p>
          </table:table-cell>
          <table:table-cell office:value-type="string">
            <text:p>dipe1_cod </text:p>
          </table:table-cell>
          <table:table-cell office:value-type="string">
            <text:p>orca1_cod </text:p>
          </table:table-cell>
          <table:table-cell office:value-type="string">
            <text:p>DIPE1_INI </text:p>
          </table:table-cell>
          <table:table-cell office:value-type="string">
            <text:p>DIPE1_FIN </text:p>
          </table:table-cell>
          <table:table-cell office:value-type="string">
            <text:p>DIPE1_QTD </text:p>
          </table:table-cell>
          <table:table-cell table:number-columns-repeated="46"/>
        </table:table-row>
        <table:table-row table:style-name="ro2">
          <table:table-cell office:value-type="string">
            <text:p>dbo.TV1_DISM</text:p>
          </table:table-cell>
          <table:table-cell office:value-type="string">
            <text:p>DISM1_COD </text:p>
          </table:table-cell>
          <table:table-cell office:value-type="string">
            <text:p>CRON1_COD </text:p>
          </table:table-cell>
          <table:table-cell office:value-type="string">
            <text:p>DISM1_IDE </text:p>
          </table:table-cell>
          <table:table-cell office:value-type="string">
            <text:p>DISM1_QTD </text:p>
          </table:table-cell>
          <table:table-cell office:value-type="string">
            <text:p>ORCA1_COD </text:p>
          </table:table-cell>
          <table:table-cell table:number-columns-repeated="49"/>
        </table:table-row>
        <table:table-row table:style-name="ro1">
          <table:table-cell office:value-type="string">
            <text:p>dbo.TV1_DIST</text:p>
          </table:table-cell>
          <table:table-cell office:value-type="string">
            <text:p>dist1_cod </text:p>
          </table:table-cell>
          <table:table-cell office:value-type="string">
            <text:p>dist1_ide </text:p>
          </table:table-cell>
          <table:table-cell office:value-type="string">
            <text:p>dist1_qtd </text:p>
          </table:table-cell>
          <table:table-cell office:value-type="string">
            <text:p>plmd1_cod </text:p>
          </table:table-cell>
          <table:table-cell table:number-columns-repeated="50"/>
        </table:table-row>
        <table:table-row table:style-name="ro2">
          <table:table-cell office:value-type="string">
            <text:p>dbo.TV1_EMLI</text:p>
          </table:table-cell>
          <table:table-cell office:value-type="string">
            <text:p>ORCA1_COD </text:p>
          </table:table-cell>
          <table:table-cell office:value-type="string">
            <text:p>ORCA1_NOM </text:p>
          </table:table-cell>
          <table:table-cell office:value-type="string">
            <text:p>OBRA2_COD </text:p>
          </table:table-cell>
          <table:table-cell office:value-type="string">
            <text:p>OBRA2_COD_OBRA </text:p>
          </table:table-cell>
          <table:table-cell office:value-type="string">
            <text:p>PLOR1_COD </text:p>
          </table:table-cell>
          <table:table-cell office:value-type="string">
            <text:p>PLOR1_COD0 </text:p>
          </table:table-cell>
          <table:table-cell office:value-type="string">
            <text:p>ITOR1_COD </text:p>
          </table:table-cell>
          <table:table-cell office:value-type="string">
            <text:p>ITOR1_COD0 </text:p>
          </table:table-cell>
          <table:table-cell office:value-type="string">
            <text:p>PESS2_COD </text:p>
          </table:table-cell>
          <table:table-cell office:value-type="string">
            <text:p>ITOR1_COD_ITEM </text:p>
          </table:table-cell>
          <table:table-cell office:value-type="string">
            <text:p>ITOR1_COD_ITEM0 </text:p>
          </table:table-cell>
          <table:table-cell office:value-type="string">
            <text:p>ITOR1_DES </text:p>
          </table:table-cell>
          <table:table-cell office:value-type="string">
            <text:p>CLAS1_COD </text:p>
          </table:table-cell>
          <table:table-cell office:value-type="string">
            <text:p>ITOR1_OBS </text:p>
          </table:table-cell>
          <table:table-cell office:value-type="string">
            <text:p>UNIM1_COD </text:p>
          </table:table-cell>
          <table:table-cell office:value-type="string">
            <text:p>PLOR1_QTD </text:p>
          </table:table-cell>
          <table:table-cell office:value-type="string">
            <text:p>ITOR1_COEF </text:p>
          </table:table-cell>
          <table:table-cell office:value-type="string">
            <text:p>ITOR1_PRC </text:p>
          </table:table-cell>
          <table:table-cell office:value-type="string">
            <text:p>EMLI1_COD_ORI </text:p>
          </table:table-cell>
          <table:table-cell office:value-type="string">
            <text:p>EMLI1_COD_SUB </text:p>
          </table:table-cell>
          <table:table-cell office:value-type="string">
            <text:p>EMLI1_TIP </text:p>
          </table:table-cell>
          <table:table-cell office:value-type="string">
            <text:p>EMLI1_PRC_UNIT </text:p>
          </table:table-cell>
          <table:table-cell office:value-type="string">
            <text:p>EMLI1_PRC_UNIT_MO </text:p>
          </table:table-cell>
          <table:table-cell office:value-type="string">
            <text:p>EMLI1_PRC_UNIT_MAT </text:p>
          </table:table-cell>
          <table:table-cell office:value-type="string">
            <text:p>EMLI1_PRC_TOT_UNIT </text:p>
          </table:table-cell>
          <table:table-cell office:value-type="string">
            <text:p>EMLI1_PRC_UNIT_TX </text:p>
          </table:table-cell>
          <table:table-cell office:value-type="string">
            <text:p>EMLI1_PRC_ITEM_TX </text:p>
          </table:table-cell>
          <table:table-cell office:value-type="string">
            <text:p>EMLI1_PRC_UNIT_TX_MO </text:p>
          </table:table-cell>
          <table:table-cell office:value-type="string">
            <text:p>EMLI1_PRC_UNIT_TX_MAT </text:p>
          </table:table-cell>
          <table:table-cell office:value-type="string">
            <text:p>EMLI1_PRC_UNIT_TX_TOT </text:p>
          </table:table-cell>
          <table:table-cell office:value-type="string">
            <text:p>EMLI1_PRC_TX </text:p>
          </table:table-cell>
          <table:table-cell office:value-type="string">
            <text:p>EMLI1_PRC_TX_MO </text:p>
          </table:table-cell>
          <table:table-cell office:value-type="string">
            <text:p>EMLI1_PRC_TX_MAT </text:p>
          </table:table-cell>
          <table:table-cell office:value-type="string">
            <text:p>EMLI1_PRC_LS </text:p>
          </table:table-cell>
          <table:table-cell office:value-type="string">
            <text:p>EMLI1_PRC_BDI </text:p>
          </table:table-cell>
          <table:table-cell office:value-type="string">
            <text:p>EMLI1_PRC_ADM </text:p>
          </table:table-cell>
          <table:table-cell office:value-type="string">
            <text:p>EMLI1_PRC_TX_TOT </text:p>
          </table:table-cell>
          <table:table-cell office:value-type="string">
            <text:p>EMLI1_PRC_UNIT_TOT_TX </text:p>
          </table:table-cell>
          <table:table-cell office:value-type="string">
            <text:p>EMLI1_QTD_CURVA </text:p>
          </table:table-cell>
          <table:table-cell office:value-type="string">
            <text:p>EMLI1_PRC_ORC </text:p>
          </table:table-cell>
          <table:table-cell office:value-type="string">
            <text:p>EMLI1_ORD </text:p>
          </table:table-cell>
          <table:table-cell table:number-columns-repeated="13"/>
        </table:table-row>
        <table:table-row table:style-name="ro1">
          <table:table-cell office:value-type="string">
            <text:p>dbo.TV1_ESTR</text:p>
          </table:table-cell>
          <table:table-cell office:value-type="string">
            <text:p>ESTR1_COD </text:p>
          </table:table-cell>
          <table:table-cell office:value-type="string">
            <text:p>ESTR1_NIV_ITEM </text:p>
          </table:table-cell>
          <table:table-cell office:value-type="string">
            <text:p>ESTR1_NOM </text:p>
          </table:table-cell>
          <table:table-cell office:value-type="string">
            <text:p>ESTR1_PRO </text:p>
          </table:table-cell>
          <table:table-cell office:value-type="string">
            <text:p>PESS2_COD </text:p>
          </table:table-cell>
          <table:table-cell office:value-type="string">
            <text:p>estr1_lib </text:p>
          </table:table-cell>
          <table:table-cell office:value-type="string">
            <text:p>estr1_wbs </text:p>
          </table:table-cell>
          <table:table-cell table:number-columns-repeated="47"/>
        </table:table-row>
        <table:table-row table:style-name="ro1">
          <table:table-cell office:value-type="string">
            <text:p>dbo.TV1_FERI</text:p>
          </table:table-cell>
          <table:table-cell office:value-type="string">
            <text:p>FERI1_COD </text:p>
          </table:table-cell>
          <table:table-cell office:value-type="string">
            <text:p>FERI1_NOM </text:p>
          </table:table-cell>
          <table:table-cell office:value-type="string">
            <text:p>MESNUM </text:p>
          </table:table-cell>
          <table:table-cell office:value-type="string">
            <text:p>DIASNUM </text:p>
          </table:table-cell>
          <table:table-cell office:value-type="string">
            <text:p>DIASOCORRE </text:p>
          </table:table-cell>
          <table:table-cell office:value-type="string">
            <text:p>DIASDASEMA </text:p>
          </table:table-cell>
          <table:table-cell office:value-type="string">
            <text:p>DIASTIPO </text:p>
          </table:table-cell>
          <table:table-cell office:value-type="string">
            <text:p>orca1_cod </text:p>
          </table:table-cell>
          <table:table-cell office:value-type="string">
            <text:p>NOAPLICA </text:p>
          </table:table-cell>
          <table:table-cell office:value-type="string">
            <text:p>anonum </text:p>
          </table:table-cell>
          <table:table-cell table:number-columns-repeated="44"/>
        </table:table-row>
        <table:table-row table:style-name="ro1">
          <table:table-cell office:value-type="string">
            <text:p>dbo.TV1_inda</text:p>
          </table:table-cell>
          <table:table-cell office:value-type="string">
            <text:p>inda1_cod </text:p>
          </table:table-cell>
          <table:table-cell office:value-type="string">
            <text:p>indA1_data </text:p>
          </table:table-cell>
          <table:table-cell office:value-type="string">
            <text:p>indi1_COD </text:p>
          </table:table-cell>
          <table:table-cell office:value-type="string">
            <text:p>indA1_val </text:p>
          </table:table-cell>
          <table:table-cell table:number-columns-repeated="50"/>
        </table:table-row>
        <table:table-row table:style-name="ro2">
          <table:table-cell office:value-type="string">
            <text:p>dbo.TV1_INDI</text:p>
          </table:table-cell>
          <table:table-cell office:value-type="string">
            <text:p>indi1_cod </text:p>
          </table:table-cell>
          <table:table-cell office:value-type="string">
            <text:p>indi1_tit </text:p>
          </table:table-cell>
          <table:table-cell office:value-type="string">
            <text:p>indi1_fon </text:p>
          </table:table-cell>
          <table:table-cell office:value-type="string">
            <text:p>indi1_pro </text:p>
          </table:table-cell>
          <table:table-cell office:value-type="string">
            <text:p>indi1_nom </text:p>
          </table:table-cell>
          <table:table-cell table:number-columns-repeated="49"/>
        </table:table-row>
        <table:table-row table:style-name="ro2">
          <table:table-cell office:value-type="string">
            <text:p>dbo.TV1_INVE</text:p>
          </table:table-cell>
          <table:table-cell office:value-type="string">
            <text:p>inve1_cod </text:p>
          </table:table-cell>
          <table:table-cell office:value-type="string">
            <text:p>inve1_qtd </text:p>
          </table:table-cell>
          <table:table-cell office:value-type="string">
            <text:p>inve1_prc </text:p>
          </table:table-cell>
          <table:table-cell office:value-type="string">
            <text:p>inve1_prc_comtaxa </text:p>
          </table:table-cell>
          <table:table-cell office:value-type="string">
            <text:p>itor1_cod </text:p>
          </table:table-cell>
          <table:table-cell office:value-type="string">
            <text:p>inve1_des </text:p>
          </table:table-cell>
          <table:table-cell office:value-type="string">
            <text:p>unim1_cod </text:p>
          </table:table-cell>
          <table:table-cell office:value-type="string">
            <text:p>clas1_cod </text:p>
          </table:table-cell>
          <table:table-cell office:value-type="string">
            <text:p>inve1_cod_item </text:p>
          </table:table-cell>
          <table:table-cell office:value-type="string">
            <text:p>orca1_cod </text:p>
          </table:table-cell>
          <table:table-cell table:number-columns-repeated="44"/>
        </table:table-row>
        <table:table-row table:style-name="ro2">
          <table:table-cell office:value-type="string">
            <text:p>dbo.TV1_ITBA</text:p>
          </table:table-cell>
          <table:table-cell office:value-type="string">
            <text:p>ITBA1_cod </text:p>
          </table:table-cell>
          <table:table-cell office:value-type="string">
            <text:p>CLAS1_COD </text:p>
          </table:table-cell>
          <table:table-cell office:value-type="string">
            <text:p>NIVE1_COD </text:p>
          </table:table-cell>
          <table:table-cell office:value-type="string">
            <text:p>ITBA1_COD0 </text:p>
          </table:table-cell>
          <table:table-cell office:value-type="string">
            <text:p>ITEM1_COD </text:p>
          </table:table-cell>
          <table:table-cell office:value-type="string">
            <text:p>UNIM1_COD </text:p>
          </table:table-cell>
          <table:table-cell office:value-type="string">
            <text:p>ITBA1_AUX </text:p>
          </table:table-cell>
          <table:table-cell office:value-type="string">
            <text:p>ITBA1_AUX1 </text:p>
          </table:table-cell>
          <table:table-cell office:value-type="string">
            <text:p>BASE1_COD </text:p>
          </table:table-cell>
          <table:table-cell office:value-type="string">
            <text:p>ITBA1_ALT </text:p>
          </table:table-cell>
          <table:table-cell office:value-type="string">
            <text:p>ITBA1_AIMP </text:p>
          </table:table-cell>
          <table:table-cell office:value-type="string">
            <text:p>ITBA1_PRC </text:p>
          </table:table-cell>
          <table:table-cell office:value-type="string">
            <text:p>ITBA1_PRC_COMTAXA </text:p>
          </table:table-cell>
          <table:table-cell office:value-type="string">
            <text:p>ITBA1_IDE </text:p>
          </table:table-cell>
          <table:table-cell office:value-type="string">
            <text:p>ITBA1_COD_PINI </text:p>
          </table:table-cell>
          <table:table-cell office:value-type="string">
            <text:p>ITBA1_NOM </text:p>
          </table:table-cell>
          <table:table-cell office:value-type="string">
            <text:p>ITBA1_TCPO </text:p>
          </table:table-cell>
          <table:table-cell office:value-type="string">
            <text:p>ITBA1_DATA_VAL </text:p>
          </table:table-cell>
          <table:table-cell office:value-type="string">
            <text:p>ITBA1_AUX2 </text:p>
          </table:table-cell>
          <table:table-cell office:value-type="string">
            <text:p>ITBA1_OBS </text:p>
          </table:table-cell>
          <table:table-cell office:value-type="string">
            <text:p>ITBA1_DES </text:p>
          </table:table-cell>
          <table:table-cell office:value-type="string">
            <text:p>ITBA1_ORD </text:p>
          </table:table-cell>
          <table:table-cell office:value-type="string">
            <text:p>itba1_origem </text:p>
          </table:table-cell>
          <table:table-cell office:value-type="string">
            <text:p>itba1_versato </text:p>
          </table:table-cell>
          <table:table-cell office:value-type="string">
            <text:p>itba1_prc1 </text:p>
          </table:table-cell>
          <table:table-cell office:value-type="string">
            <text:p>itba1_prc_comtaxa1 </text:p>
          </table:table-cell>
          <table:table-cell office:value-type="string">
            <text:p>itba1_prc2 </text:p>
          </table:table-cell>
          <table:table-cell office:value-type="string">
            <text:p>itba1_prc_comtaxa2 </text:p>
          </table:table-cell>
          <table:table-cell office:value-type="string">
            <text:p>itba1_prc3 </text:p>
          </table:table-cell>
          <table:table-cell office:value-type="string">
            <text:p>itba1_prc_comtaxa3 </text:p>
          </table:table-cell>
          <table:table-cell office:value-type="string">
            <text:p>itba1_prc4 </text:p>
          </table:table-cell>
          <table:table-cell office:value-type="string">
            <text:p>itba1_prc_comtaxa4 </text:p>
          </table:table-cell>
          <table:table-cell office:value-type="string">
            <text:p>itba1_coef </text:p>
          </table:table-cell>
          <table:table-cell table:number-columns-repeated="21"/>
        </table:table-row>
        <table:table-row table:style-name="ro2">
          <table:table-cell office:value-type="string">
            <text:p>dbo.TV1_ITMD</text:p>
          </table:table-cell>
          <table:table-cell office:value-type="string">
            <text:p>CLAS1_COD </text:p>
          </table:table-cell>
          <table:table-cell office:value-type="string">
            <text:p>INSU1_COD </text:p>
          </table:table-cell>
          <table:table-cell office:value-type="string">
            <text:p>ITMD1_AUX </text:p>
          </table:table-cell>
          <table:table-cell office:value-type="string">
            <text:p>ITMD1_CHAV_PORT </text:p>
          </table:table-cell>
          <table:table-cell office:value-type="string">
            <text:p>ITMD1_COD </text:p>
          </table:table-cell>
          <table:table-cell office:value-type="string">
            <text:p>ITMD1_COD_ITEM </text:p>
          </table:table-cell>
          <table:table-cell office:value-type="string">
            <text:p>ITMD1_COD_PINI </text:p>
          </table:table-cell>
          <table:table-cell office:value-type="string">
            <text:p>ITMD1_nom </text:p>
          </table:table-cell>
          <table:table-cell office:value-type="string">
            <text:p>ITMD1_OBS </text:p>
          </table:table-cell>
          <table:table-cell office:value-type="string">
            <text:p>ITMD1_PRC </text:p>
          </table:table-cell>
          <table:table-cell office:value-type="string">
            <text:p>ITMD1_PRC_COMTAXA </text:p>
          </table:table-cell>
          <table:table-cell office:value-type="string">
            <text:p>NIVE1_COD </text:p>
          </table:table-cell>
          <table:table-cell office:value-type="string">
            <text:p>ORCA1_COD </text:p>
          </table:table-cell>
          <table:table-cell office:value-type="string">
            <text:p>UNIM1_COD </text:p>
          </table:table-cell>
          <table:table-cell office:value-type="string">
            <text:p>ITMD1_alt </text:p>
          </table:table-cell>
          <table:table-cell office:value-type="string">
            <text:p>ITOR1_COD </text:p>
          </table:table-cell>
          <table:table-cell office:value-type="string">
            <text:p>ITMD1_data_val </text:p>
          </table:table-cell>
          <table:table-cell office:value-type="string">
            <text:p>itmd1_des </text:p>
          </table:table-cell>
          <table:table-cell office:value-type="string">
            <text:p>itmd1_origem </text:p>
          </table:table-cell>
          <table:table-cell table:number-columns-repeated="35"/>
        </table:table-row>
        <table:table-row table:style-name="ro2">
          <table:table-cell office:value-type="string">
            <text:p>dbo.TV1_ITME</text:p>
          </table:table-cell>
          <table:table-cell office:value-type="string">
            <text:p>CLAS1_COD </text:p>
          </table:table-cell>
          <table:table-cell office:value-type="string">
            <text:p>INSU1_COD </text:p>
          </table:table-cell>
          <table:table-cell office:value-type="string">
            <text:p>ITME1_AUX </text:p>
          </table:table-cell>
          <table:table-cell office:value-type="string">
            <text:p>ITME1_CHAV_PORT </text:p>
          </table:table-cell>
          <table:table-cell office:value-type="string">
            <text:p>ITME1_COD </text:p>
          </table:table-cell>
          <table:table-cell office:value-type="string">
            <text:p>ITME1_COD_ITEM </text:p>
          </table:table-cell>
          <table:table-cell office:value-type="string">
            <text:p>ITME1_COD_PINI </text:p>
          </table:table-cell>
          <table:table-cell office:value-type="string">
            <text:p>ITME1_DES </text:p>
          </table:table-cell>
          <table:table-cell office:value-type="string">
            <text:p>ITME1_OBS </text:p>
          </table:table-cell>
          <table:table-cell office:value-type="string">
            <text:p>ITME1_PRC </text:p>
          </table:table-cell>
          <table:table-cell office:value-type="string">
            <text:p>ITME1_PRC_COMTAXA </text:p>
          </table:table-cell>
          <table:table-cell office:value-type="string">
            <text:p>NIVE1_COD </text:p>
          </table:table-cell>
          <table:table-cell office:value-type="string">
            <text:p>ORCA1_COD </text:p>
          </table:table-cell>
          <table:table-cell office:value-type="string">
            <text:p>UNIM1_COD </text:p>
          </table:table-cell>
          <table:table-cell office:value-type="string">
            <text:p>ITME1_alt </text:p>
          </table:table-cell>
          <table:table-cell office:value-type="string">
            <text:p>ITOR1_COD </text:p>
          </table:table-cell>
          <table:table-cell office:value-type="string">
            <text:p>ITME1_data_val </text:p>
          </table:table-cell>
          <table:table-cell table:number-columns-repeated="37"/>
        </table:table-row>
        <table:table-row table:style-name="ro2">
          <table:table-cell office:value-type="string">
            <text:p>dbo.TV1_ITOR</text:p>
          </table:table-cell>
          <table:table-cell office:value-type="string">
            <text:p>CLAS1_COD </text:p>
          </table:table-cell>
          <table:table-cell office:value-type="string">
            <text:p>INSU1_COD </text:p>
          </table:table-cell>
          <table:table-cell office:value-type="string">
            <text:p>ITOR1_AUX </text:p>
          </table:table-cell>
          <table:table-cell office:value-type="string">
            <text:p>ITOR1_CHAV_PORT </text:p>
          </table:table-cell>
          <table:table-cell office:value-type="string">
            <text:p>ITOR1_COD </text:p>
          </table:table-cell>
          <table:table-cell office:value-type="string">
            <text:p>ITOR1_COD_ITEM </text:p>
          </table:table-cell>
          <table:table-cell office:value-type="string">
            <text:p>ITOR1_COD_PINI </text:p>
          </table:table-cell>
          <table:table-cell office:value-type="string">
            <text:p>itor1_des </text:p>
          </table:table-cell>
          <table:table-cell office:value-type="string">
            <text:p>ITOR1_OBS </text:p>
          </table:table-cell>
          <table:table-cell office:value-type="string">
            <text:p>ITOR1_PRC </text:p>
          </table:table-cell>
          <table:table-cell office:value-type="string">
            <text:p>ITOR1_PRC_COMTAXA </text:p>
          </table:table-cell>
          <table:table-cell office:value-type="string">
            <text:p>ITOR1_UNI_PRO </text:p>
          </table:table-cell>
          <table:table-cell office:value-type="string">
            <text:p>NIVE1_COD </text:p>
          </table:table-cell>
          <table:table-cell office:value-type="string">
            <text:p>ORCA1_COD </text:p>
          </table:table-cell>
          <table:table-cell office:value-type="string">
            <text:p>UNIM1_COD </text:p>
          </table:table-cell>
          <table:table-cell office:value-type="string">
            <text:p>itor1_alt </text:p>
          </table:table-cell>
          <table:table-cell office:value-type="string">
            <text:p>itor1_origem </text:p>
          </table:table-cell>
          <table:table-cell office:value-type="string">
            <text:p>itor1_data_val </text:p>
          </table:table-cell>
          <table:table-cell office:value-type="string">
            <text:p>itor1_nom </text:p>
          </table:table-cell>
          <table:table-cell office:value-type="string">
            <text:p>itor1_versato </text:p>
          </table:table-cell>
          <table:table-cell office:value-type="string">
            <text:p>unim1_cod_abc </text:p>
          </table:table-cell>
          <table:table-cell office:value-type="string">
            <text:p>itor1_prc1 </text:p>
          </table:table-cell>
          <table:table-cell office:value-type="string">
            <text:p>itor1_prc_comtaxa1 </text:p>
          </table:table-cell>
          <table:table-cell office:value-type="string">
            <text:p>itor1_prc2 </text:p>
          </table:table-cell>
          <table:table-cell office:value-type="string">
            <text:p>itor1_prc_comtaxa2 </text:p>
          </table:table-cell>
          <table:table-cell office:value-type="string">
            <text:p>itor1_prc3 </text:p>
          </table:table-cell>
          <table:table-cell office:value-type="string">
            <text:p>itor1_prc_comtaxa3 </text:p>
          </table:table-cell>
          <table:table-cell office:value-type="string">
            <text:p>itor1_prc4 </text:p>
          </table:table-cell>
          <table:table-cell office:value-type="string">
            <text:p>itor1_prc_comtaxa4 </text:p>
          </table:table-cell>
          <table:table-cell office:value-type="string">
            <text:p>itor1_coef </text:p>
          </table:table-cell>
          <table:table-cell office:value-type="string">
            <text:p>obra2_cod </text:p>
          </table:table-cell>
          <table:table-cell table:number-columns-repeated="23"/>
        </table:table-row>
        <table:table-row table:style-name="ro2">
          <table:table-cell office:value-type="string">
            <text:p>dbo.TV1_ITTX</text:p>
          </table:table-cell>
          <table:table-cell office:value-type="string">
            <text:p>ITTX1_ABR </text:p>
          </table:table-cell>
          <table:table-cell office:value-type="string">
            <text:p>ITTX1_APL </text:p>
          </table:table-cell>
          <table:table-cell office:value-type="string">
            <text:p>ITTX1_COD </text:p>
          </table:table-cell>
          <table:table-cell office:value-type="string">
            <text:p>ITTX1_COD_TAXA </text:p>
          </table:table-cell>
          <table:table-cell office:value-type="string">
            <text:p>ITTX1_DES </text:p>
          </table:table-cell>
          <table:table-cell office:value-type="string">
            <text:p>ITTX1_VLR </text:p>
          </table:table-cell>
          <table:table-cell office:value-type="string">
            <text:p>PESS2_COD </text:p>
          </table:table-cell>
          <table:table-cell office:value-type="string">
            <text:p>TAXA1_COD </text:p>
          </table:table-cell>
          <table:table-cell office:value-type="string">
            <text:p>orca1_cod </text:p>
          </table:table-cell>
          <table:table-cell office:value-type="string">
            <text:p>ittx1_tip </text:p>
          </table:table-cell>
          <table:table-cell office:value-type="string">
            <text:p>obra2_cod </text:p>
          </table:table-cell>
          <table:table-cell table:number-columns-repeated="43"/>
        </table:table-row>
        <table:table-row table:style-name="ro2">
          <table:table-cell office:value-type="string">
            <text:p>dbo.TV1_LICI</text:p>
          </table:table-cell>
          <table:table-cell office:value-type="string">
            <text:p>orca1_cod </text:p>
          </table:table-cell>
          <table:table-cell office:value-type="string">
            <text:p>plor1_cod </text:p>
          </table:table-cell>
          <table:table-cell office:value-type="string">
            <text:p>itor1_cod </text:p>
          </table:table-cell>
          <table:table-cell office:value-type="string">
            <text:p>itor1_cod0 </text:p>
          </table:table-cell>
          <table:table-cell office:value-type="string">
            <text:p>LICI1_PRC_UNIT </text:p>
          </table:table-cell>
          <table:table-cell office:value-type="string">
            <text:p>LICI1_PRC_UNIT_MO </text:p>
          </table:table-cell>
          <table:table-cell office:value-type="string">
            <text:p>LICI1_PRC_UNIT_MAT </text:p>
          </table:table-cell>
          <table:table-cell office:value-type="string">
            <text:p>LICI1_PRC_TOT_UNIT </text:p>
          </table:table-cell>
          <table:table-cell office:value-type="string">
            <text:p>LICI1_PRC_UNIT_TX </text:p>
          </table:table-cell>
          <table:table-cell office:value-type="string">
            <text:p>LICI1_PRC_ITEM_TX </text:p>
          </table:table-cell>
          <table:table-cell office:value-type="string">
            <text:p>LICI1_PRC_UNIT_TX_MO </text:p>
          </table:table-cell>
          <table:table-cell office:value-type="string">
            <text:p>LICI1_PRC_UNIT_TX_MAT </text:p>
          </table:table-cell>
          <table:table-cell office:value-type="string">
            <text:p>LICI1_PRC_UNIT_TX_TOT </text:p>
          </table:table-cell>
          <table:table-cell office:value-type="string">
            <text:p>LICI1_PRC_TX </text:p>
          </table:table-cell>
          <table:table-cell office:value-type="string">
            <text:p>LICI1_PRC_TX_MO </text:p>
          </table:table-cell>
          <table:table-cell office:value-type="string">
            <text:p>LICI1_PRC_TX_MAT </text:p>
          </table:table-cell>
          <table:table-cell office:value-type="string">
            <text:p>LICI1_PRC_LS </text:p>
          </table:table-cell>
          <table:table-cell office:value-type="string">
            <text:p>LICI1_PRC_BDI </text:p>
          </table:table-cell>
          <table:table-cell office:value-type="string">
            <text:p>LICI1_PRC_ADM </text:p>
          </table:table-cell>
          <table:table-cell office:value-type="string">
            <text:p>LICI1_PRC_TX_TOT </text:p>
          </table:table-cell>
          <table:table-cell office:value-type="string">
            <text:p>LICI1_PRC_UNIT_TOT_TX </text:p>
          </table:table-cell>
          <table:table-cell office:value-type="string">
            <text:p>LICI1_QTD_CURVA </text:p>
          </table:table-cell>
          <table:table-cell office:value-type="string">
            <text:p>LICI1_PRC_ORC </text:p>
          </table:table-cell>
          <table:table-cell table:number-columns-repeated="31"/>
        </table:table-row>
        <table:table-row table:style-name="ro2">
          <table:table-cell office:value-type="string">
            <text:p>dbo.TV1_MEDI</text:p>
          </table:table-cell>
          <table:table-cell office:value-type="string">
            <text:p>medi1_cod </text:p>
          </table:table-cell>
          <table:table-cell office:value-type="string">
            <text:p>itor1_cod_item </text:p>
          </table:table-cell>
          <table:table-cell office:value-type="string">
            <text:p>itor1_cod </text:p>
          </table:table-cell>
          <table:table-cell office:value-type="string">
            <text:p>plor1_cod </text:p>
          </table:table-cell>
          <table:table-cell office:value-type="string">
            <text:p>plor1_cod0 </text:p>
          </table:table-cell>
          <table:table-cell office:value-type="string">
            <text:p>plor1_itpl </text:p>
          </table:table-cell>
          <table:table-cell office:value-type="string">
            <text:p>itor1_des </text:p>
          </table:table-cell>
          <table:table-cell office:value-type="string">
            <text:p>unim1_cod </text:p>
          </table:table-cell>
          <table:table-cell office:value-type="string">
            <text:p>clas1_cod </text:p>
          </table:table-cell>
          <table:table-cell office:value-type="string">
            <text:p>nive1_cod </text:p>
          </table:table-cell>
          <table:table-cell office:value-type="string">
            <text:p>plor1_ord </text:p>
          </table:table-cell>
          <table:table-cell office:value-type="string">
            <text:p>plor1_qtd </text:p>
          </table:table-cell>
          <table:table-cell office:value-type="string">
            <text:p>itor1_prc </text:p>
          </table:table-cell>
          <table:table-cell office:value-type="string">
            <text:p>medi1_prc </text:p>
          </table:table-cell>
          <table:table-cell office:value-type="string">
            <text:p>medi1_qtd </text:p>
          </table:table-cell>
          <table:table-cell office:value-type="string">
            <text:p>medi1_data </text:p>
          </table:table-cell>
          <table:table-cell office:value-type="string">
            <text:p>aux1 </text:p>
          </table:table-cell>
          <table:table-cell office:value-type="string">
            <text:p>aux2 </text:p>
          </table:table-cell>
          <table:table-cell office:value-type="string">
            <text:p>aux3 </text:p>
          </table:table-cell>
          <table:table-cell office:value-type="string">
            <text:p>PLAN1_COD </text:p>
          </table:table-cell>
          <table:table-cell office:value-type="string">
            <text:p>orca1_cod </text:p>
          </table:table-cell>
          <table:table-cell office:value-type="string">
            <text:p>medi1_ord </text:p>
          </table:table-cell>
          <table:table-cell office:value-type="string">
            <text:p>medi1_prc_comtaxa </text:p>
          </table:table-cell>
          <table:table-cell table:number-columns-repeated="31"/>
        </table:table-row>
        <table:table-row table:style-name="ro2">
          <table:table-cell office:value-type="string">
            <text:p>dbo.TV1_NIVE</text:p>
          </table:table-cell>
          <table:table-cell office:value-type="string">
            <text:p>ESTR1_COD </text:p>
          </table:table-cell>
          <table:table-cell office:value-type="string">
            <text:p>NIVE1_COD </text:p>
          </table:table-cell>
          <table:table-cell office:value-type="string">
            <text:p>NIVE1_COD0 </text:p>
          </table:table-cell>
          <table:table-cell office:value-type="string">
            <text:p>NIVE1_NOM </text:p>
          </table:table-cell>
          <table:table-cell office:value-type="string">
            <text:p>NIVE1_PRO </text:p>
          </table:table-cell>
          <table:table-cell office:value-type="string">
            <text:p>PESS2_COD </text:p>
          </table:table-cell>
          <table:table-cell table:number-columns-repeated="48"/>
        </table:table-row>
        <table:table-row table:style-name="ro2">
          <table:table-cell office:value-type="string">
            <text:p>dbo.TV1_ORCA</text:p>
          </table:table-cell>
          <table:table-cell office:value-type="string">
            <text:p>ESTR1_COD </text:p>
          </table:table-cell>
          <table:table-cell office:value-type="string">
            <text:p>OBRA2_COD </text:p>
          </table:table-cell>
          <table:table-cell office:value-type="string">
            <text:p>ORCA1_COD </text:p>
          </table:table-cell>
          <table:table-cell office:value-type="string">
            <text:p>ORCA1_DATA </text:p>
          </table:table-cell>
          <table:table-cell office:value-type="string">
            <text:p>ORCA1_MES_PRC </text:p>
          </table:table-cell>
          <table:table-cell office:value-type="string">
            <text:p>ORCA1_NOM </text:p>
          </table:table-cell>
          <table:table-cell office:value-type="string">
            <text:p>ORCA1_PRO </text:p>
          </table:table-cell>
          <table:table-cell office:value-type="string">
            <text:p>ORCA1_REGI_REF </text:p>
          </table:table-cell>
          <table:table-cell office:value-type="string">
            <text:p>PESS2_COD </text:p>
          </table:table-cell>
          <table:table-cell office:value-type="string">
            <text:p>regi8_cod </text:p>
          </table:table-cell>
          <table:table-cell office:value-type="string">
            <text:p>pepr8_cod </text:p>
          </table:table-cell>
          <table:table-cell office:value-type="string">
            <text:p>orca1_tip </text:p>
          </table:table-cell>
          <table:table-cell office:value-type="string">
            <text:p>inve1_data </text:p>
          </table:table-cell>
          <table:table-cell office:value-type="string">
            <text:p>apro1_niv </text:p>
          </table:table-cell>
          <table:table-cell office:value-type="string">
            <text:p>apro2_niv </text:p>
          </table:table-cell>
          <table:table-cell office:value-type="string">
            <text:p>orca1_fecha </text:p>
          </table:table-cell>
          <table:table-cell office:value-type="string">
            <text:p>obra2_cod_base </text:p>
          </table:table-cell>
          <table:table-cell office:value-type="string">
            <text:p>precolici </text:p>
          </table:table-cell>
          <table:table-cell office:value-type="string">
            <text:p>coeflici </text:p>
          </table:table-cell>
          <table:table-cell office:value-type="string">
            <text:p>quantlici </text:p>
          </table:table-cell>
          <table:table-cell office:value-type="string">
            <text:p>itensadtlici </text:p>
          </table:table-cell>
          <table:table-cell office:value-type="string">
            <text:p>taxaslici </text:p>
          </table:table-cell>
          <table:table-cell office:value-type="string">
            <text:p>serielici </text:p>
          </table:table-cell>
          <table:table-cell table:number-columns-repeated="31"/>
        </table:table-row>
        <table:table-row table:style-name="ro2">
          <table:table-cell office:value-type="string">
            <text:p>dbo.TV1_ORTX</text:p>
          </table:table-cell>
          <table:table-cell office:value-type="string">
            <text:p>ORTX1_cod </text:p>
          </table:table-cell>
          <table:table-cell office:value-type="string">
            <text:p>ORCA1_COD </text:p>
          </table:table-cell>
          <table:table-cell office:value-type="string">
            <text:p>ITOR1_COD </text:p>
          </table:table-cell>
          <table:table-cell office:value-type="string">
            <text:p>clas1_COD </text:p>
          </table:table-cell>
          <table:table-cell office:value-type="string">
            <text:p>TAXA1_COD </text:p>
          </table:table-cell>
          <table:table-cell office:value-type="string">
            <text:p>TAXA1_ABR </text:p>
          </table:table-cell>
          <table:table-cell office:value-type="string">
            <text:p>VALOR </text:p>
          </table:table-cell>
          <table:table-cell office:value-type="string">
            <text:p>obra2_cod </text:p>
          </table:table-cell>
          <table:table-cell table:number-columns-repeated="46"/>
        </table:table-row>
        <table:table-row table:style-name="ro2">
          <table:table-cell office:value-type="string">
            <text:p>dbo.TV1_PLAN</text:p>
          </table:table-cell>
          <table:table-cell office:value-type="string">
            <text:p>plan1_cod </text:p>
          </table:table-cell>
          <table:table-cell office:value-type="string">
            <text:p>plan1_des </text:p>
          </table:table-cell>
          <table:table-cell office:value-type="string">
            <text:p>plan1_data </text:p>
          </table:table-cell>
          <table:table-cell office:value-type="string">
            <text:p>pess2_cod </text:p>
          </table:table-cell>
          <table:table-cell office:value-type="string">
            <text:p>plan1_ret </text:p>
          </table:table-cell>
          <table:table-cell office:value-type="string">
            <text:p>plan1_cau </text:p>
          </table:table-cell>
          <table:table-cell office:value-type="string">
            <text:p>plan1_Ind </text:p>
          </table:table-cell>
          <table:table-cell office:value-type="string">
            <text:p>ORCA1_COD </text:p>
          </table:table-cell>
          <table:table-cell office:value-type="string">
            <text:p>indi1_cod </text:p>
          </table:table-cell>
          <table:table-cell office:value-type="string">
            <text:p>contrato </text:p>
          </table:table-cell>
          <table:table-cell office:value-type="string">
            <text:p>execucao </text:p>
          </table:table-cell>
          <table:table-cell office:value-type="string">
            <text:p>fiscalizacao </text:p>
          </table:table-cell>
          <table:table-cell table:number-columns-repeated="42"/>
        </table:table-row>
        <table:table-row table:style-name="ro2">
          <table:table-cell office:value-type="string">
            <text:p>dbo.TV1_PLMD</text:p>
          </table:table-cell>
          <table:table-cell office:value-type="string">
            <text:p>ITMD1_COD </text:p>
          </table:table-cell>
          <table:table-cell office:value-type="string">
            <text:p>ORCA1_COD </text:p>
          </table:table-cell>
          <table:table-cell office:value-type="string">
            <text:p>PLMD1_AIMP </text:p>
          </table:table-cell>
          <table:table-cell office:value-type="string">
            <text:p>PLMD1_COD </text:p>
          </table:table-cell>
          <table:table-cell office:value-type="string">
            <text:p>PLMD1_COD0 </text:p>
          </table:table-cell>
          <table:table-cell office:value-type="string">
            <text:p>PLMD1_ITPL </text:p>
          </table:table-cell>
          <table:table-cell office:value-type="string">
            <text:p>PLMD1_QTD </text:p>
          </table:table-cell>
          <table:table-cell office:value-type="string">
            <text:p>PLMD1_TOT </text:p>
          </table:table-cell>
          <table:table-cell office:value-type="string">
            <text:p>PLOR1_QTD </text:p>
          </table:table-cell>
          <table:table-cell office:value-type="string">
            <text:p>PLOR1_COD </text:p>
          </table:table-cell>
          <table:table-cell office:value-type="string">
            <text:p>PLmd1_ORD </text:p>
          </table:table-cell>
          <table:table-cell table:number-columns-repeated="43"/>
        </table:table-row>
        <table:table-row table:style-name="ro2">
          <table:table-cell office:value-type="string">
            <text:p>dbo.TV1_PLME</text:p>
          </table:table-cell>
          <table:table-cell office:value-type="string">
            <text:p>ITME1_COD </text:p>
          </table:table-cell>
          <table:table-cell office:value-type="string">
            <text:p>ORCA1_COD </text:p>
          </table:table-cell>
          <table:table-cell office:value-type="string">
            <text:p>PLME1_AIMP </text:p>
          </table:table-cell>
          <table:table-cell office:value-type="string">
            <text:p>PLME1_COD </text:p>
          </table:table-cell>
          <table:table-cell office:value-type="string">
            <text:p>PLME1_COD0 </text:p>
          </table:table-cell>
          <table:table-cell office:value-type="string">
            <text:p>PLME1_ITPL </text:p>
          </table:table-cell>
          <table:table-cell office:value-type="string">
            <text:p>PLME1_QTD </text:p>
          </table:table-cell>
          <table:table-cell office:value-type="string">
            <text:p>PLME1_TOT </text:p>
          </table:table-cell>
          <table:table-cell office:value-type="string">
            <text:p>PLOR1_QTD </text:p>
          </table:table-cell>
          <table:table-cell office:value-type="string">
            <text:p>PLOR1_COD </text:p>
          </table:table-cell>
          <table:table-cell office:value-type="string">
            <text:p>PLME1_TDIS </text:p>
          </table:table-cell>
          <table:table-cell table:number-columns-repeated="43"/>
        </table:table-row>
        <table:table-row table:style-name="ro2">
          <table:table-cell office:value-type="string">
            <text:p>dbo.TV1_PLOR</text:p>
          </table:table-cell>
          <table:table-cell office:value-type="string">
            <text:p>ITOR1_COD </text:p>
          </table:table-cell>
          <table:table-cell office:value-type="string">
            <text:p>ORCA1_COD </text:p>
          </table:table-cell>
          <table:table-cell office:value-type="string">
            <text:p>PLOR1_AIMP </text:p>
          </table:table-cell>
          <table:table-cell office:value-type="string">
            <text:p>PLOR1_COD </text:p>
          </table:table-cell>
          <table:table-cell office:value-type="string">
            <text:p>PLOR1_COD0 </text:p>
          </table:table-cell>
          <table:table-cell office:value-type="string">
            <text:p>PLOR1_ITPL </text:p>
          </table:table-cell>
          <table:table-cell office:value-type="string">
            <text:p>PLOR1_QTD </text:p>
          </table:table-cell>
          <table:table-cell office:value-type="string">
            <text:p>PLOR1_TOT </text:p>
          </table:table-cell>
          <table:table-cell office:value-type="string">
            <text:p>PLOR1_ORD </text:p>
          </table:table-cell>
          <table:table-cell office:value-type="string">
            <text:p>orditemiza </text:p>
          </table:table-cell>
          <table:table-cell office:value-type="string">
            <text:p>versato </text:p>
          </table:table-cell>
          <table:table-cell office:value-type="string">
            <text:p>obra2_cod </text:p>
          </table:table-cell>
          <table:table-cell office:value-type="string">
            <text:p>obra2_cod_base </text:p>
          </table:table-cell>
          <table:table-cell office:value-type="string">
            <text:p>PLOR1_COD_ORI </text:p>
          </table:table-cell>
          <table:table-cell table:number-columns-repeated="40"/>
        </table:table-row>
        <table:table-row table:style-name="ro2">
          <table:table-cell office:value-type="string">
            <text:p>dbo.TV1_PRER</text:p>
          </table:table-cell>
          <table:table-cell office:value-type="string">
            <text:p>PRER1_COD </text:p>
          </table:table-cell>
          <table:table-cell office:value-type="string">
            <text:p>PRER1_DATA </text:p>
          </table:table-cell>
          <table:table-cell office:value-type="string">
            <text:p>PRER1_VAL </text:p>
          </table:table-cell>
          <table:table-cell office:value-type="string">
            <text:p>PRER1_TIP </text:p>
          </table:table-cell>
          <table:table-cell office:value-type="string">
            <text:p>CONTA1_COD </text:p>
          </table:table-cell>
          <table:table-cell office:value-type="string">
            <text:p>PRER1_OBS </text:p>
          </table:table-cell>
          <table:table-cell office:value-type="string">
            <text:p>orca1_cod </text:p>
          </table:table-cell>
          <table:table-cell table:number-columns-repeated="47"/>
        </table:table-row>
        <table:table-row table:style-name="ro2">
          <table:table-cell office:value-type="string">
            <text:p>dbo.TV1_RECE</text:p>
          </table:table-cell>
          <table:table-cell office:value-type="string">
            <text:p>RECE1_COD </text:p>
          </table:table-cell>
          <table:table-cell office:value-type="string">
            <text:p>RECE1_DATA </text:p>
          </table:table-cell>
          <table:table-cell office:value-type="string">
            <text:p>RECE1_VAL </text:p>
          </table:table-cell>
          <table:table-cell office:value-type="string">
            <text:p>RECE1_TIP </text:p>
          </table:table-cell>
          <table:table-cell office:value-type="string">
            <text:p>CONTA1_COD </text:p>
          </table:table-cell>
          <table:table-cell office:value-type="string">
            <text:p>RECE1_OBS </text:p>
          </table:table-cell>
          <table:table-cell office:value-type="string">
            <text:p>orca1_cod </text:p>
          </table:table-cell>
          <table:table-cell office:value-type="string">
            <text:p>prer1_cod </text:p>
          </table:table-cell>
          <table:table-cell table:number-columns-repeated="46"/>
        </table:table-row>
        <table:table-row table:style-name="ro2">
          <table:table-cell office:value-type="string">
            <text:p>dbo.TV1_TAXA</text:p>
          </table:table-cell>
          <table:table-cell office:value-type="string">
            <text:p>OBRA2_COD </text:p>
          </table:table-cell>
          <table:table-cell office:value-type="string">
            <text:p>ORCA1_COD </text:p>
          </table:table-cell>
          <table:table-cell office:value-type="string">
            <text:p>TAXA1_ABR </text:p>
          </table:table-cell>
          <table:table-cell office:value-type="string">
            <text:p>TAXA1_COD </text:p>
          </table:table-cell>
          <table:table-cell office:value-type="string">
            <text:p>TAXA1_COD_TAXA </text:p>
          </table:table-cell>
          <table:table-cell office:value-type="string">
            <text:p>TAXA1_DES </text:p>
          </table:table-cell>
          <table:table-cell office:value-type="string">
            <text:p>TAXA1_VLR </text:p>
          </table:table-cell>
          <table:table-cell office:value-type="string">
            <text:p>taxa1_tip </text:p>
          </table:table-cell>
          <table:table-cell table:number-columns-repeated="46"/>
        </table:table-row>
        <table:table-row table:style-name="ro2">
          <table:table-cell office:value-type="string">
            <text:p>dbo.TV1_TXDI</text:p>
          </table:table-cell>
          <table:table-cell office:value-type="string">
            <text:p>TXDI1_COD </text:p>
          </table:table-cell>
          <table:table-cell office:value-type="string">
            <text:p>TXDI1_DATA </text:p>
          </table:table-cell>
          <table:table-cell office:value-type="string">
            <text:p>TXDI1_FIN </text:p>
          </table:table-cell>
          <table:table-cell office:value-type="string">
            <text:p>TXDI1_REN </text:p>
          </table:table-cell>
          <table:table-cell office:value-type="string">
            <text:p>CONTA1_COD </text:p>
          </table:table-cell>
          <table:table-cell office:value-type="string">
            <text:p>orca1_cod </text:p>
          </table:table-cell>
          <table:table-cell table:number-columns-repeated="48"/>
        </table:table-row>
        <table:table-row table:style-name="ro2">
          <table:table-cell office:value-type="string">
            <text:p>dbo.TV1_VENF</text:p>
          </table:table-cell>
          <table:table-cell office:value-type="string">
            <text:p>VENF1_COD </text:p>
          </table:table-cell>
          <table:table-cell office:value-type="string">
            <text:p>VENF1_DATA </text:p>
          </table:table-cell>
          <table:table-cell office:value-type="string">
            <text:p>VENF1_VAL </text:p>
          </table:table-cell>
          <table:table-cell office:value-type="string">
            <text:p>CANF1_COD </text:p>
          </table:table-cell>
          <table:table-cell office:value-type="string">
            <text:p>ORCA1_COD </text:p>
          </table:table-cell>
          <table:table-cell table:number-columns-repeated="49"/>
        </table:table-row>
        <table:table-row table:style-name="ro2">
          <table:table-cell office:value-type="string">
            <text:p>dbo.TV2_ACOM</text:p>
          </table:table-cell>
          <table:table-cell office:value-type="string">
            <text:p>ACOM2_cod </text:p>
          </table:table-cell>
          <table:table-cell office:value-type="string">
            <text:p>acom2_idre </text:p>
          </table:table-cell>
          <table:table-cell office:value-type="string">
            <text:p>obra2_cod </text:p>
          </table:table-cell>
          <table:table-cell office:value-type="string">
            <text:p>recitreq2_cod </text:p>
          </table:table-cell>
          <table:table-cell office:value-type="string">
            <text:p>acom2_origem </text:p>
          </table:table-cell>
          <table:table-cell table:number-columns-repeated="49"/>
        </table:table-row>
        <table:table-row table:style-name="ro2">
          <table:table-cell office:value-type="string">
            <text:p>dbo.TV2_APRO</text:p>
          </table:table-cell>
          <table:table-cell office:value-type="string">
            <text:p>apro2_cod </text:p>
          </table:table-cell>
          <table:table-cell office:value-type="string">
            <text:p>ITOR1_COD </text:p>
          </table:table-cell>
          <table:table-cell office:value-type="string">
            <text:p>plor1_COD </text:p>
          </table:table-cell>
          <table:table-cell office:value-type="string">
            <text:p>itreq2_COD </text:p>
          </table:table-cell>
          <table:table-cell office:value-type="string">
            <text:p>orca1_cod </text:p>
          </table:table-cell>
          <table:table-cell office:value-type="string">
            <text:p>apro2_QTD </text:p>
          </table:table-cell>
          <table:table-cell table:number-columns-repeated="48"/>
        </table:table-row>
        <table:table-row table:style-name="ro2">
          <table:table-cell office:value-type="string">
            <text:p>dbo.TV2_AUMO</text:p>
          </table:table-cell>
          <table:table-cell office:value-type="string">
            <text:p>obra2_dest_cod </text:p>
          </table:table-cell>
          <table:table-cell office:value-type="string">
            <text:p>motr2_cod </text:p>
          </table:table-cell>
          <table:table-cell table:number-columns-repeated="52"/>
        </table:table-row>
        <table:table-row table:style-name="ro2">
          <table:table-cell office:value-type="string">
            <text:p>dbo.TV2_CANF</text:p>
          </table:table-cell>
          <table:table-cell office:value-type="string">
            <text:p>Canf2_chave </text:p>
          </table:table-cell>
          <table:table-cell office:value-type="string">
            <text:p>Pess2_cod </text:p>
          </table:table-cell>
          <table:table-cell office:value-type="string">
            <text:p>Canf2_cod </text:p>
          </table:table-cell>
          <table:table-cell office:value-type="string">
            <text:p>Obra2_cod </text:p>
          </table:table-cell>
          <table:table-cell office:value-type="string">
            <text:p>OBRA2_COD_OBRA </text:p>
          </table:table-cell>
          <table:table-cell office:value-type="string">
            <text:p>Canf2_DATA </text:p>
          </table:table-cell>
          <table:table-cell office:value-type="string">
            <text:p>Canf2_OBS </text:p>
          </table:table-cell>
          <table:table-cell office:value-type="string">
            <text:p>Canf2_resp_rec </text:p>
          </table:table-cell>
          <table:table-cell office:value-type="string">
            <text:p>Canf2_fone_rec </text:p>
          </table:table-cell>
          <table:table-cell office:value-type="string">
            <text:p>Canf2_email_rec </text:p>
          </table:table-cell>
          <table:table-cell office:value-type="string">
            <text:p>Canf2_val </text:p>
          </table:table-cell>
          <table:table-cell office:value-type="string">
            <text:p>Canf2_SITUA </text:p>
          </table:table-cell>
          <table:table-cell office:value-type="string">
            <text:p>Canf2_nunf </text:p>
          </table:table-cell>
          <table:table-cell office:value-type="string">
            <text:p>Canf2_cnpj </text:p>
          </table:table-cell>
          <table:table-cell office:value-type="string">
            <text:p>Canf2_cpf </text:p>
          </table:table-cell>
          <table:table-cell office:value-type="string">
            <text:p>Canf2_forn </text:p>
          </table:table-cell>
          <table:table-cell office:value-type="string">
            <text:p>Canf2_data_rec </text:p>
          </table:table-cell>
          <table:table-cell office:value-type="string">
            <text:p>Canf2_idnf </text:p>
          </table:table-cell>
          <table:table-cell office:value-type="string">
            <text:p>Canf2_loc_rec </text:p>
          </table:table-cell>
          <table:table-cell table:number-columns-repeated="35"/>
        </table:table-row>
        <table:table-row table:style-name="ro2">
          <table:table-cell office:value-type="string">
            <text:p>dbo.TV2_cdpg</text:p>
          </table:table-cell>
          <table:table-cell office:value-type="string">
            <text:p>cdpg2_cod </text:p>
          </table:table-cell>
          <table:table-cell office:value-type="string">
            <text:p>parcela </text:p>
          </table:table-cell>
          <table:table-cell office:value-type="string">
            <text:p>dias </text:p>
          </table:table-cell>
          <table:table-cell office:value-type="string">
            <text:p>perfil </text:p>
          </table:table-cell>
          <table:table-cell office:value-type="string">
            <text:p>valor </text:p>
          </table:table-cell>
          <table:table-cell table:number-columns-repeated="49"/>
        </table:table-row>
        <table:table-row table:style-name="ro2">
          <table:table-cell office:value-type="string">
            <text:p>dbo.TV2_CONSTRU</text:p>
          </table:table-cell>
          <table:table-cell office:value-type="string">
            <text:p>codcliente </text:p>
          </table:table-cell>
          <table:table-cell office:value-type="string">
            <text:p>usupadrao </text:p>
          </table:table-cell>
          <table:table-cell office:value-type="string">
            <text:p>ccusto </text:p>
          </table:table-cell>
          <table:table-cell office:value-type="string">
            <text:p>regiao </text:p>
          </table:table-cell>
          <table:table-cell office:value-type="string">
            <text:p>regentrega </text:p>
          </table:table-cell>
          <table:table-cell office:value-type="string">
            <text:p>contato </text:p>
          </table:table-cell>
          <table:table-cell office:value-type="string">
            <text:p>fone </text:p>
          </table:table-cell>
          <table:table-cell office:value-type="string">
            <text:p>obra </text:p>
          </table:table-cell>
          <table:table-cell office:value-type="string">
            <text:p>aviso </text:p>
          </table:table-cell>
          <table:table-cell office:value-type="string">
            <text:p>liberar </text:p>
          </table:table-cell>
          <table:table-cell office:value-type="string">
            <text:p>tipo </text:p>
          </table:table-cell>
          <table:table-cell office:value-type="string">
            <text:p>perfil </text:p>
          </table:table-cell>
          <table:table-cell table:number-columns-repeated="42"/>
        </table:table-row>
        <table:table-row table:style-name="ro2">
          <table:table-cell office:value-type="string">
            <text:p>dbo.TV2_COTA</text:p>
          </table:table-cell>
          <table:table-cell office:value-type="string">
            <text:p>cota2_cod </text:p>
          </table:table-cell>
          <table:table-cell office:value-type="string">
            <text:p>Obra2_cod </text:p>
          </table:table-cell>
          <table:table-cell office:value-type="string">
            <text:p>OBRA2_COD_OBRA </text:p>
          </table:table-cell>
          <table:table-cell office:value-type="string">
            <text:p>Cota2_DATA </text:p>
          </table:table-cell>
          <table:table-cell office:value-type="string">
            <text:p>cota2_resp </text:p>
          </table:table-cell>
          <table:table-cell office:value-type="string">
            <text:p>Pedi2_FONE_ent </text:p>
          </table:table-cell>
          <table:table-cell office:value-type="string">
            <text:p>cota2_email_resp </text:p>
          </table:table-cell>
          <table:table-cell office:value-type="string">
            <text:p>cota2_loc_ent </text:p>
          </table:table-cell>
          <table:table-cell office:value-type="string">
            <text:p>cota2_fone_resp </text:p>
          </table:table-cell>
          <table:table-cell office:value-type="string">
            <text:p>cota2_data_dev </text:p>
          </table:table-cell>
          <table:table-cell office:value-type="string">
            <text:p>cota2_obs </text:p>
          </table:table-cell>
          <table:table-cell office:value-type="string">
            <text:p>cota2_situa </text:p>
          </table:table-cell>
          <table:table-cell office:value-type="string">
            <text:p>cota2_hora </text:p>
          </table:table-cell>
          <table:table-cell office:value-type="string">
            <text:p>cota2_cont </text:p>
          </table:table-cell>
          <table:table-cell table:number-columns-repeated="40"/>
        </table:table-row>
        <table:table-row table:style-name="ro2">
          <table:table-cell office:value-type="string">
            <text:p>dbo.TV2_denf</text:p>
          </table:table-cell>
          <table:table-cell office:value-type="string">
            <text:p>Denf2_cod </text:p>
          </table:table-cell>
          <table:table-cell office:value-type="string">
            <text:p>Obra2_cod </text:p>
          </table:table-cell>
          <table:table-cell office:value-type="string">
            <text:p>recitreq2_cod </text:p>
          </table:table-cell>
          <table:table-cell office:value-type="string">
            <text:p>OBRA2_COD_OBRA </text:p>
          </table:table-cell>
          <table:table-cell office:value-type="string">
            <text:p>Denf2_data_val </text:p>
          </table:table-cell>
          <table:table-cell office:value-type="string">
            <text:p>Itor1_obs </text:p>
          </table:table-cell>
          <table:table-cell office:value-type="string">
            <text:p>Itor1_cod_item </text:p>
          </table:table-cell>
          <table:table-cell office:value-type="string">
            <text:p>Itor1_des </text:p>
          </table:table-cell>
          <table:table-cell office:value-type="string">
            <text:p>Denf2_Unim_abr </text:p>
          </table:table-cell>
          <table:table-cell office:value-type="string">
            <text:p>Denf2_prc </text:p>
          </table:table-cell>
          <table:table-cell office:value-type="string">
            <text:p>Denf2_qtd </text:p>
          </table:table-cell>
          <table:table-cell office:value-type="string">
            <text:p>Denf2_situa </text:p>
          </table:table-cell>
          <table:table-cell office:value-type="string">
            <text:p>denf2_aux </text:p>
          </table:table-cell>
          <table:table-cell office:value-type="string">
            <text:p>Canf2_cod </text:p>
          </table:table-cell>
          <table:table-cell office:value-type="string">
            <text:p>denf2_obs </text:p>
          </table:table-cell>
          <table:table-cell table:number-columns-repeated="39"/>
        </table:table-row>
        <table:table-row table:style-name="ro2">
          <table:table-cell office:value-type="string">
            <text:p>dbo.TV2_DEST</text:p>
          </table:table-cell>
          <table:table-cell office:value-type="string">
            <text:p>dest2_cod </text:p>
          </table:table-cell>
          <table:table-cell office:value-type="string">
            <text:p>dest2_fluxo </text:p>
          </table:table-cell>
          <table:table-cell office:value-type="string">
            <text:p>dest2_local </text:p>
          </table:table-cell>
          <table:table-cell office:value-type="string">
            <text:p>dest2_id </text:p>
          </table:table-cell>
          <table:table-cell office:value-type="string">
            <text:p>dest2_data </text:p>
          </table:table-cell>
          <table:table-cell office:value-type="string">
            <text:p>esto2_cod </text:p>
          </table:table-cell>
          <table:table-cell office:value-type="string">
            <text:p>dest2_qtd </text:p>
          </table:table-cell>
          <table:table-cell office:value-type="string">
            <text:p>obra2_cod_obra </text:p>
          </table:table-cell>
          <table:table-cell office:value-type="string">
            <text:p>obra2_cod </text:p>
          </table:table-cell>
          <table:table-cell office:value-type="string">
            <text:p>dest2_situa </text:p>
          </table:table-cell>
          <table:table-cell table:number-columns-repeated="44"/>
        </table:table-row>
        <table:table-row table:style-name="ro2">
          <table:table-cell office:value-type="string">
            <text:p>dbo.TV2_ESIT</text:p>
          </table:table-cell>
          <table:table-cell office:value-type="string">
            <text:p>itor1_cod_item </text:p>
          </table:table-cell>
          <table:table-cell office:value-type="string">
            <text:p>estoque </text:p>
          </table:table-cell>
          <table:table-cell office:value-type="string">
            <text:p>OBRA2_COD </text:p>
          </table:table-cell>
          <table:table-cell table:number-columns-repeated="51"/>
        </table:table-row>
        <table:table-row table:style-name="ro2">
          <table:table-cell office:value-type="string">
            <text:p>dbo.TV2_ESTO</text:p>
          </table:table-cell>
          <table:table-cell office:value-type="string">
            <text:p>esto2_cod </text:p>
          </table:table-cell>
          <table:table-cell office:value-type="string">
            <text:p>itor1_cod_item </text:p>
          </table:table-cell>
          <table:table-cell office:value-type="string">
            <text:p>itor1_des </text:p>
          </table:table-cell>
          <table:table-cell office:value-type="string">
            <text:p>itor1_obs </text:p>
          </table:table-cell>
          <table:table-cell office:value-type="string">
            <text:p>unim1_cod </text:p>
          </table:table-cell>
          <table:table-cell office:value-type="string">
            <text:p>obra2_cod </text:p>
          </table:table-cell>
          <table:table-cell office:value-type="string">
            <text:p>obra2_cod_obra </text:p>
          </table:table-cell>
          <table:table-cell office:value-type="string">
            <text:p>esto2_qtd </text:p>
          </table:table-cell>
          <table:table-cell office:value-type="string">
            <text:p>esto2_min </text:p>
          </table:table-cell>
          <table:table-cell office:value-type="string">
            <text:p>esto2_max </text:p>
          </table:table-cell>
          <table:table-cell office:value-type="string">
            <text:p>esto2_rep </text:p>
          </table:table-cell>
          <table:table-cell office:value-type="string">
            <text:p>esto2_situa </text:p>
          </table:table-cell>
          <table:table-cell table:number-columns-repeated="42"/>
        </table:table-row>
        <table:table-row table:style-name="ro2">
          <table:table-cell office:value-type="string">
            <text:p>dbo.TV2_FOCO</text:p>
          </table:table-cell>
          <table:table-cell office:value-type="string">
            <text:p>Foco2_cod </text:p>
          </table:table-cell>
          <table:table-cell office:value-type="string">
            <text:p>Cota2_cod </text:p>
          </table:table-cell>
          <table:table-cell office:value-type="string">
            <text:p>Foco2_data </text:p>
          </table:table-cell>
          <table:table-cell office:value-type="string">
            <text:p>itor1_cod_Item </text:p>
          </table:table-cell>
          <table:table-cell office:value-type="string">
            <text:p>itco2_data_ent </text:p>
          </table:table-cell>
          <table:table-cell office:value-type="string">
            <text:p>itor1_obs </text:p>
          </table:table-cell>
          <table:table-cell office:value-type="string">
            <text:p>FOCO2_prc </text:p>
          </table:table-cell>
          <table:table-cell office:value-type="string">
            <text:p>foco2_situa </text:p>
          </table:table-cell>
          <table:table-cell office:value-type="string">
            <text:p>Pess2_cod </text:p>
          </table:table-cell>
          <table:table-cell office:value-type="string">
            <text:p>foco2_qtd </text:p>
          </table:table-cell>
          <table:table-cell office:value-type="string">
            <text:p>foco2_unim_abr </text:p>
          </table:table-cell>
          <table:table-cell table:number-columns-repeated="43"/>
        </table:table-row>
        <table:table-row table:style-name="ro2">
          <table:table-cell office:value-type="string">
            <text:p>dbo.TV2_HISCANF</text:p>
          </table:table-cell>
          <table:table-cell office:value-type="string">
            <text:p>canf2_cod </text:p>
          </table:table-cell>
          <table:table-cell office:value-type="string">
            <text:p>OBRA2_COD </text:p>
          </table:table-cell>
          <table:table-cell office:value-type="string">
            <text:p>Hiscanf2_data </text:p>
          </table:table-cell>
          <table:table-cell office:value-type="string">
            <text:p>Hiscanf2_Hora </text:p>
          </table:table-cell>
          <table:table-cell office:value-type="string">
            <text:p>canf2_usu </text:p>
          </table:table-cell>
          <table:table-cell office:value-type="string">
            <text:p>canf2_Status </text:p>
          </table:table-cell>
          <table:table-cell office:value-type="string">
            <text:p>HIScanf2_DEOR </text:p>
          </table:table-cell>
          <table:table-cell table:number-columns-repeated="47"/>
        </table:table-row>
        <table:table-row table:style-name="ro2">
          <table:table-cell office:value-type="string">
            <text:p>dbo.TV2_HISCOTA</text:p>
          </table:table-cell>
          <table:table-cell office:value-type="string">
            <text:p>Cota2_cod </text:p>
          </table:table-cell>
          <table:table-cell office:value-type="string">
            <text:p>OBRA2_COD </text:p>
          </table:table-cell>
          <table:table-cell office:value-type="string">
            <text:p>Hiscota2_data </text:p>
          </table:table-cell>
          <table:table-cell office:value-type="string">
            <text:p>Hiscota2_Hora </text:p>
          </table:table-cell>
          <table:table-cell office:value-type="string">
            <text:p>cota2_usu </text:p>
          </table:table-cell>
          <table:table-cell office:value-type="string">
            <text:p>cota2_Status </text:p>
          </table:table-cell>
          <table:table-cell office:value-type="string">
            <text:p>cota2_DEOR </text:p>
          </table:table-cell>
          <table:table-cell table:number-columns-repeated="47"/>
        </table:table-row>
        <table:table-row table:style-name="ro2">
          <table:table-cell office:value-type="string">
            <text:p>dbo.TV2_HISITREQ</text:p>
          </table:table-cell>
          <table:table-cell office:value-type="string">
            <text:p>Req2_cod </text:p>
          </table:table-cell>
          <table:table-cell office:value-type="string">
            <text:p>OBRA2_COD </text:p>
          </table:table-cell>
          <table:table-cell office:value-type="string">
            <text:p>itreq2_cod </text:p>
          </table:table-cell>
          <table:table-cell office:value-type="string">
            <text:p>OBRA2_COD_OBRA </text:p>
          </table:table-cell>
          <table:table-cell office:value-type="string">
            <text:p>HISREQ2_DATA </text:p>
          </table:table-cell>
          <table:table-cell office:value-type="string">
            <text:p>HISREQ2_HORA </text:p>
          </table:table-cell>
          <table:table-cell office:value-type="string">
            <text:p>HISREQ2_USU </text:p>
          </table:table-cell>
          <table:table-cell office:value-type="string">
            <text:p>HISREQ2_STATUS </text:p>
          </table:table-cell>
          <table:table-cell office:value-type="string">
            <text:p>HISREQ2_DEOR </text:p>
          </table:table-cell>
          <table:table-cell table:number-columns-repeated="45"/>
        </table:table-row>
        <table:table-row table:style-name="ro2">
          <table:table-cell office:value-type="string">
            <text:p>dbo.TV2_HISPEDI</text:p>
          </table:table-cell>
          <table:table-cell office:value-type="string">
            <text:p>Pedi2_cod </text:p>
          </table:table-cell>
          <table:table-cell office:value-type="string">
            <text:p>OBRA2_COD </text:p>
          </table:table-cell>
          <table:table-cell office:value-type="string">
            <text:p>HisPedi2_data </text:p>
          </table:table-cell>
          <table:table-cell office:value-type="string">
            <text:p>HisPedi2_Hora </text:p>
          </table:table-cell>
          <table:table-cell office:value-type="string">
            <text:p>Pedi2_usu </text:p>
          </table:table-cell>
          <table:table-cell office:value-type="string">
            <text:p>Pedi2_Status </text:p>
          </table:table-cell>
          <table:table-cell office:value-type="string">
            <text:p>HISREQ2_DEOR </text:p>
          </table:table-cell>
          <table:table-cell table:number-columns-repeated="47"/>
        </table:table-row>
        <table:table-row table:style-name="ro2">
          <table:table-cell office:value-type="string">
            <text:p>dbo.TV2_HISREQ</text:p>
          </table:table-cell>
          <table:table-cell office:value-type="string">
            <text:p>Req2_cod </text:p>
          </table:table-cell>
          <table:table-cell office:value-type="string">
            <text:p>OBRA2_COD </text:p>
          </table:table-cell>
          <table:table-cell office:value-type="string">
            <text:p>OBRA2_COD_OBRA </text:p>
          </table:table-cell>
          <table:table-cell office:value-type="string">
            <text:p>HISREQ2_DATA </text:p>
          </table:table-cell>
          <table:table-cell office:value-type="string">
            <text:p>HISREQ2_HORA </text:p>
          </table:table-cell>
          <table:table-cell office:value-type="string">
            <text:p>REQ2_USU </text:p>
          </table:table-cell>
          <table:table-cell office:value-type="string">
            <text:p>REQ2_STATUS </text:p>
          </table:table-cell>
          <table:table-cell office:value-type="string">
            <text:p>HISREQ2_DEOR </text:p>
          </table:table-cell>
          <table:table-cell table:number-columns-repeated="46"/>
        </table:table-row>
        <table:table-row table:style-name="ro2">
          <table:table-cell office:value-type="string">
            <text:p>dbo.TV2_itco</text:p>
          </table:table-cell>
          <table:table-cell office:value-type="string">
            <text:p>itco2_cod </text:p>
          </table:table-cell>
          <table:table-cell office:value-type="string">
            <text:p>Obra2_cod </text:p>
          </table:table-cell>
          <table:table-cell office:value-type="string">
            <text:p>cota2_cod </text:p>
          </table:table-cell>
          <table:table-cell office:value-type="string">
            <text:p>recitreq2_cod </text:p>
          </table:table-cell>
          <table:table-cell office:value-type="string">
            <text:p>OBRA2_COD_OBRA </text:p>
          </table:table-cell>
          <table:table-cell office:value-type="string">
            <text:p>itco2_data_ent </text:p>
          </table:table-cell>
          <table:table-cell office:value-type="string">
            <text:p>itor1_cod_item </text:p>
          </table:table-cell>
          <table:table-cell office:value-type="string">
            <text:p>itor1_des </text:p>
          </table:table-cell>
          <table:table-cell office:value-type="string">
            <text:p>itreq2_unim_abr </text:p>
          </table:table-cell>
          <table:table-cell office:value-type="string">
            <text:p>itreq2_qtd </text:p>
          </table:table-cell>
          <table:table-cell office:value-type="string">
            <text:p>itco2_qtd </text:p>
          </table:table-cell>
          <table:table-cell office:value-type="string">
            <text:p>itco2_unim1_abr </text:p>
          </table:table-cell>
          <table:table-cell office:value-type="string">
            <text:p>itco2_situa </text:p>
          </table:table-cell>
          <table:table-cell office:value-type="string">
            <text:p>itco2_loc_ent </text:p>
          </table:table-cell>
          <table:table-cell office:value-type="string">
            <text:p>itco2_obs </text:p>
          </table:table-cell>
          <table:table-cell office:value-type="string">
            <text:p>itor1_obs </text:p>
          </table:table-cell>
          <table:table-cell table:number-columns-repeated="38"/>
        </table:table-row>
        <table:table-row table:style-name="ro2">
          <table:table-cell office:value-type="string">
            <text:p>dbo.TV2_ITFO</text:p>
          </table:table-cell>
          <table:table-cell office:value-type="string">
            <text:p>itfo2_cod </text:p>
          </table:table-cell>
          <table:table-cell office:value-type="string">
            <text:p>itor1_cod_item </text:p>
          </table:table-cell>
          <table:table-cell office:value-type="string">
            <text:p>itor1_des </text:p>
          </table:table-cell>
          <table:table-cell office:value-type="string">
            <text:p>itfo2_unim1_abr </text:p>
          </table:table-cell>
          <table:table-cell office:value-type="string">
            <text:p>itfo2_data </text:p>
          </table:table-cell>
          <table:table-cell office:value-type="string">
            <text:p>pess2_cod </text:p>
          </table:table-cell>
          <table:table-cell office:value-type="string">
            <text:p>itfo2_situa </text:p>
          </table:table-cell>
          <table:table-cell office:value-type="string">
            <text:p>itfo2_obs </text:p>
          </table:table-cell>
          <table:table-cell office:value-type="string">
            <text:p>item1_cod </text:p>
          </table:table-cell>
          <table:table-cell table:number-columns-repeated="45"/>
        </table:table-row>
        <table:table-row table:style-name="ro2">
          <table:table-cell office:value-type="string">
            <text:p>dbo.TV2_ITPE</text:p>
          </table:table-cell>
          <table:table-cell office:value-type="string">
            <text:p>ITPe2_cod </text:p>
          </table:table-cell>
          <table:table-cell office:value-type="string">
            <text:p>Pedi2_cod </text:p>
          </table:table-cell>
          <table:table-cell office:value-type="string">
            <text:p>Obra2_cod </text:p>
          </table:table-cell>
          <table:table-cell office:value-type="string">
            <text:p>OBRA2_COD_OBRA </text:p>
          </table:table-cell>
          <table:table-cell office:value-type="string">
            <text:p>itor1_cod_item </text:p>
          </table:table-cell>
          <table:table-cell office:value-type="string">
            <text:p>itor1_des </text:p>
          </table:table-cell>
          <table:table-cell office:value-type="string">
            <text:p>itor1_obs </text:p>
          </table:table-cell>
          <table:table-cell office:value-type="string">
            <text:p>itpe2_unim1_abr </text:p>
          </table:table-cell>
          <table:table-cell office:value-type="string">
            <text:p>itpe2_qtd </text:p>
          </table:table-cell>
          <table:table-cell office:value-type="string">
            <text:p>itpe2_val </text:p>
          </table:table-cell>
          <table:table-cell office:value-type="string">
            <text:p>itpe2_data_ent </text:p>
          </table:table-cell>
          <table:table-cell office:value-type="string">
            <text:p>itpe2_obs </text:p>
          </table:table-cell>
          <table:table-cell office:value-type="string">
            <text:p>req2_cod </text:p>
          </table:table-cell>
          <table:table-cell office:value-type="string">
            <text:p>ITreq2_cod </text:p>
          </table:table-cell>
          <table:table-cell office:value-type="string">
            <text:p>recITreq2_cod </text:p>
          </table:table-cell>
          <table:table-cell office:value-type="string">
            <text:p>cota2_cod </text:p>
          </table:table-cell>
          <table:table-cell office:value-type="string">
            <text:p>itco2_cod </text:p>
          </table:table-cell>
          <table:table-cell office:value-type="string">
            <text:p>itpe2_situa </text:p>
          </table:table-cell>
          <table:table-cell office:value-type="string">
            <text:p>itpe2_aux </text:p>
          </table:table-cell>
          <table:table-cell table:number-columns-repeated="35"/>
        </table:table-row>
        <table:table-row table:style-name="ro2">
          <table:table-cell office:value-type="string">
            <text:p>dbo.TV2_ITREQ</text:p>
          </table:table-cell>
          <table:table-cell office:value-type="string">
            <text:p>ItReq2_cod </text:p>
          </table:table-cell>
          <table:table-cell office:value-type="string">
            <text:p>OBRA2_COD </text:p>
          </table:table-cell>
          <table:table-cell office:value-type="string">
            <text:p>OBRA2_COD_OBRA </text:p>
          </table:table-cell>
          <table:table-cell office:value-type="string">
            <text:p>ITREQ2_DATA </text:p>
          </table:table-cell>
          <table:table-cell office:value-type="string">
            <text:p>ITREQ2_HORA </text:p>
          </table:table-cell>
          <table:table-cell office:value-type="string">
            <text:p>REQ2_COD </text:p>
          </table:table-cell>
          <table:table-cell office:value-type="string">
            <text:p>ITOR1_COD_ITEM </text:p>
          </table:table-cell>
          <table:table-cell office:value-type="string">
            <text:p>ITOR1_DES </text:p>
          </table:table-cell>
          <table:table-cell office:value-type="string">
            <text:p>UNIM1_COD </text:p>
          </table:table-cell>
          <table:table-cell office:value-type="string">
            <text:p>ITOR1_OBS </text:p>
          </table:table-cell>
          <table:table-cell office:value-type="string">
            <text:p>PLOR1_COD </text:p>
          </table:table-cell>
          <table:table-cell office:value-type="string">
            <text:p>PLOR1_QTD </text:p>
          </table:table-cell>
          <table:table-cell office:value-type="string">
            <text:p>cota2_cod </text:p>
          </table:table-cell>
          <table:table-cell office:value-type="string">
            <text:p>pedi2_cod </text:p>
          </table:table-cell>
          <table:table-cell office:value-type="string">
            <text:p>canf2_cod </text:p>
          </table:table-cell>
          <table:table-cell office:value-type="string">
            <text:p>ITREQ2_unim1_abr </text:p>
          </table:table-cell>
          <table:table-cell office:value-type="string">
            <text:p>ITREQ2_QTD </text:p>
          </table:table-cell>
          <table:table-cell office:value-type="string">
            <text:p>ITREQ2_obs_sol </text:p>
          </table:table-cell>
          <table:table-cell office:value-type="string">
            <text:p>ITREQ2_DATA_SOL </text:p>
          </table:table-cell>
          <table:table-cell office:value-type="string">
            <text:p>ITREQ2_SITUA </text:p>
          </table:table-cell>
          <table:table-cell office:value-type="string">
            <text:p>ITREQ2_STATUS </text:p>
          </table:table-cell>
          <table:table-cell office:value-type="string">
            <text:p>ITREQ2_RESP_APRO </text:p>
          </table:table-cell>
          <table:table-cell office:value-type="string">
            <text:p>ITREQ2_FONE_APRO </text:p>
          </table:table-cell>
          <table:table-cell office:value-type="string">
            <text:p>RECITREQ2_DATA </text:p>
          </table:table-cell>
          <table:table-cell office:value-type="string">
            <text:p>RECITREQ2_HORA </text:p>
          </table:table-cell>
          <table:table-cell office:value-type="string">
            <text:p>ITREQ2_QTD_APRO </text:p>
          </table:table-cell>
          <table:table-cell office:value-type="string">
            <text:p>ITREQ2_OBS_APRO </text:p>
          </table:table-cell>
          <table:table-cell office:value-type="string">
            <text:p>ITREQ2_EMAIL_APRO </text:p>
          </table:table-cell>
          <table:table-cell office:value-type="string">
            <text:p>motr2_cod </text:p>
          </table:table-cell>
          <table:table-cell office:value-type="string">
            <text:p>recitreq2_qtd_atua </text:p>
          </table:table-cell>
          <table:table-cell office:value-type="string">
            <text:p>itor1_cod </text:p>
          </table:table-cell>
          <table:table-cell table:number-columns-repeated="23"/>
        </table:table-row>
        <table:table-row table:style-name="ro2">
          <table:table-cell office:value-type="string">
            <text:p>dbo.TV2_lisa</text:p>
          </table:table-cell>
          <table:table-cell office:value-type="string">
            <text:p>lisa2_cod </text:p>
          </table:table-cell>
          <table:table-cell office:value-type="string">
            <text:p>itco2_cod </text:p>
          </table:table-cell>
          <table:table-cell office:value-type="string">
            <text:p>itor1_cod_item </text:p>
          </table:table-cell>
          <table:table-cell office:value-type="string">
            <text:p>itreq2_cod </text:p>
          </table:table-cell>
          <table:table-cell office:value-type="string">
            <text:p>recitreq2_cod </text:p>
          </table:table-cell>
          <table:table-cell office:value-type="string">
            <text:p>itpe2_cod </text:p>
          </table:table-cell>
          <table:table-cell office:value-type="string">
            <text:p>denf2_cod </text:p>
          </table:table-cell>
          <table:table-cell office:value-type="string">
            <text:p>data_entrega </text:p>
          </table:table-cell>
          <table:table-cell office:value-type="string">
            <text:p>cota2_cod </text:p>
          </table:table-cell>
          <table:table-cell office:value-type="string">
            <text:p>descricao </text:p>
          </table:table-cell>
          <table:table-cell office:value-type="string">
            <text:p>unidade </text:p>
          </table:table-cell>
          <table:table-cell office:value-type="string">
            <text:p>itco2_obs </text:p>
          </table:table-cell>
          <table:table-cell office:value-type="string">
            <text:p>quantidade </text:p>
          </table:table-cell>
          <table:table-cell office:value-type="string">
            <text:p>preco </text:p>
          </table:table-cell>
          <table:table-cell office:value-type="string">
            <text:p>Foco2_cod </text:p>
          </table:table-cell>
          <table:table-cell office:value-type="string">
            <text:p>pess2_cod </text:p>
          </table:table-cell>
          <table:table-cell office:value-type="string">
            <text:p>fornecedor </text:p>
          </table:table-cell>
          <table:table-cell office:value-type="string">
            <text:p>taxafin </text:p>
          </table:table-cell>
          <table:table-cell office:value-type="string">
            <text:p>data_fechamento </text:p>
          </table:table-cell>
          <table:table-cell office:value-type="string">
            <text:p>vencedor </text:p>
          </table:table-cell>
          <table:table-cell office:value-type="string">
            <text:p>cdpg2_cod </text:p>
          </table:table-cell>
          <table:table-cell office:value-type="string">
            <text:p>txco2_seguro </text:p>
          </table:table-cell>
          <table:table-cell office:value-type="string">
            <text:p>txco2_icms </text:p>
          </table:table-cell>
          <table:table-cell office:value-type="string">
            <text:p>TXCO2_desconto </text:p>
          </table:table-cell>
          <table:table-cell office:value-type="string">
            <text:p>pedi2_cod </text:p>
          </table:table-cell>
          <table:table-cell office:value-type="string">
            <text:p>TXCO2_frete </text:p>
          </table:table-cell>
          <table:table-cell office:value-type="string">
            <text:p>TXCO2_taxas </text:p>
          </table:table-cell>
          <table:table-cell office:value-type="string">
            <text:p>OBRA2_COD </text:p>
          </table:table-cell>
          <table:table-cell table:number-columns-repeated="26"/>
        </table:table-row>
        <table:table-row table:style-name="ro2">
          <table:table-cell office:value-type="string">
            <text:p>dbo.TV2_MOTR</text:p>
          </table:table-cell>
          <table:table-cell office:value-type="string">
            <text:p>MOTR2_COD </text:p>
          </table:table-cell>
          <table:table-cell office:value-type="string">
            <text:p>ITOR1_COD_ITEM </text:p>
          </table:table-cell>
          <table:table-cell office:value-type="string">
            <text:p>ITOR1_DES </text:p>
          </table:table-cell>
          <table:table-cell office:value-type="string">
            <text:p>ITOR1_OBS </text:p>
          </table:table-cell>
          <table:table-cell office:value-type="string">
            <text:p>UNIM1_ABR </text:p>
          </table:table-cell>
          <table:table-cell office:value-type="string">
            <text:p>MOTR2_QTD_SOL </text:p>
          </table:table-cell>
          <table:table-cell office:value-type="string">
            <text:p>MOTR2_QTD_TRA </text:p>
          </table:table-cell>
          <table:table-cell office:value-type="string">
            <text:p>OBRA2_DEST_OBRA </text:p>
          </table:table-cell>
          <table:table-cell office:value-type="string">
            <text:p>OBRA2_ORIG_OBRA </text:p>
          </table:table-cell>
          <table:table-cell office:value-type="string">
            <text:p>OBRA2_ORIG_COD </text:p>
          </table:table-cell>
          <table:table-cell office:value-type="string">
            <text:p>OBRA2_DEST_COD </text:p>
          </table:table-cell>
          <table:table-cell office:value-type="string">
            <text:p>TRAN2_COD </text:p>
          </table:table-cell>
          <table:table-cell office:value-type="string">
            <text:p>MOTR2_DATA_ENT </text:p>
          </table:table-cell>
          <table:table-cell office:value-type="string">
            <text:p>TRAN2_COD2 </text:p>
          </table:table-cell>
          <table:table-cell office:value-type="string">
            <text:p>MOTR2_SITUA </text:p>
          </table:table-cell>
          <table:table-cell office:value-type="string">
            <text:p>MOTR2_COD_ORI </text:p>
          </table:table-cell>
          <table:table-cell office:value-type="string">
            <text:p>MOTR2_QTD_REC </text:p>
          </table:table-cell>
          <table:table-cell office:value-type="string">
            <text:p>RECITREQ2_COD </text:p>
          </table:table-cell>
          <table:table-cell table:number-columns-repeated="36"/>
        </table:table-row>
        <table:table-row table:style-name="ro2">
          <table:table-cell office:value-type="string">
            <text:p>dbo.TV2_OBEM</text:p>
          </table:table-cell>
          <table:table-cell office:value-type="string">
            <text:p>OBEM2_COD </text:p>
          </table:table-cell>
          <table:table-cell office:value-type="string">
            <text:p>PESS2_COD </text:p>
          </table:table-cell>
          <table:table-cell office:value-type="string">
            <text:p>OBRA2_COD </text:p>
          </table:table-cell>
          <table:table-cell table:number-columns-repeated="51"/>
        </table:table-row>
        <table:table-row table:style-name="ro2">
          <table:table-cell office:value-type="string">
            <text:p>dbo.TV2_PEDI</text:p>
          </table:table-cell>
          <table:table-cell office:value-type="string">
            <text:p>Pedi2_chave </text:p>
          </table:table-cell>
          <table:table-cell office:value-type="string">
            <text:p>Pedi2_cod </text:p>
          </table:table-cell>
          <table:table-cell office:value-type="string">
            <text:p>Pess2_cod </text:p>
          </table:table-cell>
          <table:table-cell office:value-type="string">
            <text:p>Obra2_cod </text:p>
          </table:table-cell>
          <table:table-cell office:value-type="string">
            <text:p>OBRA2_COD_OBRA </text:p>
          </table:table-cell>
          <table:table-cell office:value-type="string">
            <text:p>Pedi2_DATA </text:p>
          </table:table-cell>
          <table:table-cell office:value-type="string">
            <text:p>Pedi2_HORA </text:p>
          </table:table-cell>
          <table:table-cell office:value-type="string">
            <text:p>Pedi2_end </text:p>
          </table:table-cell>
          <table:table-cell office:value-type="string">
            <text:p>Pedi2_resp_ent </text:p>
          </table:table-cell>
          <table:table-cell office:value-type="string">
            <text:p>Pedi2_FONE_ent </text:p>
          </table:table-cell>
          <table:table-cell office:value-type="string">
            <text:p>Pedi2_EMAIL_ent </text:p>
          </table:table-cell>
          <table:table-cell office:value-type="string">
            <text:p>Pedi2_resp_env </text:p>
          </table:table-cell>
          <table:table-cell office:value-type="string">
            <text:p>Pedi2_FONE_env </text:p>
          </table:table-cell>
          <table:table-cell office:value-type="string">
            <text:p>Pedi2_EMAIL_env </text:p>
          </table:table-cell>
          <table:table-cell office:value-type="string">
            <text:p>Pedi2_OBS </text:p>
          </table:table-cell>
          <table:table-cell office:value-type="string">
            <text:p>Pedi2_total </text:p>
          </table:table-cell>
          <table:table-cell office:value-type="string">
            <text:p>Pedi2_SITUA </text:p>
          </table:table-cell>
          <table:table-cell office:value-type="string">
            <text:p>Pedi2_STATUS </text:p>
          </table:table-cell>
          <table:table-cell office:value-type="string">
            <text:p>Pedi2_pagto </text:p>
          </table:table-cell>
          <table:table-cell office:value-type="string">
            <text:p>Pedi2_data_prev </text:p>
          </table:table-cell>
          <table:table-cell office:value-type="string">
            <text:p>Pedi2_CONT </text:p>
          </table:table-cell>
          <table:table-cell office:value-type="string">
            <text:p>Pedi2_LOC_ENT </text:p>
          </table:table-cell>
          <table:table-cell table:number-columns-repeated="32"/>
        </table:table-row>
        <table:table-row table:style-name="ro2">
          <table:table-cell office:value-type="string">
            <text:p>dbo.TV2_PEEM</text:p>
          </table:table-cell>
          <table:table-cell office:value-type="string">
            <text:p>PEEM2_COD </text:p>
          </table:table-cell>
          <table:table-cell office:value-type="string">
            <text:p>PEDI2_COD </text:p>
          </table:table-cell>
          <table:table-cell office:value-type="string">
            <text:p>OBRA2_COD </text:p>
          </table:table-cell>
          <table:table-cell table:number-columns-repeated="51"/>
        </table:table-row>
        <table:table-row table:style-name="ro2">
          <table:table-cell office:value-type="string">
            <text:p>dbo.TV2_PENF</text:p>
          </table:table-cell>
          <table:table-cell office:value-type="string">
            <text:p>Penf2_cod </text:p>
          </table:table-cell>
          <table:table-cell office:value-type="string">
            <text:p>Pedi2_cod </text:p>
          </table:table-cell>
          <table:table-cell office:value-type="string">
            <text:p>Obra2_cod </text:p>
          </table:table-cell>
          <table:table-cell office:value-type="string">
            <text:p>OBRA2_COD_OBRA </text:p>
          </table:table-cell>
          <table:table-cell office:value-type="string">
            <text:p>itpe2_cod </text:p>
          </table:table-cell>
          <table:table-cell office:value-type="string">
            <text:p>canf2_cod </text:p>
          </table:table-cell>
          <table:table-cell office:value-type="string">
            <text:p>denf2_cod </text:p>
          </table:table-cell>
          <table:table-cell office:value-type="string">
            <text:p>Penf2_data_sol </text:p>
          </table:table-cell>
          <table:table-cell office:value-type="string">
            <text:p>Penf2_data_rec </text:p>
          </table:table-cell>
          <table:table-cell office:value-type="string">
            <text:p>Penf2_qtd_sol </text:p>
          </table:table-cell>
          <table:table-cell office:value-type="string">
            <text:p>Penf2_qtd_rec </text:p>
          </table:table-cell>
          <table:table-cell office:value-type="string">
            <text:p>penf2_loc_rec </text:p>
          </table:table-cell>
          <table:table-cell office:value-type="string">
            <text:p>penf2_loc_sol </text:p>
          </table:table-cell>
          <table:table-cell table:number-columns-repeated="41"/>
        </table:table-row>
        <table:table-row table:style-name="ro2">
          <table:table-cell office:value-type="string">
            <text:p>dbo.TV2_proma</text:p>
          </table:table-cell>
          <table:table-cell office:value-type="string">
            <text:p>itor1_cod_item </text:p>
          </table:table-cell>
          <table:table-cell office:value-type="string">
            <text:p>itco2_cod </text:p>
          </table:table-cell>
          <table:table-cell office:value-type="string">
            <text:p>itreq2_cod </text:p>
          </table:table-cell>
          <table:table-cell office:value-type="string">
            <text:p>recitreq2_cod </text:p>
          </table:table-cell>
          <table:table-cell office:value-type="string">
            <text:p>itpe2_cod </text:p>
          </table:table-cell>
          <table:table-cell office:value-type="string">
            <text:p>denf2_cod </text:p>
          </table:table-cell>
          <table:table-cell office:value-type="string">
            <text:p>data_entrega </text:p>
          </table:table-cell>
          <table:table-cell office:value-type="string">
            <text:p>OBRA2_COD </text:p>
          </table:table-cell>
          <table:table-cell table:number-columns-repeated="46"/>
        </table:table-row>
        <table:table-row table:style-name="ro2">
          <table:table-cell office:value-type="string">
            <text:p>dbo.TV2_recdoc</text:p>
          </table:table-cell>
          <table:table-cell office:value-type="string">
            <text:p>recitreq2_doc </text:p>
          </table:table-cell>
          <table:table-cell table:number-columns-repeated="53"/>
        </table:table-row>
        <table:table-row table:style-name="ro2">
          <table:table-cell office:value-type="string">
            <text:p>dbo.TV2_RECITREQ</text:p>
          </table:table-cell>
          <table:table-cell office:value-type="string">
            <text:p>RecItReq2_cod </text:p>
          </table:table-cell>
          <table:table-cell office:value-type="string">
            <text:p>ItReq2_cod </text:p>
          </table:table-cell>
          <table:table-cell office:value-type="string">
            <text:p>REQ2_COD </text:p>
          </table:table-cell>
          <table:table-cell office:value-type="string">
            <text:p>OBRA2_COD </text:p>
          </table:table-cell>
          <table:table-cell office:value-type="string">
            <text:p>OBRA2_COD_OBRA </text:p>
          </table:table-cell>
          <table:table-cell office:value-type="string">
            <text:p>ITREQ2_DATA </text:p>
          </table:table-cell>
          <table:table-cell office:value-type="string">
            <text:p>ITREQ2_HORA </text:p>
          </table:table-cell>
          <table:table-cell office:value-type="string">
            <text:p>ITOR1_COD_ITEM </text:p>
          </table:table-cell>
          <table:table-cell office:value-type="string">
            <text:p>ITOR1_DES </text:p>
          </table:table-cell>
          <table:table-cell office:value-type="string">
            <text:p>UNIM1_COD </text:p>
          </table:table-cell>
          <table:table-cell office:value-type="string">
            <text:p>ITOR1_OBS </text:p>
          </table:table-cell>
          <table:table-cell office:value-type="string">
            <text:p>PLOR1_COD </text:p>
          </table:table-cell>
          <table:table-cell office:value-type="string">
            <text:p>PLOR1_QTD </text:p>
          </table:table-cell>
          <table:table-cell office:value-type="string">
            <text:p>ITREQ2_unim1_abr </text:p>
          </table:table-cell>
          <table:table-cell office:value-type="string">
            <text:p>ITREQ2_QTD </text:p>
          </table:table-cell>
          <table:table-cell office:value-type="string">
            <text:p>ITREQ2_obs_sol </text:p>
          </table:table-cell>
          <table:table-cell office:value-type="string">
            <text:p>ITREQ2_DATA_SOL </text:p>
          </table:table-cell>
          <table:table-cell office:value-type="string">
            <text:p>RECITREQ2_DOC </text:p>
          </table:table-cell>
          <table:table-cell office:value-type="string">
            <text:p>cota2_cod </text:p>
          </table:table-cell>
          <table:table-cell office:value-type="string">
            <text:p>pedi2_cod </text:p>
          </table:table-cell>
          <table:table-cell office:value-type="string">
            <text:p>canf2_cod </text:p>
          </table:table-cell>
          <table:table-cell office:value-type="string">
            <text:p>RECITREQ2_SITUA </text:p>
          </table:table-cell>
          <table:table-cell office:value-type="string">
            <text:p>RECITREQ2_STATUS </text:p>
          </table:table-cell>
          <table:table-cell office:value-type="string">
            <text:p>RECITREQ2_RESP_APRO </text:p>
          </table:table-cell>
          <table:table-cell office:value-type="string">
            <text:p>RECITREQ2_FONE_APRO </text:p>
          </table:table-cell>
          <table:table-cell office:value-type="string">
            <text:p>RECITREQ2_DATA </text:p>
          </table:table-cell>
          <table:table-cell office:value-type="string">
            <text:p>RECITREQ2_HORA </text:p>
          </table:table-cell>
          <table:table-cell office:value-type="string">
            <text:p>RECITREQ2_QTD_APRO </text:p>
          </table:table-cell>
          <table:table-cell office:value-type="string">
            <text:p>RECITREQ2_OBS_APRO </text:p>
          </table:table-cell>
          <table:table-cell office:value-type="string">
            <text:p>RECITREQ2_EMAIL_APRO </text:p>
          </table:table-cell>
          <table:table-cell office:value-type="string">
            <text:p>motr2_cod </text:p>
          </table:table-cell>
          <table:table-cell office:value-type="string">
            <text:p>recitreq2_qtd_atua </text:p>
          </table:table-cell>
          <table:table-cell office:value-type="string">
            <text:p>itor1_cod </text:p>
          </table:table-cell>
          <table:table-cell table:number-columns-repeated="21"/>
        </table:table-row>
        <table:table-row table:style-name="ro2">
          <table:table-cell office:value-type="string">
            <text:p>dbo.TV2_RECREQ</text:p>
          </table:table-cell>
          <table:table-cell office:value-type="string">
            <text:p>RecReq2_cod </text:p>
          </table:table-cell>
          <table:table-cell office:value-type="string">
            <text:p>Req2_cod </text:p>
          </table:table-cell>
          <table:table-cell office:value-type="string">
            <text:p>OBRA2_COD </text:p>
          </table:table-cell>
          <table:table-cell office:value-type="string">
            <text:p>OBRA2_COD_OBRA </text:p>
          </table:table-cell>
          <table:table-cell office:value-type="string">
            <text:p>REQ2_DATA </text:p>
          </table:table-cell>
          <table:table-cell office:value-type="string">
            <text:p>RECREQ2_HORA </text:p>
          </table:table-cell>
          <table:table-cell office:value-type="string">
            <text:p>RECREQ2_DATA </text:p>
          </table:table-cell>
          <table:table-cell office:value-type="string">
            <text:p>REQ2_HORA </text:p>
          </table:table-cell>
          <table:table-cell office:value-type="string">
            <text:p>REQ2_USU </text:p>
          </table:table-cell>
          <table:table-cell office:value-type="string">
            <text:p>REQ2_FONE </text:p>
          </table:table-cell>
          <table:table-cell office:value-type="string">
            <text:p>REQ2_EMAIL </text:p>
          </table:table-cell>
          <table:table-cell office:value-type="string">
            <text:p>RECREQ2_SITUA </text:p>
          </table:table-cell>
          <table:table-cell office:value-type="string">
            <text:p>RECREQ2_STATUS </text:p>
          </table:table-cell>
          <table:table-cell office:value-type="string">
            <text:p>REQ2_OBS </text:p>
          </table:table-cell>
          <table:table-cell office:value-type="string">
            <text:p>REQ2_MONTA </text:p>
          </table:table-cell>
          <table:table-cell office:value-type="string">
            <text:p>REQ2_CONT </text:p>
          </table:table-cell>
          <table:table-cell office:value-type="string">
            <text:p>REQ2_LOC_ENT </text:p>
          </table:table-cell>
          <table:table-cell table:number-columns-repeated="37"/>
        </table:table-row>
        <table:table-row table:style-name="ro2">
          <table:table-cell office:value-type="string">
            <text:p>dbo.TV2_REQ</text:p>
          </table:table-cell>
          <table:table-cell office:value-type="string">
            <text:p>Req2_cod </text:p>
          </table:table-cell>
          <table:table-cell office:value-type="string">
            <text:p>OBRA2_COD </text:p>
          </table:table-cell>
          <table:table-cell office:value-type="string">
            <text:p>REQ2_CONT </text:p>
          </table:table-cell>
          <table:table-cell office:value-type="string">
            <text:p>OBRA2_COD_OBRA </text:p>
          </table:table-cell>
          <table:table-cell office:value-type="string">
            <text:p>REQ2_DATA </text:p>
          </table:table-cell>
          <table:table-cell office:value-type="string">
            <text:p>REQ2_HORA </text:p>
          </table:table-cell>
          <table:table-cell office:value-type="string">
            <text:p>REQ2_USU </text:p>
          </table:table-cell>
          <table:table-cell office:value-type="string">
            <text:p>REQ2_FONE </text:p>
          </table:table-cell>
          <table:table-cell office:value-type="string">
            <text:p>REQ2_EMAIL </text:p>
          </table:table-cell>
          <table:table-cell office:value-type="string">
            <text:p>REQ2_SITUA </text:p>
          </table:table-cell>
          <table:table-cell office:value-type="string">
            <text:p>REQ2_STATUS </text:p>
          </table:table-cell>
          <table:table-cell office:value-type="string">
            <text:p>REQ2_OBS </text:p>
          </table:table-cell>
          <table:table-cell office:value-type="string">
            <text:p>REQ2_MONTA </text:p>
          </table:table-cell>
          <table:table-cell office:value-type="string">
            <text:p>REQ2_LOC_ENT </text:p>
          </table:table-cell>
          <table:table-cell table:number-columns-repeated="40"/>
        </table:table-row>
        <table:table-row table:style-name="ro2">
          <table:table-cell office:value-type="string">
            <text:p>dbo.TV2_TAB1</text:p>
          </table:table-cell>
          <table:table-cell office:value-type="string">
            <text:p>tab2_cod </text:p>
          </table:table-cell>
          <table:table-cell office:value-type="string">
            <text:p>tab2_nom </text:p>
          </table:table-cell>
          <table:table-cell office:value-type="string">
            <text:p>grupo </text:p>
          </table:table-cell>
          <table:table-cell table:number-columns-repeated="51"/>
        </table:table-row>
        <table:table-row table:style-name="ro2">
          <table:table-cell office:value-type="string">
            <text:p>dbo.TV2_TRAN</text:p>
          </table:table-cell>
          <table:table-cell office:value-type="string">
            <text:p>TRAN2_COD </text:p>
          </table:table-cell>
          <table:table-cell office:value-type="string">
            <text:p>OBRA2_ORIG_COD </text:p>
          </table:table-cell>
          <table:table-cell office:value-type="string">
            <text:p>OBRA2_DEST_COD </text:p>
          </table:table-cell>
          <table:table-cell office:value-type="string">
            <text:p>FLUXO_ORIG_COD </text:p>
          </table:table-cell>
          <table:table-cell office:value-type="string">
            <text:p>FLUXO_DEST_COD </text:p>
          </table:table-cell>
          <table:table-cell office:value-type="string">
            <text:p>OBRA2_ORIG_OBRA </text:p>
          </table:table-cell>
          <table:table-cell office:value-type="string">
            <text:p>OBRA2_DEST_OBRA </text:p>
          </table:table-cell>
          <table:table-cell office:value-type="string">
            <text:p>FLUXO_ORIG_OBRA </text:p>
          </table:table-cell>
          <table:table-cell office:value-type="string">
            <text:p>FLUXO_DEST_OBRA </text:p>
          </table:table-cell>
          <table:table-cell office:value-type="string">
            <text:p>TRAN2_RESP </text:p>
          </table:table-cell>
          <table:table-cell office:value-type="string">
            <text:p>TRAN2_DATA </text:p>
          </table:table-cell>
          <table:table-cell office:value-type="string">
            <text:p>TRAN2_SITUA </text:p>
          </table:table-cell>
          <table:table-cell office:value-type="string">
            <text:p>TRAN2_ACAO </text:p>
          </table:table-cell>
          <table:table-cell table:number-columns-repeated="41"/>
        </table:table-row>
        <table:table-row table:style-name="ro2">
          <table:table-cell office:value-type="string">
            <text:p>dbo.TV2_TXCO</text:p>
          </table:table-cell>
          <table:table-cell office:value-type="string">
            <text:p>TXCO2_cod </text:p>
          </table:table-cell>
          <table:table-cell office:value-type="string">
            <text:p>Cota2_cod </text:p>
          </table:table-cell>
          <table:table-cell office:value-type="string">
            <text:p>itco2_loc_ent </text:p>
          </table:table-cell>
          <table:table-cell office:value-type="string">
            <text:p>TXCO2_frete </text:p>
          </table:table-cell>
          <table:table-cell office:value-type="string">
            <text:p>TXCO2_taxas </text:p>
          </table:table-cell>
          <table:table-cell office:value-type="string">
            <text:p>TXCO2_desconto </text:p>
          </table:table-cell>
          <table:table-cell office:value-type="string">
            <text:p>pedi2_cod </text:p>
          </table:table-cell>
          <table:table-cell office:value-type="string">
            <text:p>Pess2_cod </text:p>
          </table:table-cell>
          <table:table-cell office:value-type="string">
            <text:p>canf2_cod </text:p>
          </table:table-cell>
          <table:table-cell office:value-type="string">
            <text:p>txco2_icms </text:p>
          </table:table-cell>
          <table:table-cell office:value-type="string">
            <text:p>txco2_seguro </text:p>
          </table:table-cell>
          <table:table-cell office:value-type="string">
            <text:p>cdpg2_cod </text:p>
          </table:table-cell>
          <table:table-cell table:number-columns-repeated="42"/>
        </table:table-row>
        <table:table-row table:style-name="ro2">
          <table:table-cell office:value-type="string">
            <text:p>dbo.TV2_VENF</text:p>
          </table:table-cell>
          <table:table-cell office:value-type="string">
            <text:p>Venf2_cod </text:p>
          </table:table-cell>
          <table:table-cell office:value-type="string">
            <text:p>Canf2_cod </text:p>
          </table:table-cell>
          <table:table-cell office:value-type="string">
            <text:p>Venf2_data </text:p>
          </table:table-cell>
          <table:table-cell office:value-type="string">
            <text:p>Venf2_val </text:p>
          </table:table-cell>
          <table:table-cell office:value-type="string">
            <text:p>obra2_cod </text:p>
          </table:table-cell>
          <table:table-cell table:number-columns-repeated="49"/>
        </table:table-row>
        <table:table-row table:style-name="ro2">
          <table:table-cell office:value-type="string">
            <text:p>dbo.TV2_VEPE</text:p>
          </table:table-cell>
          <table:table-cell office:value-type="string">
            <text:p>vepe2_cod </text:p>
          </table:table-cell>
          <table:table-cell office:value-type="string">
            <text:p>Pedi2_cod </text:p>
          </table:table-cell>
          <table:table-cell office:value-type="string">
            <text:p>Obra2_cod </text:p>
          </table:table-cell>
          <table:table-cell office:value-type="string">
            <text:p>VEPE2_DATA </text:p>
          </table:table-cell>
          <table:table-cell office:value-type="string">
            <text:p>VEPE2_VAL </text:p>
          </table:table-cell>
          <table:table-cell table:number-columns-repeated="49"/>
        </table:table-row>
        <table:table-row table:style-name="ro2">
          <table:table-cell office:value-type="string">
            <text:p>dbo.TV9_GLOB</text:p>
          </table:table-cell>
          <table:table-cell office:value-type="string">
            <text:p>GLOB9_COD </text:p>
          </table:table-cell>
          <table:table-cell office:value-type="string">
            <text:p>GLOB9_MAQ </text:p>
          </table:table-cell>
          <table:table-cell office:value-type="string">
            <text:p>USUA1_COD </text:p>
          </table:table-cell>
          <table:table-cell office:value-type="string">
            <text:p>USUA1_REDE </text:p>
          </table:table-cell>
          <table:table-cell office:value-type="string">
            <text:p>GLOB9_DATA </text:p>
          </table:table-cell>
          <table:table-cell office:value-type="string">
            <text:p>OBRA2_COD </text:p>
          </table:table-cell>
          <table:table-cell office:value-type="string">
            <text:p>ORCA1_COD </text:p>
          </table:table-cell>
          <table:table-cell table:number-columns-repeated="47"/>
        </table:table-row>
        <table:table-row table:style-name="ro2">
          <table:table-cell office:value-type="string">
            <text:p>dbo.TV9_HIST</text:p>
          </table:table-cell>
          <table:table-cell office:value-type="string">
            <text:p>OBRA2_COD </text:p>
          </table:table-cell>
          <table:table-cell office:value-type="string">
            <text:p>ORCA1_COD </text:p>
          </table:table-cell>
          <table:table-cell office:value-type="string">
            <text:p>ITOR1_COD </text:p>
          </table:table-cell>
          <table:table-cell office:value-type="string">
            <text:p>HIST9_VLR </text:p>
          </table:table-cell>
          <table:table-cell table:number-columns-repeated="50"/>
        </table:table-row>
        <table:table-row table:style-name="ro2">
          <table:table-cell office:value-type="string">
            <text:p>dbo.TV9_ITGL</text:p>
          </table:table-cell>
          <table:table-cell office:value-type="string">
            <text:p>GLOB9_COD </text:p>
          </table:table-cell>
          <table:table-cell office:value-type="string">
            <text:p>ITGL9_CURVA_VLR </text:p>
          </table:table-cell>
          <table:table-cell office:value-type="string">
            <text:p>ITGL9_HIST_VLR </text:p>
          </table:table-cell>
          <table:table-cell office:value-type="string">
            <text:p>COMP1_COD </text:p>
          </table:table-cell>
          <table:table-cell office:value-type="string">
            <text:p>ITOR1_COD </text:p>
          </table:table-cell>
          <table:table-cell office:value-type="string">
            <text:p>ITOR1_COD0 </text:p>
          </table:table-cell>
          <table:table-cell office:value-type="string">
            <text:p>COMP1_COEF </text:p>
          </table:table-cell>
          <table:table-cell office:value-type="string">
            <text:p>COMP1_COEF_CALC </text:p>
          </table:table-cell>
          <table:table-cell table:number-columns-repeated="46"/>
        </table:table-row>
        <table:table-row table:style-name="ro2">
          <table:table-cell office:value-type="string">
            <text:p>dbo.XLSBASE</text:p>
          </table:table-cell>
          <table:table-cell office:value-type="string">
            <text:p>coeficiente </text:p>
          </table:table-cell>
          <table:table-cell office:value-type="string">
            <text:p>ordem </text:p>
          </table:table-cell>
          <table:table-cell office:value-type="string">
            <text:p>nive1_cod </text:p>
          </table:table-cell>
          <table:table-cell office:value-type="string">
            <text:p>nivel </text:p>
          </table:table-cell>
          <table:table-cell office:value-type="string">
            <text:p>id </text:p>
          </table:table-cell>
          <table:table-cell office:value-type="string">
            <text:p>classe </text:p>
          </table:table-cell>
          <table:table-cell office:value-type="string">
            <text:p>unidade </text:p>
          </table:table-cell>
          <table:table-cell office:value-type="string">
            <text:p>descricao </text:p>
          </table:table-cell>
          <table:table-cell office:value-type="string">
            <text:p>codigo </text:p>
          </table:table-cell>
          <table:table-cell office:value-type="string">
            <text:p>preco </text:p>
          </table:table-cell>
          <table:table-cell table:number-columns-repeated="44"/>
        </table:table-row>
        <table:table-row table:style-name="ro2">
          <table:table-cell office:value-type="string">
            <text:p>dbo.XLSORCA</text:p>
          </table:table-cell>
          <table:table-cell office:value-type="string">
            <text:p>quantidade </text:p>
          </table:table-cell>
          <table:table-cell office:value-type="string">
            <text:p>coeficiente </text:p>
          </table:table-cell>
          <table:table-cell office:value-type="string">
            <text:p>ordem </text:p>
          </table:table-cell>
          <table:table-cell office:value-type="string">
            <text:p>nive1_cod </text:p>
          </table:table-cell>
          <table:table-cell office:value-type="string">
            <text:p>nivel </text:p>
          </table:table-cell>
          <table:table-cell office:value-type="string">
            <text:p>id </text:p>
          </table:table-cell>
          <table:table-cell office:value-type="string">
            <text:p>classe </text:p>
          </table:table-cell>
          <table:table-cell office:value-type="string">
            <text:p>unidade </text:p>
          </table:table-cell>
          <table:table-cell office:value-type="string">
            <text:p>descricao </text:p>
          </table:table-cell>
          <table:table-cell office:value-type="string">
            <text:p>codigo </text:p>
          </table:table-cell>
          <table:table-cell office:value-type="string">
            <text:p>preco </text:p>
          </table:table-cell>
          <table:table-cell table:number-columns-repeated="43"/>
        </table:table-row>
        <table:table-row table:style-name="ro2">
          <table:table-cell office:value-type="string">
            <text:p>PiniWeb.chave</text:p>
          </table:table-cell>
          <table:table-cell office:value-type="string">
            <text:p>chave </text:p>
          </table:table-cell>
          <table:table-cell office:value-type="string">
            <text:p>ordem </text:p>
          </table:table-cell>
          <table:table-cell office:value-type="string">
            <text:p>base1cod </text:p>
          </table:table-cell>
          <table:table-cell table:number-columns-repeated="51"/>
        </table:table-row>
        <table:table-row table:style-name="ro2">
          <table:table-cell office:value-type="string">
            <text:p>PiniWeb.ConstruCompras</text:p>
          </table:table-cell>
          <table:table-cell office:value-type="string">
            <text:p>Categoria </text:p>
          </table:table-cell>
          <table:table-cell office:value-type="string">
            <text:p>Grupo </text:p>
          </table:table-cell>
          <table:table-cell office:value-type="string">
            <text:p>IdConstru </text:p>
          </table:table-cell>
          <table:table-cell office:value-type="string">
            <text:p>Tipo </text:p>
          </table:table-cell>
          <table:table-cell table:number-columns-repeated="50"/>
        </table:table-row>
        <table:table-row table:style-name="ro2">
          <table:table-cell office:value-type="string">
            <text:p>PiniWeb.modulos</text:p>
          </table:table-cell>
          <table:table-cell office:value-type="string">
            <text:p>modulo </text:p>
          </table:table-cell>
          <table:table-cell table:number-columns-repeated="53"/>
        </table:table-row>
        <table:table-row table:style-name="ro2">
          <table:table-cell office:value-type="string">
            <text:p>PiniWeb.perfil</text:p>
          </table:table-cell>
          <table:table-cell office:value-type="string">
            <text:p>PERF0_tip </text:p>
          </table:table-cell>
          <table:table-cell office:value-type="string">
            <text:p>perfil </text:p>
          </table:table-cell>
          <table:table-cell table:number-columns-repeated="52"/>
        </table:table-row>
        <table:table-row table:style-name="ro2">
          <table:table-cell office:value-type="string">
            <text:p>PiniWeb.Tb1_obim</text:p>
          </table:table-cell>
          <table:table-cell office:value-type="string">
            <text:p>obim1_cod </text:p>
          </table:table-cell>
          <table:table-cell office:value-type="string">
            <text:p>figura </text:p>
          </table:table-cell>
          <table:table-cell office:value-type="string">
            <text:p>itor1_cod </text:p>
          </table:table-cell>
          <table:table-cell office:value-type="string">
            <text:p>itba1_cod </text:p>
          </table:table-cell>
          <table:table-cell office:value-type="string">
            <text:p>tipo </text:p>
          </table:table-cell>
          <table:table-cell office:value-type="string">
            <text:p>base </text:p>
          </table:table-cell>
          <table:table-cell office:value-type="string">
            <text:p>ordem </text:p>
          </table:table-cell>
          <table:table-cell table:number-columns-repeated="47"/>
        </table:table-row>
        <table:table-row table:style-name="ro2">
          <table:table-cell office:value-type="string">
            <text:p>PiniWeb.Ti2_orca</text:p>
          </table:table-cell>
          <table:table-cell office:value-type="string">
            <text:p>tipo </text:p>
          </table:table-cell>
          <table:table-cell office:value-type="string">
            <text:p>itemizacao </text:p>
          </table:table-cell>
          <table:table-cell office:value-type="string">
            <text:p>coditem </text:p>
          </table:table-cell>
          <table:table-cell office:value-type="string">
            <text:p>pai </text:p>
          </table:table-cell>
          <table:table-cell office:value-type="string">
            <text:p>descricao </text:p>
          </table:table-cell>
          <table:table-cell office:value-type="string">
            <text:p>unidade </text:p>
          </table:table-cell>
          <table:table-cell office:value-type="string">
            <text:p>nivel </text:p>
          </table:table-cell>
          <table:table-cell office:value-type="string">
            <text:p>classificacao </text:p>
          </table:table-cell>
          <table:table-cell office:value-type="string">
            <text:p>itemiza </text:p>
          </table:table-cell>
          <table:table-cell office:value-type="string">
            <text:p>quantidade </text:p>
          </table:table-cell>
          <table:table-cell office:value-type="string">
            <text:p>preco </text:p>
          </table:table-cell>
          <table:table-cell office:value-type="string">
            <text:p>coeficiente </text:p>
          </table:table-cell>
          <table:table-cell office:value-type="string">
            <text:p>ORCA1COD </text:p>
          </table:table-cell>
          <table:table-cell office:value-type="string">
            <text:p>ordem </text:p>
          </table:table-cell>
          <table:table-cell office:value-type="string">
            <text:p>clas1_cod </text:p>
          </table:table-cell>
          <table:table-cell office:value-type="string">
            <text:p>OBRA2COD </text:p>
          </table:table-cell>
          <table:table-cell table:number-columns-repeated="38"/>
        </table:table-row>
        <table:table-row table:style-name="ro2">
          <table:table-cell office:value-type="string">
            <text:p>PiniWeb.TV0_PERF</text:p>
          </table:table-cell>
          <table:table-cell office:value-type="string">
            <text:p>PERF0_COD </text:p>
          </table:table-cell>
          <table:table-cell office:value-type="string">
            <text:p>ACAO0_COD </text:p>
          </table:table-cell>
          <table:table-cell office:value-type="string">
            <text:p>PERF0_TIP </text:p>
          </table:table-cell>
          <table:table-cell table:number-columns-repeated="51"/>
        </table:table-row>
        <table:table-row table:style-name="ro2">
          <table:table-cell office:value-type="string">
            <text:p>PiniWeb.TV1_APRO</text:p>
          </table:table-cell>
          <table:table-cell office:value-type="string">
            <text:p>apro1_cod </text:p>
          </table:table-cell>
          <table:table-cell office:value-type="string">
            <text:p>ITOR1_COD </text:p>
          </table:table-cell>
          <table:table-cell office:value-type="string">
            <text:p>plmd1_COD </text:p>
          </table:table-cell>
          <table:table-cell office:value-type="string">
            <text:p>denf1_COD </text:p>
          </table:table-cell>
          <table:table-cell office:value-type="string">
            <text:p>orca1_cod </text:p>
          </table:table-cell>
          <table:table-cell office:value-type="string">
            <text:p>apro1_QTD </text:p>
          </table:table-cell>
          <table:table-cell table:number-columns-repeated="48"/>
        </table:table-row>
        <table:table-row table:style-name="ro2">
          <table:table-cell office:value-type="string">
            <text:p>PiniWeb.TV1_BATX</text:p>
          </table:table-cell>
          <table:table-cell office:value-type="string">
            <text:p>BATX1_cod </text:p>
          </table:table-cell>
          <table:table-cell office:value-type="string">
            <text:p>BASE1_COD </text:p>
          </table:table-cell>
          <table:table-cell office:value-type="string">
            <text:p>ITBA1_COD </text:p>
          </table:table-cell>
          <table:table-cell office:value-type="string">
            <text:p>clas1_COD </text:p>
          </table:table-cell>
          <table:table-cell office:value-type="string">
            <text:p>TAXA1_COD </text:p>
          </table:table-cell>
          <table:table-cell office:value-type="string">
            <text:p>TAXA1_ABR </text:p>
          </table:table-cell>
          <table:table-cell office:value-type="string">
            <text:p>VALOR </text:p>
          </table:table-cell>
          <table:table-cell table:number-columns-repeated="47"/>
        </table:table-row>
        <table:table-row table:style-name="ro2">
          <table:table-cell office:value-type="string">
            <text:p>PiniWeb.TV1_CLTX</text:p>
          </table:table-cell>
          <table:table-cell office:value-type="string">
            <text:p>CLTX1_cod </text:p>
          </table:table-cell>
          <table:table-cell office:value-type="string">
            <text:p>ORCA1_COD </text:p>
          </table:table-cell>
          <table:table-cell office:value-type="string">
            <text:p>BASE1_COD </text:p>
          </table:table-cell>
          <table:table-cell office:value-type="string">
            <text:p>CLAS1_COD </text:p>
          </table:table-cell>
          <table:table-cell office:value-type="string">
            <text:p>TAXA1_COD </text:p>
          </table:table-cell>
          <table:table-cell office:value-type="string">
            <text:p>TAXA1_ABR </text:p>
          </table:table-cell>
          <table:table-cell office:value-type="string">
            <text:p>VALOR </text:p>
          </table:table-cell>
          <table:table-cell office:value-type="string">
            <text:p>obra2_cod </text:p>
          </table:table-cell>
          <table:table-cell table:number-columns-repeated="46"/>
        </table:table-row>
        <table:table-row table:style-name="ro2">
          <table:table-cell office:value-type="string">
            <text:p>PiniWeb.TV1_CMDD</text:p>
          </table:table-cell>
          <table:table-cell office:value-type="string">
            <text:p>cmdd1_cod </text:p>
          </table:table-cell>
          <table:table-cell office:value-type="string">
            <text:p>cmdd1_coe </text:p>
          </table:table-cell>
          <table:table-cell office:value-type="string">
            <text:p>itmd1_cod </text:p>
          </table:table-cell>
          <table:table-cell office:value-type="string">
            <text:p>itmd1_cod0 </text:p>
          </table:table-cell>
          <table:table-cell office:value-type="string">
            <text:p>cmdd1_tip </text:p>
          </table:table-cell>
          <table:table-cell office:value-type="string">
            <text:p>orca1_cod </text:p>
          </table:table-cell>
          <table:table-cell table:number-columns-repeated="48"/>
        </table:table-row>
        <table:table-row table:style-name="ro2">
          <table:table-cell office:value-type="string">
            <text:p>PiniWeb.TV1_CONV</text:p>
          </table:table-cell>
          <table:table-cell office:value-type="string">
            <text:p>conv1_cod </text:p>
          </table:table-cell>
          <table:table-cell office:value-type="string">
            <text:p>unim1_codo </text:p>
          </table:table-cell>
          <table:table-cell office:value-type="string">
            <text:p>unim1_codd </text:p>
          </table:table-cell>
          <table:table-cell office:value-type="string">
            <text:p>acom2_origem </text:p>
          </table:table-cell>
          <table:table-cell office:value-type="string">
            <text:p>formula </text:p>
          </table:table-cell>
          <table:table-cell office:value-type="string">
            <text:p>ITERA </text:p>
          </table:table-cell>
          <table:table-cell table:number-columns-repeated="48"/>
        </table:table-row>
        <table:table-row table:style-name="ro2">
          <table:table-cell office:value-type="string">
            <text:p>PiniWeb.TV1_CROD</text:p>
          </table:table-cell>
          <table:table-cell office:value-type="string">
            <text:p>CROD1_COD </text:p>
          </table:table-cell>
          <table:table-cell office:value-type="string">
            <text:p>CRON1_COD </text:p>
          </table:table-cell>
          <table:table-cell office:value-type="string">
            <text:p>CROD1_INI </text:p>
          </table:table-cell>
          <table:table-cell office:value-type="string">
            <text:p>CROD1_FIN </text:p>
          </table:table-cell>
          <table:table-cell office:value-type="string">
            <text:p>CROD1_ORD </text:p>
          </table:table-cell>
          <table:table-cell office:value-type="string">
            <text:p>CROD1_QTD </text:p>
          </table:table-cell>
          <table:table-cell office:value-type="string">
            <text:p>plor1_cod </text:p>
          </table:table-cell>
          <table:table-cell office:value-type="string">
            <text:p>orca1_cod </text:p>
          </table:table-cell>
          <table:table-cell table:number-columns-repeated="46"/>
        </table:table-row>
        <table:table-row table:style-name="ro2">
          <table:table-cell office:value-type="string">
            <text:p>PiniWeb.TV1_DIPE</text:p>
          </table:table-cell>
          <table:table-cell office:value-type="string">
            <text:p>DIPE1_COD </text:p>
          </table:table-cell>
          <table:table-cell office:value-type="string">
            <text:p>CRON1_COD </text:p>
          </table:table-cell>
          <table:table-cell office:value-type="string">
            <text:p>DIPE1_QTD </text:p>
          </table:table-cell>
          <table:table-cell office:value-type="string">
            <text:p>DIPE1_Data </text:p>
          </table:table-cell>
          <table:table-cell office:value-type="string">
            <text:p>DIPE1_ORD </text:p>
          </table:table-cell>
          <table:table-cell office:value-type="string">
            <text:p>plor1_cod </text:p>
          </table:table-cell>
          <table:table-cell office:value-type="string">
            <text:p>orca1_cod </text:p>
          </table:table-cell>
          <table:table-cell office:value-type="string">
            <text:p>crod1_cod </text:p>
          </table:table-cell>
          <table:table-cell table:number-columns-repeated="46"/>
        </table:table-row>
        <table:table-row table:style-name="ro2">
          <table:table-cell office:value-type="string">
            <text:p>PiniWeb.tv1_dipe_original</text:p>
          </table:table-cell>
          <table:table-cell office:value-type="string">
            <text:p>CRON1_COD </text:p>
          </table:table-cell>
          <table:table-cell office:value-type="string">
            <text:p>DIPE1_ORD </text:p>
          </table:table-cell>
          <table:table-cell office:value-type="string">
            <text:p>plor1_cod </text:p>
          </table:table-cell>
          <table:table-cell office:value-type="string">
            <text:p>dipe1_cod </text:p>
          </table:table-cell>
          <table:table-cell office:value-type="string">
            <text:p>orca1_cod </text:p>
          </table:table-cell>
          <table:table-cell office:value-type="string">
            <text:p>DIPE1_INI </text:p>
          </table:table-cell>
          <table:table-cell office:value-type="string">
            <text:p>DIPE1_FIN </text:p>
          </table:table-cell>
          <table:table-cell office:value-type="string">
            <text:p>DIPE1_QTD </text:p>
          </table:table-cell>
          <table:table-cell table:number-columns-repeated="46"/>
        </table:table-row>
        <table:table-row table:style-name="ro2">
          <table:table-cell office:value-type="string">
            <text:p>PiniWeb.TV1_EMLI</text:p>
          </table:table-cell>
          <table:table-cell office:value-type="string">
            <text:p>ORCA1_COD </text:p>
          </table:table-cell>
          <table:table-cell office:value-type="string">
            <text:p>ORCA1_NOM </text:p>
          </table:table-cell>
          <table:table-cell office:value-type="string">
            <text:p>OBRA2_COD </text:p>
          </table:table-cell>
          <table:table-cell office:value-type="string">
            <text:p>OBRA2_COD_OBRA </text:p>
          </table:table-cell>
          <table:table-cell office:value-type="string">
            <text:p>PLOR1_COD </text:p>
          </table:table-cell>
          <table:table-cell office:value-type="string">
            <text:p>PLOR1_COD0 </text:p>
          </table:table-cell>
          <table:table-cell office:value-type="string">
            <text:p>ITOR1_COD </text:p>
          </table:table-cell>
          <table:table-cell office:value-type="string">
            <text:p>ITOR1_COD0 </text:p>
          </table:table-cell>
          <table:table-cell office:value-type="string">
            <text:p>PESS2_COD </text:p>
          </table:table-cell>
          <table:table-cell office:value-type="string">
            <text:p>ITOR1_COD_ITEM </text:p>
          </table:table-cell>
          <table:table-cell office:value-type="string">
            <text:p>ITOR1_COD_ITEM0 </text:p>
          </table:table-cell>
          <table:table-cell office:value-type="string">
            <text:p>ITOR1_DES </text:p>
          </table:table-cell>
          <table:table-cell office:value-type="string">
            <text:p>CLAS1_COD </text:p>
          </table:table-cell>
          <table:table-cell office:value-type="string">
            <text:p>ITOR1_OBS </text:p>
          </table:table-cell>
          <table:table-cell office:value-type="string">
            <text:p>UNIM1_COD </text:p>
          </table:table-cell>
          <table:table-cell office:value-type="string">
            <text:p>PLOR1_QTD </text:p>
          </table:table-cell>
          <table:table-cell office:value-type="string">
            <text:p>ITOR1_COEF </text:p>
          </table:table-cell>
          <table:table-cell office:value-type="string">
            <text:p>ITOR1_PRC </text:p>
          </table:table-cell>
          <table:table-cell office:value-type="string">
            <text:p>EMLI1_COD_ORI </text:p>
          </table:table-cell>
          <table:table-cell office:value-type="string">
            <text:p>EMLI1_COD_SUB </text:p>
          </table:table-cell>
          <table:table-cell office:value-type="string">
            <text:p>EMLI1_TIP </text:p>
          </table:table-cell>
          <table:table-cell office:value-type="string">
            <text:p>EMLI1_PRC_UNIT </text:p>
          </table:table-cell>
          <table:table-cell office:value-type="string">
            <text:p>EMLI1_PRC_UNIT_MO </text:p>
          </table:table-cell>
          <table:table-cell office:value-type="string">
            <text:p>EMLI1_PRC_UNIT_MAT </text:p>
          </table:table-cell>
          <table:table-cell office:value-type="string">
            <text:p>EMLI1_PRC_TOT_UNIT </text:p>
          </table:table-cell>
          <table:table-cell office:value-type="string">
            <text:p>EMLI1_PRC_UNIT_TX </text:p>
          </table:table-cell>
          <table:table-cell office:value-type="string">
            <text:p>EMLI1_PRC_ITEM_TX </text:p>
          </table:table-cell>
          <table:table-cell office:value-type="string">
            <text:p>EMLI1_PRC_UNIT_TX_MO </text:p>
          </table:table-cell>
          <table:table-cell office:value-type="string">
            <text:p>EMLI1_PRC_UNIT_TX_MAT </text:p>
          </table:table-cell>
          <table:table-cell office:value-type="string">
            <text:p>EMLI1_PRC_UNIT_TX_TOT </text:p>
          </table:table-cell>
          <table:table-cell office:value-type="string">
            <text:p>EMLI1_PRC_TX </text:p>
          </table:table-cell>
          <table:table-cell office:value-type="string">
            <text:p>EMLI1_PRC_TX_MO </text:p>
          </table:table-cell>
          <table:table-cell office:value-type="string">
            <text:p>EMLI1_PRC_TX_MAT </text:p>
          </table:table-cell>
          <table:table-cell office:value-type="string">
            <text:p>EMLI1_PRC_LS </text:p>
          </table:table-cell>
          <table:table-cell office:value-type="string">
            <text:p>EMLI1_PRC_BDI </text:p>
          </table:table-cell>
          <table:table-cell office:value-type="string">
            <text:p>EMLI1_PRC_ADM </text:p>
          </table:table-cell>
          <table:table-cell office:value-type="string">
            <text:p>EMLI1_PRC_TX_TOT </text:p>
          </table:table-cell>
          <table:table-cell office:value-type="string">
            <text:p>EMLI1_PRC_UNIT_TOT_TX </text:p>
          </table:table-cell>
          <table:table-cell office:value-type="string">
            <text:p>EMLI1_QTD_CURVA </text:p>
          </table:table-cell>
          <table:table-cell office:value-type="string">
            <text:p>EMLI1_PRC_ORC </text:p>
          </table:table-cell>
          <table:table-cell office:value-type="string">
            <text:p>EMLI1_ORD </text:p>
          </table:table-cell>
          <table:table-cell table:number-columns-repeated="13"/>
        </table:table-row>
        <table:table-row table:style-name="ro2">
          <table:table-cell office:value-type="string">
            <text:p>PiniWeb.TV1_FERI</text:p>
          </table:table-cell>
          <table:table-cell office:value-type="string">
            <text:p>FERI1_COD </text:p>
          </table:table-cell>
          <table:table-cell office:value-type="string">
            <text:p>FERI1_NOM </text:p>
          </table:table-cell>
          <table:table-cell office:value-type="string">
            <text:p>MESNUM </text:p>
          </table:table-cell>
          <table:table-cell office:value-type="string">
            <text:p>DIASNUM </text:p>
          </table:table-cell>
          <table:table-cell office:value-type="string">
            <text:p>DIASOCORRE </text:p>
          </table:table-cell>
          <table:table-cell office:value-type="string">
            <text:p>DIASDASEMA </text:p>
          </table:table-cell>
          <table:table-cell office:value-type="string">
            <text:p>DIASTIPO </text:p>
          </table:table-cell>
          <table:table-cell office:value-type="string">
            <text:p>orca1_cod </text:p>
          </table:table-cell>
          <table:table-cell office:value-type="string">
            <text:p>NOAPLICA </text:p>
          </table:table-cell>
          <table:table-cell office:value-type="string">
            <text:p>anonum </text:p>
          </table:table-cell>
          <table:table-cell table:number-columns-repeated="44"/>
        </table:table-row>
        <table:table-row table:style-name="ro2">
          <table:table-cell office:value-type="string">
            <text:p>PiniWeb.TV1_inda</text:p>
          </table:table-cell>
          <table:table-cell office:value-type="string">
            <text:p>inda1_cod </text:p>
          </table:table-cell>
          <table:table-cell office:value-type="string">
            <text:p>indA1_data </text:p>
          </table:table-cell>
          <table:table-cell office:value-type="string">
            <text:p>indi1_COD </text:p>
          </table:table-cell>
          <table:table-cell office:value-type="string">
            <text:p>indA1_val </text:p>
          </table:table-cell>
          <table:table-cell table:number-columns-repeated="50"/>
        </table:table-row>
        <table:table-row table:style-name="ro2">
          <table:table-cell office:value-type="string">
            <text:p>PiniWeb.TV1_indi</text:p>
          </table:table-cell>
          <table:table-cell office:value-type="string">
            <text:p>indi1_cod </text:p>
          </table:table-cell>
          <table:table-cell office:value-type="string">
            <text:p>indi1_tit </text:p>
          </table:table-cell>
          <table:table-cell office:value-type="string">
            <text:p>indi1_fon </text:p>
          </table:table-cell>
          <table:table-cell office:value-type="string">
            <text:p>indi1_pro </text:p>
          </table:table-cell>
          <table:table-cell office:value-type="string">
            <text:p>indi1_nom </text:p>
          </table:table-cell>
          <table:table-cell table:number-columns-repeated="49"/>
        </table:table-row>
        <table:table-row table:style-name="ro2">
          <table:table-cell office:value-type="string">
            <text:p>PiniWeb.TV1_INVE</text:p>
          </table:table-cell>
          <table:table-cell office:value-type="string">
            <text:p>inve1_cod </text:p>
          </table:table-cell>
          <table:table-cell office:value-type="string">
            <text:p>inve1_qtd </text:p>
          </table:table-cell>
          <table:table-cell office:value-type="string">
            <text:p>inve1_prc </text:p>
          </table:table-cell>
          <table:table-cell office:value-type="string">
            <text:p>inve1_prc_comtaxa </text:p>
          </table:table-cell>
          <table:table-cell office:value-type="string">
            <text:p>itor1_cod </text:p>
          </table:table-cell>
          <table:table-cell office:value-type="string">
            <text:p>inve1_des </text:p>
          </table:table-cell>
          <table:table-cell office:value-type="string">
            <text:p>unim1_cod </text:p>
          </table:table-cell>
          <table:table-cell office:value-type="string">
            <text:p>clas1_cod </text:p>
          </table:table-cell>
          <table:table-cell office:value-type="string">
            <text:p>inve1_cod_item </text:p>
          </table:table-cell>
          <table:table-cell office:value-type="string">
            <text:p>orca1_cod </text:p>
          </table:table-cell>
          <table:table-cell table:number-columns-repeated="44"/>
        </table:table-row>
        <table:table-row table:style-name="ro2">
          <table:table-cell office:value-type="string">
            <text:p>PiniWeb.TV1_LICI</text:p>
          </table:table-cell>
          <table:table-cell office:value-type="string">
            <text:p>orca1_cod </text:p>
          </table:table-cell>
          <table:table-cell office:value-type="string">
            <text:p>plor1_cod </text:p>
          </table:table-cell>
          <table:table-cell office:value-type="string">
            <text:p>itor1_cod </text:p>
          </table:table-cell>
          <table:table-cell office:value-type="string">
            <text:p>itor1_cod0 </text:p>
          </table:table-cell>
          <table:table-cell office:value-type="string">
            <text:p>lici1_ord </text:p>
          </table:table-cell>
          <table:table-cell office:value-type="string">
            <text:p>LICI1_PRC_UNIT </text:p>
          </table:table-cell>
          <table:table-cell office:value-type="string">
            <text:p>LICI1_PRC_UNIT_MO </text:p>
          </table:table-cell>
          <table:table-cell office:value-type="string">
            <text:p>LICI1_PRC_UNIT_MAT </text:p>
          </table:table-cell>
          <table:table-cell office:value-type="string">
            <text:p>LICI1_PRC_TOT_UNIT </text:p>
          </table:table-cell>
          <table:table-cell office:value-type="string">
            <text:p>LICI1_PRC_UNIT_TX </text:p>
          </table:table-cell>
          <table:table-cell office:value-type="string">
            <text:p>LICI1_PRC_ITEM_TX </text:p>
          </table:table-cell>
          <table:table-cell office:value-type="string">
            <text:p>LICI1_PRC_UNIT_TX_MO </text:p>
          </table:table-cell>
          <table:table-cell office:value-type="string">
            <text:p>LICI1_PRC_UNIT_TX_MAT </text:p>
          </table:table-cell>
          <table:table-cell office:value-type="string">
            <text:p>LICI1_PRC_UNIT_TX_TOT </text:p>
          </table:table-cell>
          <table:table-cell office:value-type="string">
            <text:p>LICI1_PRC_TX </text:p>
          </table:table-cell>
          <table:table-cell office:value-type="string">
            <text:p>LICI1_PRC_TX_MO </text:p>
          </table:table-cell>
          <table:table-cell office:value-type="string">
            <text:p>LICI1_PRC_TX_MAT </text:p>
          </table:table-cell>
          <table:table-cell office:value-type="string">
            <text:p>LICI1_PRC_LS </text:p>
          </table:table-cell>
          <table:table-cell office:value-type="string">
            <text:p>LICI1_PRC_BDI </text:p>
          </table:table-cell>
          <table:table-cell office:value-type="string">
            <text:p>LICI1_PRC_ADM </text:p>
          </table:table-cell>
          <table:table-cell office:value-type="string">
            <text:p>LICI1_PRC_TX_TOT </text:p>
          </table:table-cell>
          <table:table-cell office:value-type="string">
            <text:p>LICI1_PRC_UNIT_TOT_TX </text:p>
          </table:table-cell>
          <table:table-cell office:value-type="string">
            <text:p>LICI1_QTD_CURVA </text:p>
          </table:table-cell>
          <table:table-cell office:value-type="string">
            <text:p>LICI1_PRC_ORC </text:p>
          </table:table-cell>
          <table:table-cell table:number-columns-repeated="30"/>
        </table:table-row>
        <table:table-row table:style-name="ro2">
          <table:table-cell office:value-type="string">
            <text:p>PiniWeb.TV1_MEDI</text:p>
          </table:table-cell>
          <table:table-cell office:value-type="string">
            <text:p>medi1_cod </text:p>
          </table:table-cell>
          <table:table-cell office:value-type="string">
            <text:p>medi1_qtd </text:p>
          </table:table-cell>
          <table:table-cell office:value-type="string">
            <text:p>medi1_prc </text:p>
          </table:table-cell>
          <table:table-cell office:value-type="string">
            <text:p>itor1_cod </text:p>
          </table:table-cell>
          <table:table-cell office:value-type="string">
            <text:p>itor1_des </text:p>
          </table:table-cell>
          <table:table-cell office:value-type="string">
            <text:p>medi1_data </text:p>
          </table:table-cell>
          <table:table-cell office:value-type="string">
            <text:p>plor1_qtd </text:p>
          </table:table-cell>
          <table:table-cell office:value-type="string">
            <text:p>itor1_prc </text:p>
          </table:table-cell>
          <table:table-cell office:value-type="string">
            <text:p>unim1_cod </text:p>
          </table:table-cell>
          <table:table-cell office:value-type="string">
            <text:p>clas1_cod </text:p>
          </table:table-cell>
          <table:table-cell office:value-type="string">
            <text:p>nive1_cod </text:p>
          </table:table-cell>
          <table:table-cell office:value-type="string">
            <text:p>aux1 </text:p>
          </table:table-cell>
          <table:table-cell office:value-type="string">
            <text:p>aux2 </text:p>
          </table:table-cell>
          <table:table-cell office:value-type="string">
            <text:p>aux3 </text:p>
          </table:table-cell>
          <table:table-cell office:value-type="string">
            <text:p>plor1_ord </text:p>
          </table:table-cell>
          <table:table-cell office:value-type="string">
            <text:p>plor1_cod </text:p>
          </table:table-cell>
          <table:table-cell office:value-type="string">
            <text:p>plor1_cod0 </text:p>
          </table:table-cell>
          <table:table-cell office:value-type="string">
            <text:p>plan1_cod </text:p>
          </table:table-cell>
          <table:table-cell office:value-type="string">
            <text:p>medi1_ord </text:p>
          </table:table-cell>
          <table:table-cell office:value-type="string">
            <text:p>itor1_cod_item </text:p>
          </table:table-cell>
          <table:table-cell office:value-type="string">
            <text:p>plor1_itpl </text:p>
          </table:table-cell>
          <table:table-cell office:value-type="string">
            <text:p>orca1_cod </text:p>
          </table:table-cell>
          <table:table-cell office:value-type="string">
            <text:p>medi1_prc_comtaxa </text:p>
          </table:table-cell>
          <table:table-cell table:number-columns-repeated="31"/>
        </table:table-row>
        <table:table-row table:style-name="ro2">
          <table:table-cell office:value-type="string">
            <text:p>PiniWeb.TV1_ORTX</text:p>
          </table:table-cell>
          <table:table-cell office:value-type="string">
            <text:p>ORTX1_cod </text:p>
          </table:table-cell>
          <table:table-cell office:value-type="string">
            <text:p>ORCA1_COD </text:p>
          </table:table-cell>
          <table:table-cell office:value-type="string">
            <text:p>ITOR1_COD </text:p>
          </table:table-cell>
          <table:table-cell office:value-type="string">
            <text:p>clas1_COD </text:p>
          </table:table-cell>
          <table:table-cell office:value-type="string">
            <text:p>TAXA1_COD </text:p>
          </table:table-cell>
          <table:table-cell office:value-type="string">
            <text:p>TAXA1_ABR </text:p>
          </table:table-cell>
          <table:table-cell office:value-type="string">
            <text:p>VALOR </text:p>
          </table:table-cell>
          <table:table-cell office:value-type="string">
            <text:p>obra2_cod </text:p>
          </table:table-cell>
          <table:table-cell table:number-columns-repeated="46"/>
        </table:table-row>
        <table:table-row table:style-name="ro2">
          <table:table-cell office:value-type="string">
            <text:p>PiniWeb.TV2_ACOM</text:p>
          </table:table-cell>
          <table:table-cell office:value-type="string">
            <text:p>ACOM2_cod </text:p>
          </table:table-cell>
          <table:table-cell office:value-type="string">
            <text:p>acom2_idre </text:p>
          </table:table-cell>
          <table:table-cell office:value-type="string">
            <text:p>acom2_origem </text:p>
          </table:table-cell>
          <table:table-cell office:value-type="string">
            <text:p>obra2_cod </text:p>
          </table:table-cell>
          <table:table-cell office:value-type="string">
            <text:p>obra2_cod_obra </text:p>
          </table:table-cell>
          <table:table-cell office:value-type="string">
            <text:p>recitreq2_cod </text:p>
          </table:table-cell>
          <table:table-cell table:number-columns-repeated="48"/>
        </table:table-row>
        <table:table-row table:style-name="ro2">
          <table:table-cell office:value-type="string">
            <text:p>PiniWeb.TV2_APRO</text:p>
          </table:table-cell>
          <table:table-cell office:value-type="string">
            <text:p>apro2_cod </text:p>
          </table:table-cell>
          <table:table-cell office:value-type="string">
            <text:p>ITOR1_COD </text:p>
          </table:table-cell>
          <table:table-cell office:value-type="string">
            <text:p>plor1_COD </text:p>
          </table:table-cell>
          <table:table-cell office:value-type="string">
            <text:p>itreq2_COD </text:p>
          </table:table-cell>
          <table:table-cell office:value-type="string">
            <text:p>orca1_cod </text:p>
          </table:table-cell>
          <table:table-cell office:value-type="string">
            <text:p>apro2_QTD </text:p>
          </table:table-cell>
          <table:table-cell table:number-columns-repeated="48"/>
        </table:table-row>
        <table:table-row table:style-name="ro2">
          <table:table-cell office:value-type="string">
            <text:p>PiniWeb.TV2_AUMO</text:p>
          </table:table-cell>
          <table:table-cell office:value-type="string">
            <text:p>obra2_dest_cod </text:p>
          </table:table-cell>
          <table:table-cell office:value-type="string">
            <text:p>motr2_cod </text:p>
          </table:table-cell>
          <table:table-cell table:number-columns-repeated="52"/>
        </table:table-row>
        <table:table-row table:style-name="ro2">
          <table:table-cell office:value-type="string">
            <text:p>PiniWeb.TV2_CANF</text:p>
          </table:table-cell>
          <table:table-cell office:value-type="string">
            <text:p>Canf2_chave </text:p>
          </table:table-cell>
          <table:table-cell office:value-type="string">
            <text:p>Pess2_cod </text:p>
          </table:table-cell>
          <table:table-cell office:value-type="string">
            <text:p>Canf2_cod </text:p>
          </table:table-cell>
          <table:table-cell office:value-type="string">
            <text:p>Obra2_cod </text:p>
          </table:table-cell>
          <table:table-cell office:value-type="string">
            <text:p>OBRA2_COD_OBRA </text:p>
          </table:table-cell>
          <table:table-cell office:value-type="string">
            <text:p>Canf2_DATA </text:p>
          </table:table-cell>
          <table:table-cell office:value-type="string">
            <text:p>Canf2_OBS </text:p>
          </table:table-cell>
          <table:table-cell office:value-type="string">
            <text:p>Canf2_resp_rec </text:p>
          </table:table-cell>
          <table:table-cell office:value-type="string">
            <text:p>Canf2_fone_rec </text:p>
          </table:table-cell>
          <table:table-cell office:value-type="string">
            <text:p>Canf2_email_rec </text:p>
          </table:table-cell>
          <table:table-cell office:value-type="string">
            <text:p>Canf2_val </text:p>
          </table:table-cell>
          <table:table-cell office:value-type="string">
            <text:p>Canf2_SITUA </text:p>
          </table:table-cell>
          <table:table-cell office:value-type="string">
            <text:p>Canf2_nunf </text:p>
          </table:table-cell>
          <table:table-cell office:value-type="string">
            <text:p>Canf2_cnpj </text:p>
          </table:table-cell>
          <table:table-cell office:value-type="string">
            <text:p>Canf2_cpf </text:p>
          </table:table-cell>
          <table:table-cell office:value-type="string">
            <text:p>Canf2_forn </text:p>
          </table:table-cell>
          <table:table-cell office:value-type="string">
            <text:p>Canf2_data_rec </text:p>
          </table:table-cell>
          <table:table-cell office:value-type="string">
            <text:p>Canf2_idnf </text:p>
          </table:table-cell>
          <table:table-cell office:value-type="string">
            <text:p>Canf2_loc_rec </text:p>
          </table:table-cell>
          <table:table-cell table:number-columns-repeated="35"/>
        </table:table-row>
        <table:table-row table:style-name="ro2">
          <table:table-cell office:value-type="string">
            <text:p>PiniWeb.TV2_cdpg</text:p>
          </table:table-cell>
          <table:table-cell office:value-type="string">
            <text:p>cdpg2_cod </text:p>
          </table:table-cell>
          <table:table-cell office:value-type="string">
            <text:p>parcela </text:p>
          </table:table-cell>
          <table:table-cell office:value-type="string">
            <text:p>dias </text:p>
          </table:table-cell>
          <table:table-cell office:value-type="string">
            <text:p>perfil </text:p>
          </table:table-cell>
          <table:table-cell office:value-type="string">
            <text:p>valor </text:p>
          </table:table-cell>
          <table:table-cell table:number-columns-repeated="49"/>
        </table:table-row>
        <table:table-row table:style-name="ro2">
          <table:table-cell office:value-type="string">
            <text:p>PiniWeb.TV2_CONSTRU</text:p>
          </table:table-cell>
          <table:table-cell office:value-type="string">
            <text:p>codcliente </text:p>
          </table:table-cell>
          <table:table-cell office:value-type="string">
            <text:p>usupadrao </text:p>
          </table:table-cell>
          <table:table-cell office:value-type="string">
            <text:p>ccusto </text:p>
          </table:table-cell>
          <table:table-cell office:value-type="string">
            <text:p>regiao </text:p>
          </table:table-cell>
          <table:table-cell office:value-type="string">
            <text:p>regentrega </text:p>
          </table:table-cell>
          <table:table-cell office:value-type="string">
            <text:p>contato </text:p>
          </table:table-cell>
          <table:table-cell office:value-type="string">
            <text:p>fone </text:p>
          </table:table-cell>
          <table:table-cell office:value-type="string">
            <text:p>obra </text:p>
          </table:table-cell>
          <table:table-cell office:value-type="string">
            <text:p>aviso </text:p>
          </table:table-cell>
          <table:table-cell office:value-type="string">
            <text:p>liberar </text:p>
          </table:table-cell>
          <table:table-cell office:value-type="string">
            <text:p>tipo </text:p>
          </table:table-cell>
          <table:table-cell office:value-type="string">
            <text:p>perfil </text:p>
          </table:table-cell>
          <table:table-cell table:number-columns-repeated="42"/>
        </table:table-row>
        <table:table-row table:style-name="ro2">
          <table:table-cell office:value-type="string">
            <text:p>PiniWeb.TV2_COTA</text:p>
          </table:table-cell>
          <table:table-cell office:value-type="string">
            <text:p>cota2_cod </text:p>
          </table:table-cell>
          <table:table-cell office:value-type="string">
            <text:p>Obra2_cod </text:p>
          </table:table-cell>
          <table:table-cell office:value-type="string">
            <text:p>OBRA2_COD_OBRA </text:p>
          </table:table-cell>
          <table:table-cell office:value-type="string">
            <text:p>Cota2_DATA </text:p>
          </table:table-cell>
          <table:table-cell office:value-type="string">
            <text:p>Cota2_hora </text:p>
          </table:table-cell>
          <table:table-cell office:value-type="string">
            <text:p>cota2_resp </text:p>
          </table:table-cell>
          <table:table-cell office:value-type="string">
            <text:p>Pedi2_FONE_ent </text:p>
          </table:table-cell>
          <table:table-cell office:value-type="string">
            <text:p>cota2_email_resp </text:p>
          </table:table-cell>
          <table:table-cell office:value-type="string">
            <text:p>cota2_loc_ent </text:p>
          </table:table-cell>
          <table:table-cell office:value-type="string">
            <text:p>cota2_fone_resp </text:p>
          </table:table-cell>
          <table:table-cell office:value-type="string">
            <text:p>cota2_data_dev </text:p>
          </table:table-cell>
          <table:table-cell office:value-type="string">
            <text:p>cota2_obs </text:p>
          </table:table-cell>
          <table:table-cell office:value-type="string">
            <text:p>cota2_situa </text:p>
          </table:table-cell>
          <table:table-cell office:value-type="string">
            <text:p>COTA2_CONT </text:p>
          </table:table-cell>
          <table:table-cell table:number-columns-repeated="40"/>
        </table:table-row>
        <table:table-row table:style-name="ro2">
          <table:table-cell office:value-type="string">
            <text:p>PiniWeb.TV2_denf</text:p>
          </table:table-cell>
          <table:table-cell office:value-type="string">
            <text:p>Denf2_cod </text:p>
          </table:table-cell>
          <table:table-cell office:value-type="string">
            <text:p>Obra2_cod </text:p>
          </table:table-cell>
          <table:table-cell office:value-type="string">
            <text:p>clas1_cod </text:p>
          </table:table-cell>
          <table:table-cell office:value-type="string">
            <text:p>recitreq2_cod </text:p>
          </table:table-cell>
          <table:table-cell office:value-type="string">
            <text:p>OBRA2_COD_OBRA </text:p>
          </table:table-cell>
          <table:table-cell office:value-type="string">
            <text:p>Denf2_data_val </text:p>
          </table:table-cell>
          <table:table-cell office:value-type="string">
            <text:p>Itor1_obs </text:p>
          </table:table-cell>
          <table:table-cell office:value-type="string">
            <text:p>Itor1_cod_item </text:p>
          </table:table-cell>
          <table:table-cell office:value-type="string">
            <text:p>Itor1_des </text:p>
          </table:table-cell>
          <table:table-cell office:value-type="string">
            <text:p>denf2_obs </text:p>
          </table:table-cell>
          <table:table-cell office:value-type="string">
            <text:p>Denf2_Unim_abr </text:p>
          </table:table-cell>
          <table:table-cell office:value-type="string">
            <text:p>Denf2_prc </text:p>
          </table:table-cell>
          <table:table-cell office:value-type="string">
            <text:p>Denf2_qtd </text:p>
          </table:table-cell>
          <table:table-cell office:value-type="string">
            <text:p>Denf2_situa </text:p>
          </table:table-cell>
          <table:table-cell office:value-type="string">
            <text:p>denf2_aux </text:p>
          </table:table-cell>
          <table:table-cell office:value-type="string">
            <text:p>Canf2_cod </text:p>
          </table:table-cell>
          <table:table-cell table:number-columns-repeated="38"/>
        </table:table-row>
        <table:table-row table:style-name="ro2">
          <table:table-cell office:value-type="string">
            <text:p>PiniWeb.TV2_DEST</text:p>
          </table:table-cell>
          <table:table-cell office:value-type="string">
            <text:p>dest2_cod </text:p>
          </table:table-cell>
          <table:table-cell office:value-type="string">
            <text:p>dest2_fluxo </text:p>
          </table:table-cell>
          <table:table-cell office:value-type="string">
            <text:p>dest2_local </text:p>
          </table:table-cell>
          <table:table-cell office:value-type="string">
            <text:p>dest2_id </text:p>
          </table:table-cell>
          <table:table-cell office:value-type="string">
            <text:p>dest2_data </text:p>
          </table:table-cell>
          <table:table-cell office:value-type="string">
            <text:p>obra2_cod_obra </text:p>
          </table:table-cell>
          <table:table-cell office:value-type="string">
            <text:p>obra2_cod </text:p>
          </table:table-cell>
          <table:table-cell office:value-type="string">
            <text:p>esto2_cod </text:p>
          </table:table-cell>
          <table:table-cell office:value-type="string">
            <text:p>dest2_qtd </text:p>
          </table:table-cell>
          <table:table-cell office:value-type="string">
            <text:p>dest2_situa </text:p>
          </table:table-cell>
          <table:table-cell table:number-columns-repeated="44"/>
        </table:table-row>
        <table:table-row table:style-name="ro2">
          <table:table-cell office:value-type="string">
            <text:p>PiniWeb.TV2_ESIT</text:p>
          </table:table-cell>
          <table:table-cell office:value-type="string">
            <text:p>itor1_cod_item </text:p>
          </table:table-cell>
          <table:table-cell office:value-type="string">
            <text:p>estoque </text:p>
          </table:table-cell>
          <table:table-cell office:value-type="string">
            <text:p>OBRA2_COD </text:p>
          </table:table-cell>
          <table:table-cell table:number-columns-repeated="51"/>
        </table:table-row>
        <table:table-row table:style-name="ro2">
          <table:table-cell office:value-type="string">
            <text:p>PiniWeb.TV2_ESTO</text:p>
          </table:table-cell>
          <table:table-cell office:value-type="string">
            <text:p>esto2_cod </text:p>
          </table:table-cell>
          <table:table-cell office:value-type="string">
            <text:p>itor1_cod_item </text:p>
          </table:table-cell>
          <table:table-cell office:value-type="string">
            <text:p>itor1_des </text:p>
          </table:table-cell>
          <table:table-cell office:value-type="string">
            <text:p>itor1_obs </text:p>
          </table:table-cell>
          <table:table-cell office:value-type="string">
            <text:p>unim1_cod </text:p>
          </table:table-cell>
          <table:table-cell office:value-type="string">
            <text:p>obra2_cod </text:p>
          </table:table-cell>
          <table:table-cell office:value-type="string">
            <text:p>obra2_cod_obra </text:p>
          </table:table-cell>
          <table:table-cell office:value-type="string">
            <text:p>esto2_qtd </text:p>
          </table:table-cell>
          <table:table-cell office:value-type="string">
            <text:p>esto2_min </text:p>
          </table:table-cell>
          <table:table-cell office:value-type="string">
            <text:p>esto2_max </text:p>
          </table:table-cell>
          <table:table-cell office:value-type="string">
            <text:p>esto2_rep </text:p>
          </table:table-cell>
          <table:table-cell office:value-type="string">
            <text:p>esto2_situa </text:p>
          </table:table-cell>
          <table:table-cell table:number-columns-repeated="42"/>
        </table:table-row>
        <table:table-row table:style-name="ro2">
          <table:table-cell office:value-type="string">
            <text:p>PiniWeb.TV2_FOCO</text:p>
          </table:table-cell>
          <table:table-cell office:value-type="string">
            <text:p>Foco2_cod </text:p>
          </table:table-cell>
          <table:table-cell office:value-type="string">
            <text:p>Cota2_cod </text:p>
          </table:table-cell>
          <table:table-cell office:value-type="string">
            <text:p>Foco2_data </text:p>
          </table:table-cell>
          <table:table-cell office:value-type="string">
            <text:p>itor1_cod_Item </text:p>
          </table:table-cell>
          <table:table-cell office:value-type="string">
            <text:p>itco2_data_ent </text:p>
          </table:table-cell>
          <table:table-cell office:value-type="string">
            <text:p>itor1_obs </text:p>
          </table:table-cell>
          <table:table-cell office:value-type="string">
            <text:p>FOCO2_prc </text:p>
          </table:table-cell>
          <table:table-cell office:value-type="string">
            <text:p>foco2_situa </text:p>
          </table:table-cell>
          <table:table-cell office:value-type="string">
            <text:p>Pess2_cod </text:p>
          </table:table-cell>
          <table:table-cell office:value-type="string">
            <text:p>foco2_qtd </text:p>
          </table:table-cell>
          <table:table-cell office:value-type="string">
            <text:p>foco2_unim_abr </text:p>
          </table:table-cell>
          <table:table-cell table:number-columns-repeated="43"/>
        </table:table-row>
        <table:table-row table:style-name="ro2">
          <table:table-cell office:value-type="string">
            <text:p>PiniWeb.TV2_HISCANF</text:p>
          </table:table-cell>
          <table:table-cell office:value-type="string">
            <text:p>canf2_cod </text:p>
          </table:table-cell>
          <table:table-cell office:value-type="string">
            <text:p>OBRA2_COD </text:p>
          </table:table-cell>
          <table:table-cell office:value-type="string">
            <text:p>Hiscanf2_data </text:p>
          </table:table-cell>
          <table:table-cell office:value-type="string">
            <text:p>Hiscanf2_Hora </text:p>
          </table:table-cell>
          <table:table-cell office:value-type="string">
            <text:p>canf2_usu </text:p>
          </table:table-cell>
          <table:table-cell office:value-type="string">
            <text:p>canf2_Status </text:p>
          </table:table-cell>
          <table:table-cell office:value-type="string">
            <text:p>HIScanf2_DEOR </text:p>
          </table:table-cell>
          <table:table-cell table:number-columns-repeated="47"/>
        </table:table-row>
        <table:table-row table:style-name="ro2">
          <table:table-cell office:value-type="string">
            <text:p>PiniWeb.TV2_HISCOTA</text:p>
          </table:table-cell>
          <table:table-cell office:value-type="string">
            <text:p>Cota2_cod </text:p>
          </table:table-cell>
          <table:table-cell office:value-type="string">
            <text:p>OBRA2_COD </text:p>
          </table:table-cell>
          <table:table-cell office:value-type="string">
            <text:p>Hiscota2_data </text:p>
          </table:table-cell>
          <table:table-cell office:value-type="string">
            <text:p>Hiscota2_Hora </text:p>
          </table:table-cell>
          <table:table-cell office:value-type="string">
            <text:p>cota2_usu </text:p>
          </table:table-cell>
          <table:table-cell office:value-type="string">
            <text:p>cota2_Status </text:p>
          </table:table-cell>
          <table:table-cell office:value-type="string">
            <text:p>cota2_DEOR </text:p>
          </table:table-cell>
          <table:table-cell table:number-columns-repeated="47"/>
        </table:table-row>
        <table:table-row table:style-name="ro2">
          <table:table-cell office:value-type="string">
            <text:p>PiniWeb.TV2_HISITREQ</text:p>
          </table:table-cell>
          <table:table-cell office:value-type="string">
            <text:p>Req2_cod </text:p>
          </table:table-cell>
          <table:table-cell office:value-type="string">
            <text:p>OBRA2_COD </text:p>
          </table:table-cell>
          <table:table-cell office:value-type="string">
            <text:p>itreq2_cod </text:p>
          </table:table-cell>
          <table:table-cell office:value-type="string">
            <text:p>OBRA2_COD_OBRA </text:p>
          </table:table-cell>
          <table:table-cell office:value-type="string">
            <text:p>HISREQ2_DATA </text:p>
          </table:table-cell>
          <table:table-cell office:value-type="string">
            <text:p>HISREQ2_HORA </text:p>
          </table:table-cell>
          <table:table-cell office:value-type="string">
            <text:p>HISREQ2_USU </text:p>
          </table:table-cell>
          <table:table-cell office:value-type="string">
            <text:p>HISREQ2_STATUS </text:p>
          </table:table-cell>
          <table:table-cell office:value-type="string">
            <text:p>HISREQ2_DEOR </text:p>
          </table:table-cell>
          <table:table-cell table:number-columns-repeated="45"/>
        </table:table-row>
        <table:table-row table:style-name="ro2">
          <table:table-cell office:value-type="string">
            <text:p>PiniWeb.TV2_HISPEDI</text:p>
          </table:table-cell>
          <table:table-cell office:value-type="string">
            <text:p>Pedi2_cod </text:p>
          </table:table-cell>
          <table:table-cell office:value-type="string">
            <text:p>OBRA2_COD </text:p>
          </table:table-cell>
          <table:table-cell office:value-type="string">
            <text:p>HisPedi2_data </text:p>
          </table:table-cell>
          <table:table-cell office:value-type="string">
            <text:p>HisPedi2_Hora </text:p>
          </table:table-cell>
          <table:table-cell office:value-type="string">
            <text:p>Pedi2_usu </text:p>
          </table:table-cell>
          <table:table-cell office:value-type="string">
            <text:p>Pedi2_Status </text:p>
          </table:table-cell>
          <table:table-cell office:value-type="string">
            <text:p>HISREQ2_DEOR </text:p>
          </table:table-cell>
          <table:table-cell table:number-columns-repeated="47"/>
        </table:table-row>
        <table:table-row table:style-name="ro2">
          <table:table-cell office:value-type="string">
            <text:p>PiniWeb.TV2_HISREQ</text:p>
          </table:table-cell>
          <table:table-cell office:value-type="string">
            <text:p>Req2_cod </text:p>
          </table:table-cell>
          <table:table-cell office:value-type="string">
            <text:p>OBRA2_COD </text:p>
          </table:table-cell>
          <table:table-cell office:value-type="string">
            <text:p>OBRA2_COD_OBRA </text:p>
          </table:table-cell>
          <table:table-cell office:value-type="string">
            <text:p>HISREQ2_DATA </text:p>
          </table:table-cell>
          <table:table-cell office:value-type="string">
            <text:p>HISREQ2_HORA </text:p>
          </table:table-cell>
          <table:table-cell office:value-type="string">
            <text:p>REQ2_USU </text:p>
          </table:table-cell>
          <table:table-cell office:value-type="string">
            <text:p>REQ2_STATUS </text:p>
          </table:table-cell>
          <table:table-cell office:value-type="string">
            <text:p>HISREQ2_DEOR </text:p>
          </table:table-cell>
          <table:table-cell table:number-columns-repeated="46"/>
        </table:table-row>
        <table:table-row table:style-name="ro2">
          <table:table-cell office:value-type="string">
            <text:p>PiniWeb.TV2_itco</text:p>
          </table:table-cell>
          <table:table-cell office:value-type="string">
            <text:p>itco2_cod </text:p>
          </table:table-cell>
          <table:table-cell office:value-type="string">
            <text:p>Obra2_cod </text:p>
          </table:table-cell>
          <table:table-cell office:value-type="string">
            <text:p>cota2_cod </text:p>
          </table:table-cell>
          <table:table-cell office:value-type="string">
            <text:p>recitreq2_cod </text:p>
          </table:table-cell>
          <table:table-cell office:value-type="string">
            <text:p>OBRA2_COD_OBRA </text:p>
          </table:table-cell>
          <table:table-cell office:value-type="string">
            <text:p>itco2_data_ent </text:p>
          </table:table-cell>
          <table:table-cell office:value-type="string">
            <text:p>itor1_cod_item </text:p>
          </table:table-cell>
          <table:table-cell office:value-type="string">
            <text:p>itor1_des </text:p>
          </table:table-cell>
          <table:table-cell office:value-type="string">
            <text:p>itreq2_unim_abr </text:p>
          </table:table-cell>
          <table:table-cell office:value-type="string">
            <text:p>itreq2_qtd </text:p>
          </table:table-cell>
          <table:table-cell office:value-type="string">
            <text:p>itco2_qtd </text:p>
          </table:table-cell>
          <table:table-cell office:value-type="string">
            <text:p>itco2_unim1_abr </text:p>
          </table:table-cell>
          <table:table-cell office:value-type="string">
            <text:p>itco2_situa </text:p>
          </table:table-cell>
          <table:table-cell office:value-type="string">
            <text:p>itco2_loc_ent </text:p>
          </table:table-cell>
          <table:table-cell office:value-type="string">
            <text:p>itor1_obs </text:p>
          </table:table-cell>
          <table:table-cell office:value-type="string">
            <text:p>itco2_obs </text:p>
          </table:table-cell>
          <table:table-cell table:number-columns-repeated="38"/>
        </table:table-row>
        <table:table-row table:style-name="ro2">
          <table:table-cell office:value-type="string">
            <text:p>PiniWeb.TV2_ITFO</text:p>
          </table:table-cell>
          <table:table-cell office:value-type="string">
            <text:p>itfo2_cod </text:p>
          </table:table-cell>
          <table:table-cell office:value-type="string">
            <text:p>itor1_cod_item </text:p>
          </table:table-cell>
          <table:table-cell office:value-type="string">
            <text:p>itor1_des </text:p>
          </table:table-cell>
          <table:table-cell office:value-type="string">
            <text:p>itfo2_unim1_abr </text:p>
          </table:table-cell>
          <table:table-cell office:value-type="string">
            <text:p>itfo2_data </text:p>
          </table:table-cell>
          <table:table-cell office:value-type="string">
            <text:p>pess2_cod </text:p>
          </table:table-cell>
          <table:table-cell office:value-type="string">
            <text:p>itfo2_situa </text:p>
          </table:table-cell>
          <table:table-cell office:value-type="string">
            <text:p>itfo2_obs </text:p>
          </table:table-cell>
          <table:table-cell office:value-type="string">
            <text:p>item1_cod </text:p>
          </table:table-cell>
          <table:table-cell table:number-columns-repeated="45"/>
        </table:table-row>
        <table:table-row table:style-name="ro2">
          <table:table-cell office:value-type="string">
            <text:p>PiniWeb.TV2_ITPE</text:p>
          </table:table-cell>
          <table:table-cell office:value-type="string">
            <text:p>ITPe2_cod </text:p>
          </table:table-cell>
          <table:table-cell office:value-type="string">
            <text:p>Pedi2_cod </text:p>
          </table:table-cell>
          <table:table-cell office:value-type="string">
            <text:p>Obra2_cod </text:p>
          </table:table-cell>
          <table:table-cell office:value-type="string">
            <text:p>OBRA2_COD_OBRA </text:p>
          </table:table-cell>
          <table:table-cell office:value-type="string">
            <text:p>itor1_cod_item </text:p>
          </table:table-cell>
          <table:table-cell office:value-type="string">
            <text:p>itor1_des </text:p>
          </table:table-cell>
          <table:table-cell office:value-type="string">
            <text:p>itor1_obs </text:p>
          </table:table-cell>
          <table:table-cell office:value-type="string">
            <text:p>itpe2_unim1_abr </text:p>
          </table:table-cell>
          <table:table-cell office:value-type="string">
            <text:p>itpe2_qtd </text:p>
          </table:table-cell>
          <table:table-cell office:value-type="string">
            <text:p>itpe2_val </text:p>
          </table:table-cell>
          <table:table-cell office:value-type="string">
            <text:p>itpe2_data_ent </text:p>
          </table:table-cell>
          <table:table-cell office:value-type="string">
            <text:p>itpe2_obs </text:p>
          </table:table-cell>
          <table:table-cell office:value-type="string">
            <text:p>req2_cod </text:p>
          </table:table-cell>
          <table:table-cell office:value-type="string">
            <text:p>ITreq2_cod </text:p>
          </table:table-cell>
          <table:table-cell office:value-type="string">
            <text:p>recITreq2_cod </text:p>
          </table:table-cell>
          <table:table-cell office:value-type="string">
            <text:p>cota2_cod </text:p>
          </table:table-cell>
          <table:table-cell office:value-type="string">
            <text:p>itco2_cod </text:p>
          </table:table-cell>
          <table:table-cell office:value-type="string">
            <text:p>itpe2_situa </text:p>
          </table:table-cell>
          <table:table-cell office:value-type="string">
            <text:p>itpe2_aux </text:p>
          </table:table-cell>
          <table:table-cell table:number-columns-repeated="35"/>
        </table:table-row>
        <table:table-row table:style-name="ro2">
          <table:table-cell office:value-type="string">
            <text:p>PiniWeb.TV2_ITREQ</text:p>
          </table:table-cell>
          <table:table-cell office:value-type="string">
            <text:p>ItReq2_cod </text:p>
          </table:table-cell>
          <table:table-cell office:value-type="string">
            <text:p>OBRA2_COD </text:p>
          </table:table-cell>
          <table:table-cell office:value-type="string">
            <text:p>OBRA2_COD_OBRA </text:p>
          </table:table-cell>
          <table:table-cell office:value-type="string">
            <text:p>ITREQ2_DATA </text:p>
          </table:table-cell>
          <table:table-cell office:value-type="string">
            <text:p>ITREQ2_HORA </text:p>
          </table:table-cell>
          <table:table-cell office:value-type="string">
            <text:p>REQ2_COD </text:p>
          </table:table-cell>
          <table:table-cell office:value-type="string">
            <text:p>ITOR1_COD_ITEM </text:p>
          </table:table-cell>
          <table:table-cell office:value-type="string">
            <text:p>ITOR1_DES </text:p>
          </table:table-cell>
          <table:table-cell office:value-type="string">
            <text:p>UNIM1_COD </text:p>
          </table:table-cell>
          <table:table-cell office:value-type="string">
            <text:p>ITOR1_OBS </text:p>
          </table:table-cell>
          <table:table-cell office:value-type="string">
            <text:p>PLOR1_COD </text:p>
          </table:table-cell>
          <table:table-cell office:value-type="string">
            <text:p>PLOR1_QTD </text:p>
          </table:table-cell>
          <table:table-cell office:value-type="string">
            <text:p>cota2_cod </text:p>
          </table:table-cell>
          <table:table-cell office:value-type="string">
            <text:p>pedi2_cod </text:p>
          </table:table-cell>
          <table:table-cell office:value-type="string">
            <text:p>canf2_cod </text:p>
          </table:table-cell>
          <table:table-cell office:value-type="string">
            <text:p>ITREQ2_unim1_abr </text:p>
          </table:table-cell>
          <table:table-cell office:value-type="string">
            <text:p>ITREQ2_QTD </text:p>
          </table:table-cell>
          <table:table-cell office:value-type="string">
            <text:p>ITREQ2_obs_sol </text:p>
          </table:table-cell>
          <table:table-cell office:value-type="string">
            <text:p>ITREQ2_DATA_SOL </text:p>
          </table:table-cell>
          <table:table-cell office:value-type="string">
            <text:p>ITREQ2_SITUA </text:p>
          </table:table-cell>
          <table:table-cell office:value-type="string">
            <text:p>ITREQ2_STATUS </text:p>
          </table:table-cell>
          <table:table-cell office:value-type="string">
            <text:p>ITREQ2_RESP_APRO </text:p>
          </table:table-cell>
          <table:table-cell office:value-type="string">
            <text:p>ITREQ2_FONE_APRO </text:p>
          </table:table-cell>
          <table:table-cell office:value-type="string">
            <text:p>RECITREQ2_DATA </text:p>
          </table:table-cell>
          <table:table-cell office:value-type="string">
            <text:p>RECITREQ2_HORA </text:p>
          </table:table-cell>
          <table:table-cell office:value-type="string">
            <text:p>ITREQ2_QTD_APRO </text:p>
          </table:table-cell>
          <table:table-cell office:value-type="string">
            <text:p>ITREQ2_OBS_APRO </text:p>
          </table:table-cell>
          <table:table-cell office:value-type="string">
            <text:p>ITREQ2_EMAIL_APRO </text:p>
          </table:table-cell>
          <table:table-cell office:value-type="string">
            <text:p>motr2_cod </text:p>
          </table:table-cell>
          <table:table-cell office:value-type="string">
            <text:p>recitreq2_qtd_atua </text:p>
          </table:table-cell>
          <table:table-cell office:value-type="string">
            <text:p>itor1_cod </text:p>
          </table:table-cell>
          <table:table-cell table:number-columns-repeated="23"/>
        </table:table-row>
        <table:table-row table:style-name="ro2">
          <table:table-cell office:value-type="string">
            <text:p>PiniWeb.TV2_lisa</text:p>
          </table:table-cell>
          <table:table-cell office:value-type="string">
            <text:p>lisa2_cod </text:p>
          </table:table-cell>
          <table:table-cell office:value-type="string">
            <text:p>itco2_cod </text:p>
          </table:table-cell>
          <table:table-cell office:value-type="string">
            <text:p>itor1_cod_item </text:p>
          </table:table-cell>
          <table:table-cell office:value-type="string">
            <text:p>itreq2_cod </text:p>
          </table:table-cell>
          <table:table-cell office:value-type="string">
            <text:p>recitreq2_cod </text:p>
          </table:table-cell>
          <table:table-cell office:value-type="string">
            <text:p>itpe2_cod </text:p>
          </table:table-cell>
          <table:table-cell office:value-type="string">
            <text:p>denf2_cod </text:p>
          </table:table-cell>
          <table:table-cell office:value-type="string">
            <text:p>data_entrega </text:p>
          </table:table-cell>
          <table:table-cell office:value-type="string">
            <text:p>cota2_cod </text:p>
          </table:table-cell>
          <table:table-cell office:value-type="string">
            <text:p>descricao </text:p>
          </table:table-cell>
          <table:table-cell office:value-type="string">
            <text:p>unidade </text:p>
          </table:table-cell>
          <table:table-cell office:value-type="string">
            <text:p>itco2_obs </text:p>
          </table:table-cell>
          <table:table-cell office:value-type="string">
            <text:p>quantidade </text:p>
          </table:table-cell>
          <table:table-cell office:value-type="string">
            <text:p>preco </text:p>
          </table:table-cell>
          <table:table-cell office:value-type="string">
            <text:p>Foco2_cod </text:p>
          </table:table-cell>
          <table:table-cell office:value-type="string">
            <text:p>pess2_cod </text:p>
          </table:table-cell>
          <table:table-cell office:value-type="string">
            <text:p>fornecedor </text:p>
          </table:table-cell>
          <table:table-cell office:value-type="string">
            <text:p>taxafin </text:p>
          </table:table-cell>
          <table:table-cell office:value-type="string">
            <text:p>data_fechamento </text:p>
          </table:table-cell>
          <table:table-cell office:value-type="string">
            <text:p>vencedor </text:p>
          </table:table-cell>
          <table:table-cell office:value-type="string">
            <text:p>cdpg2_cod </text:p>
          </table:table-cell>
          <table:table-cell office:value-type="string">
            <text:p>txco2_seguro </text:p>
          </table:table-cell>
          <table:table-cell office:value-type="string">
            <text:p>txco2_icms </text:p>
          </table:table-cell>
          <table:table-cell office:value-type="string">
            <text:p>TXCO2_desconto </text:p>
          </table:table-cell>
          <table:table-cell office:value-type="string">
            <text:p>pedi2_cod </text:p>
          </table:table-cell>
          <table:table-cell office:value-type="string">
            <text:p>TXCO2_frete </text:p>
          </table:table-cell>
          <table:table-cell office:value-type="string">
            <text:p>TXCO2_taxas </text:p>
          </table:table-cell>
          <table:table-cell office:value-type="string">
            <text:p>OBRA2_COD </text:p>
          </table:table-cell>
          <table:table-cell table:number-columns-repeated="26"/>
        </table:table-row>
        <table:table-row table:style-name="ro2">
          <table:table-cell office:value-type="string">
            <text:p>PiniWeb.TV2_MOTR</text:p>
          </table:table-cell>
          <table:table-cell office:value-type="string">
            <text:p>MOTR2_COD </text:p>
          </table:table-cell>
          <table:table-cell office:value-type="string">
            <text:p>ITOR1_COD_ITEM </text:p>
          </table:table-cell>
          <table:table-cell office:value-type="string">
            <text:p>ITOR1_DES </text:p>
          </table:table-cell>
          <table:table-cell office:value-type="string">
            <text:p>ITOR1_OBS </text:p>
          </table:table-cell>
          <table:table-cell office:value-type="string">
            <text:p>UNIM1_ABR </text:p>
          </table:table-cell>
          <table:table-cell office:value-type="string">
            <text:p>MOTR2_QTD_SOL </text:p>
          </table:table-cell>
          <table:table-cell office:value-type="string">
            <text:p>MOTR2_QTD_TRA </text:p>
          </table:table-cell>
          <table:table-cell office:value-type="string">
            <text:p>OBRA2_DEST_OBRA </text:p>
          </table:table-cell>
          <table:table-cell office:value-type="string">
            <text:p>OBRA2_ORIG_OBRA </text:p>
          </table:table-cell>
          <table:table-cell office:value-type="string">
            <text:p>OBRA2_ORIG_COD </text:p>
          </table:table-cell>
          <table:table-cell office:value-type="string">
            <text:p>OBRA2_DEST_COD </text:p>
          </table:table-cell>
          <table:table-cell office:value-type="string">
            <text:p>TRAN2_COD </text:p>
          </table:table-cell>
          <table:table-cell office:value-type="string">
            <text:p>MOTR2_DATA_ENT </text:p>
          </table:table-cell>
          <table:table-cell office:value-type="string">
            <text:p>TRAN2_COD2 </text:p>
          </table:table-cell>
          <table:table-cell office:value-type="string">
            <text:p>MOTR2_SITUA </text:p>
          </table:table-cell>
          <table:table-cell office:value-type="string">
            <text:p>MOTR2_COD_ORI </text:p>
          </table:table-cell>
          <table:table-cell office:value-type="string">
            <text:p>MOTR2_QTD_REC </text:p>
          </table:table-cell>
          <table:table-cell office:value-type="string">
            <text:p>RECITREQ2_COD </text:p>
          </table:table-cell>
          <table:table-cell table:number-columns-repeated="36"/>
        </table:table-row>
        <table:table-row table:style-name="ro2">
          <table:table-cell office:value-type="string">
            <text:p>PiniWeb.TV2_OBEM</text:p>
          </table:table-cell>
          <table:table-cell office:value-type="string">
            <text:p>OBEM2_COD </text:p>
          </table:table-cell>
          <table:table-cell office:value-type="string">
            <text:p>PESS2_COD </text:p>
          </table:table-cell>
          <table:table-cell office:value-type="string">
            <text:p>OBRA2_COD </text:p>
          </table:table-cell>
          <table:table-cell table:number-columns-repeated="51"/>
        </table:table-row>
        <table:table-row table:style-name="ro2">
          <table:table-cell office:value-type="string">
            <text:p>PiniWeb.TV2_PEDI</text:p>
          </table:table-cell>
          <table:table-cell office:value-type="string">
            <text:p>Pedi2_chave </text:p>
          </table:table-cell>
          <table:table-cell office:value-type="string">
            <text:p>Pedi2_cod </text:p>
          </table:table-cell>
          <table:table-cell office:value-type="string">
            <text:p>Pess2_cod </text:p>
          </table:table-cell>
          <table:table-cell office:value-type="string">
            <text:p>Obra2_cod </text:p>
          </table:table-cell>
          <table:table-cell office:value-type="string">
            <text:p>OBRA2_COD_OBRA </text:p>
          </table:table-cell>
          <table:table-cell office:value-type="string">
            <text:p>Pedi2_DATA </text:p>
          </table:table-cell>
          <table:table-cell office:value-type="string">
            <text:p>Pedi2_HORA </text:p>
          </table:table-cell>
          <table:table-cell office:value-type="string">
            <text:p>Pedi2_end </text:p>
          </table:table-cell>
          <table:table-cell office:value-type="string">
            <text:p>Pedi2_resp_ent </text:p>
          </table:table-cell>
          <table:table-cell office:value-type="string">
            <text:p>Pedi2_FONE_ent </text:p>
          </table:table-cell>
          <table:table-cell office:value-type="string">
            <text:p>Pedi2_EMAIL_ent </text:p>
          </table:table-cell>
          <table:table-cell office:value-type="string">
            <text:p>Pedi2_resp_env </text:p>
          </table:table-cell>
          <table:table-cell office:value-type="string">
            <text:p>Pedi2_FONE_env </text:p>
          </table:table-cell>
          <table:table-cell office:value-type="string">
            <text:p>Pedi2_EMAIL_env </text:p>
          </table:table-cell>
          <table:table-cell office:value-type="string">
            <text:p>Pedi2_OBS </text:p>
          </table:table-cell>
          <table:table-cell office:value-type="string">
            <text:p>Pedi2_total </text:p>
          </table:table-cell>
          <table:table-cell office:value-type="string">
            <text:p>Pedi2_SITUA </text:p>
          </table:table-cell>
          <table:table-cell office:value-type="string">
            <text:p>Pedi2_STATUS </text:p>
          </table:table-cell>
          <table:table-cell office:value-type="string">
            <text:p>Pedi2_pagto </text:p>
          </table:table-cell>
          <table:table-cell office:value-type="string">
            <text:p>Pedi2_data_prev </text:p>
          </table:table-cell>
          <table:table-cell office:value-type="string">
            <text:p>Pedi2_CONT </text:p>
          </table:table-cell>
          <table:table-cell office:value-type="string">
            <text:p>Pedi2_LOC_ENT </text:p>
          </table:table-cell>
          <table:table-cell table:number-columns-repeated="32"/>
        </table:table-row>
        <table:table-row table:style-name="ro2">
          <table:table-cell office:value-type="string">
            <text:p>PiniWeb.TV2_PEEM</text:p>
          </table:table-cell>
          <table:table-cell office:value-type="string">
            <text:p>PEEM2_COD </text:p>
          </table:table-cell>
          <table:table-cell office:value-type="string">
            <text:p>PEDI2_COD </text:p>
          </table:table-cell>
          <table:table-cell office:value-type="string">
            <text:p>OBRA2_COD </text:p>
          </table:table-cell>
          <table:table-cell table:number-columns-repeated="51"/>
        </table:table-row>
        <table:table-row table:style-name="ro2">
          <table:table-cell office:value-type="string">
            <text:p>PiniWeb.TV2_PENF</text:p>
          </table:table-cell>
          <table:table-cell office:value-type="string">
            <text:p>Penf2_cod </text:p>
          </table:table-cell>
          <table:table-cell office:value-type="string">
            <text:p>Pedi2_cod </text:p>
          </table:table-cell>
          <table:table-cell office:value-type="string">
            <text:p>Obra2_cod </text:p>
          </table:table-cell>
          <table:table-cell office:value-type="string">
            <text:p>OBRA2_COD_OBRA </text:p>
          </table:table-cell>
          <table:table-cell office:value-type="string">
            <text:p>itpe2_cod </text:p>
          </table:table-cell>
          <table:table-cell office:value-type="string">
            <text:p>canf2_cod </text:p>
          </table:table-cell>
          <table:table-cell office:value-type="string">
            <text:p>denf2_cod </text:p>
          </table:table-cell>
          <table:table-cell office:value-type="string">
            <text:p>Penf2_data_sol </text:p>
          </table:table-cell>
          <table:table-cell office:value-type="string">
            <text:p>Penf2_data_rec </text:p>
          </table:table-cell>
          <table:table-cell office:value-type="string">
            <text:p>PENF2_LOC_SOL </text:p>
          </table:table-cell>
          <table:table-cell office:value-type="string">
            <text:p>PENF2_LOC_REC </text:p>
          </table:table-cell>
          <table:table-cell office:value-type="string">
            <text:p>Penf2_qtd_sol </text:p>
          </table:table-cell>
          <table:table-cell office:value-type="string">
            <text:p>Penf2_qtd_rec </text:p>
          </table:table-cell>
          <table:table-cell table:number-columns-repeated="41"/>
        </table:table-row>
        <table:table-row table:style-name="ro2">
          <table:table-cell office:value-type="string">
            <text:p>PiniWeb.TV2_proma</text:p>
          </table:table-cell>
          <table:table-cell office:value-type="string">
            <text:p>itor1_cod_item </text:p>
          </table:table-cell>
          <table:table-cell office:value-type="string">
            <text:p>itco2_cod </text:p>
          </table:table-cell>
          <table:table-cell office:value-type="string">
            <text:p>itreq2_cod </text:p>
          </table:table-cell>
          <table:table-cell office:value-type="string">
            <text:p>recitreq2_cod </text:p>
          </table:table-cell>
          <table:table-cell office:value-type="string">
            <text:p>itpe2_cod </text:p>
          </table:table-cell>
          <table:table-cell office:value-type="string">
            <text:p>denf2_cod </text:p>
          </table:table-cell>
          <table:table-cell office:value-type="string">
            <text:p>data_entrega </text:p>
          </table:table-cell>
          <table:table-cell office:value-type="string">
            <text:p>OBRA2_COD </text:p>
          </table:table-cell>
          <table:table-cell table:number-columns-repeated="46"/>
        </table:table-row>
        <table:table-row table:style-name="ro2">
          <table:table-cell office:value-type="string">
            <text:p>PiniWeb.TV2_RECDOC</text:p>
          </table:table-cell>
          <table:table-cell office:value-type="string">
            <text:p>Recitreq2_doc </text:p>
          </table:table-cell>
          <table:table-cell table:number-columns-repeated="53"/>
        </table:table-row>
        <table:table-row table:style-name="ro2">
          <table:table-cell office:value-type="string">
            <text:p>PiniWeb.TV2_RECITREQ</text:p>
          </table:table-cell>
          <table:table-cell office:value-type="string">
            <text:p>RecItReq2_cod </text:p>
          </table:table-cell>
          <table:table-cell office:value-type="string">
            <text:p>ItReq2_cod </text:p>
          </table:table-cell>
          <table:table-cell office:value-type="string">
            <text:p>REQ2_COD </text:p>
          </table:table-cell>
          <table:table-cell office:value-type="string">
            <text:p>OBRA2_COD </text:p>
          </table:table-cell>
          <table:table-cell office:value-type="string">
            <text:p>OBRA2_COD_OBRA </text:p>
          </table:table-cell>
          <table:table-cell office:value-type="string">
            <text:p>ITREQ2_DATA </text:p>
          </table:table-cell>
          <table:table-cell office:value-type="string">
            <text:p>ITREQ2_HORA </text:p>
          </table:table-cell>
          <table:table-cell office:value-type="string">
            <text:p>ITOR1_COD_ITEM </text:p>
          </table:table-cell>
          <table:table-cell office:value-type="string">
            <text:p>ITOR1_DES </text:p>
          </table:table-cell>
          <table:table-cell office:value-type="string">
            <text:p>UNIM1_COD </text:p>
          </table:table-cell>
          <table:table-cell office:value-type="string">
            <text:p>ITOR1_OBS </text:p>
          </table:table-cell>
          <table:table-cell office:value-type="string">
            <text:p>PLOR1_COD </text:p>
          </table:table-cell>
          <table:table-cell office:value-type="string">
            <text:p>PLOR1_QTD </text:p>
          </table:table-cell>
          <table:table-cell office:value-type="string">
            <text:p>ITREQ2_unim1_abr </text:p>
          </table:table-cell>
          <table:table-cell office:value-type="string">
            <text:p>ITREQ2_QTD </text:p>
          </table:table-cell>
          <table:table-cell office:value-type="string">
            <text:p>ITREQ2_obs_sol </text:p>
          </table:table-cell>
          <table:table-cell office:value-type="string">
            <text:p>ITREQ2_DATA_SOL </text:p>
          </table:table-cell>
          <table:table-cell office:value-type="string">
            <text:p>RECITREQ2_DOC </text:p>
          </table:table-cell>
          <table:table-cell office:value-type="string">
            <text:p>cota2_cod </text:p>
          </table:table-cell>
          <table:table-cell office:value-type="string">
            <text:p>pedi2_cod </text:p>
          </table:table-cell>
          <table:table-cell office:value-type="string">
            <text:p>canf2_cod </text:p>
          </table:table-cell>
          <table:table-cell office:value-type="string">
            <text:p>RECITREQ2_SITUA </text:p>
          </table:table-cell>
          <table:table-cell office:value-type="string">
            <text:p>RECITREQ2_STATUS </text:p>
          </table:table-cell>
          <table:table-cell office:value-type="string">
            <text:p>RECITREQ2_RESP_APRO </text:p>
          </table:table-cell>
          <table:table-cell office:value-type="string">
            <text:p>RECITREQ2_FONE_APRO </text:p>
          </table:table-cell>
          <table:table-cell office:value-type="string">
            <text:p>RECITREQ2_DATA </text:p>
          </table:table-cell>
          <table:table-cell office:value-type="string">
            <text:p>RECITREQ2_HORA </text:p>
          </table:table-cell>
          <table:table-cell office:value-type="string">
            <text:p>RECITREQ2_QTD_APRO </text:p>
          </table:table-cell>
          <table:table-cell office:value-type="string">
            <text:p>RECITREQ2_OBS_APRO </text:p>
          </table:table-cell>
          <table:table-cell office:value-type="string">
            <text:p>RECITREQ2_EMAIL_APRO </text:p>
          </table:table-cell>
          <table:table-cell office:value-type="string">
            <text:p>recitreq2_qtd_atua </text:p>
          </table:table-cell>
          <table:table-cell office:value-type="string">
            <text:p>itor1_cod</text:p>
          </table:table-cell>
          <table:table-cell table:number-columns-repeated="22"/>
        </table:table-row>
        <table:table-row table:style-name="ro2">
          <table:table-cell office:value-type="string">
            <text:p>PiniWeb.TV2_RECREQ</text:p>
          </table:table-cell>
          <table:table-cell office:value-type="string">
            <text:p>RecReq2_cod </text:p>
          </table:table-cell>
          <table:table-cell office:value-type="string">
            <text:p>Req2_cod </text:p>
          </table:table-cell>
          <table:table-cell office:value-type="string">
            <text:p>OBRA2_COD </text:p>
          </table:table-cell>
          <table:table-cell office:value-type="string">
            <text:p>OBRA2_COD_OBRA </text:p>
          </table:table-cell>
          <table:table-cell office:value-type="string">
            <text:p>REQ2_DATA </text:p>
          </table:table-cell>
          <table:table-cell office:value-type="string">
            <text:p>RECREQ2_HORA </text:p>
          </table:table-cell>
          <table:table-cell office:value-type="string">
            <text:p>RECREQ2_DATA </text:p>
          </table:table-cell>
          <table:table-cell office:value-type="string">
            <text:p>REQ2_HORA </text:p>
          </table:table-cell>
          <table:table-cell office:value-type="string">
            <text:p>REQ2_USU </text:p>
          </table:table-cell>
          <table:table-cell office:value-type="string">
            <text:p>REQ2_FONE </text:p>
          </table:table-cell>
          <table:table-cell office:value-type="string">
            <text:p>REQ2_EMAIL </text:p>
          </table:table-cell>
          <table:table-cell office:value-type="string">
            <text:p>RECREQ2_SITUA </text:p>
          </table:table-cell>
          <table:table-cell office:value-type="string">
            <text:p>RECREQ2_STATUS </text:p>
          </table:table-cell>
          <table:table-cell office:value-type="string">
            <text:p>REQ2_OBS </text:p>
          </table:table-cell>
          <table:table-cell office:value-type="string">
            <text:p>REQ2_MONTA </text:p>
          </table:table-cell>
          <table:table-cell office:value-type="string">
            <text:p>REQ2_CONT </text:p>
          </table:table-cell>
          <table:table-cell office:value-type="string">
            <text:p>REQ2_LOC_ENT </text:p>
          </table:table-cell>
          <table:table-cell table:number-columns-repeated="37"/>
        </table:table-row>
        <table:table-row table:style-name="ro2">
          <table:table-cell office:value-type="string">
            <text:p>PiniWeb.TV2_REQ</text:p>
          </table:table-cell>
          <table:table-cell office:value-type="string">
            <text:p>Req2_cod </text:p>
          </table:table-cell>
          <table:table-cell office:value-type="string">
            <text:p>OBRA2_COD </text:p>
          </table:table-cell>
          <table:table-cell office:value-type="string">
            <text:p>REQ2_CONT </text:p>
          </table:table-cell>
          <table:table-cell office:value-type="string">
            <text:p>OBRA2_COD_OBRA </text:p>
          </table:table-cell>
          <table:table-cell office:value-type="string">
            <text:p>REQ2_DATA </text:p>
          </table:table-cell>
          <table:table-cell office:value-type="string">
            <text:p>REQ2_HORA </text:p>
          </table:table-cell>
          <table:table-cell office:value-type="string">
            <text:p>REQ2_USU </text:p>
          </table:table-cell>
          <table:table-cell office:value-type="string">
            <text:p>REQ2_FONE </text:p>
          </table:table-cell>
          <table:table-cell office:value-type="string">
            <text:p>REQ2_EMAIL </text:p>
          </table:table-cell>
          <table:table-cell office:value-type="string">
            <text:p>REQ2_SITUA </text:p>
          </table:table-cell>
          <table:table-cell office:value-type="string">
            <text:p>REQ2_STATUS </text:p>
          </table:table-cell>
          <table:table-cell office:value-type="string">
            <text:p>REQ2_OBS </text:p>
          </table:table-cell>
          <table:table-cell office:value-type="string">
            <text:p>REQ2_MONTA </text:p>
          </table:table-cell>
          <table:table-cell office:value-type="string">
            <text:p>REQ2_LOC_ENT </text:p>
          </table:table-cell>
          <table:table-cell table:number-columns-repeated="40"/>
        </table:table-row>
        <table:table-row table:style-name="ro2">
          <table:table-cell office:value-type="string">
            <text:p>PiniWeb.TV2_TAB1</text:p>
          </table:table-cell>
          <table:table-cell office:value-type="string">
            <text:p>tab2_cod </text:p>
          </table:table-cell>
          <table:table-cell office:value-type="string">
            <text:p>tab2_nom </text:p>
          </table:table-cell>
          <table:table-cell office:value-type="string">
            <text:p>grupo </text:p>
          </table:table-cell>
          <table:table-cell table:number-columns-repeated="51"/>
        </table:table-row>
        <table:table-row table:style-name="ro2">
          <table:table-cell office:value-type="string">
            <text:p>PiniWeb.TV2_TRAN</text:p>
          </table:table-cell>
          <table:table-cell office:value-type="string">
            <text:p>TRAN2_COD </text:p>
          </table:table-cell>
          <table:table-cell office:value-type="string">
            <text:p>OBRA2_ORIG_COD </text:p>
          </table:table-cell>
          <table:table-cell office:value-type="string">
            <text:p>OBRA2_DEST_COD </text:p>
          </table:table-cell>
          <table:table-cell office:value-type="string">
            <text:p>FLUXO_ORIG_COD </text:p>
          </table:table-cell>
          <table:table-cell office:value-type="string">
            <text:p>FLUXO_DEST_COD </text:p>
          </table:table-cell>
          <table:table-cell office:value-type="string">
            <text:p>OBRA2_ORIG_OBRA </text:p>
          </table:table-cell>
          <table:table-cell office:value-type="string">
            <text:p>OBRA2_DEST_OBRA </text:p>
          </table:table-cell>
          <table:table-cell office:value-type="string">
            <text:p>FLUXO_ORIG_OBRA </text:p>
          </table:table-cell>
          <table:table-cell office:value-type="string">
            <text:p>FLUXO_DEST_OBRA </text:p>
          </table:table-cell>
          <table:table-cell office:value-type="string">
            <text:p>TRAN2_RESP </text:p>
          </table:table-cell>
          <table:table-cell office:value-type="string">
            <text:p>TRAN2_DATA </text:p>
          </table:table-cell>
          <table:table-cell office:value-type="string">
            <text:p>TRAN2_SITUA </text:p>
          </table:table-cell>
          <table:table-cell office:value-type="string">
            <text:p>TRAN2_ACAO </text:p>
          </table:table-cell>
          <table:table-cell table:number-columns-repeated="41"/>
        </table:table-row>
        <table:table-row table:style-name="ro2">
          <table:table-cell office:value-type="string">
            <text:p>PiniWeb.TV2_TXCO</text:p>
          </table:table-cell>
          <table:table-cell office:value-type="string">
            <text:p>TXCO2_cod </text:p>
          </table:table-cell>
          <table:table-cell office:value-type="string">
            <text:p>Cota2_cod </text:p>
          </table:table-cell>
          <table:table-cell office:value-type="string">
            <text:p>itco2_loc_ent </text:p>
          </table:table-cell>
          <table:table-cell office:value-type="string">
            <text:p>TXCO2_frete </text:p>
          </table:table-cell>
          <table:table-cell office:value-type="string">
            <text:p>TXCO2_taxas </text:p>
          </table:table-cell>
          <table:table-cell office:value-type="string">
            <text:p>TXCO2_desconto </text:p>
          </table:table-cell>
          <table:table-cell office:value-type="string">
            <text:p>pedi2_cod </text:p>
          </table:table-cell>
          <table:table-cell office:value-type="string">
            <text:p>Pess2_cod </text:p>
          </table:table-cell>
          <table:table-cell office:value-type="string">
            <text:p>canf2_cod </text:p>
          </table:table-cell>
          <table:table-cell office:value-type="string">
            <text:p>txco2_icms </text:p>
          </table:table-cell>
          <table:table-cell office:value-type="string">
            <text:p>txco2_seguro </text:p>
          </table:table-cell>
          <table:table-cell office:value-type="string">
            <text:p>cdpg2_cod </text:p>
          </table:table-cell>
          <table:table-cell table:number-columns-repeated="42"/>
        </table:table-row>
        <table:table-row table:style-name="ro2">
          <table:table-cell office:value-type="string">
            <text:p>PiniWeb.TV2_VENF</text:p>
          </table:table-cell>
          <table:table-cell office:value-type="string">
            <text:p>Venf2_cod </text:p>
          </table:table-cell>
          <table:table-cell office:value-type="string">
            <text:p>Canf2_cod </text:p>
          </table:table-cell>
          <table:table-cell office:value-type="string">
            <text:p>Venf2_data </text:p>
          </table:table-cell>
          <table:table-cell office:value-type="string">
            <text:p>obra2_cod </text:p>
          </table:table-cell>
          <table:table-cell office:value-type="string">
            <text:p>Venf2_val </text:p>
          </table:table-cell>
          <table:table-cell table:number-columns-repeated="49"/>
        </table:table-row>
        <table:table-row table:style-name="ro2">
          <table:table-cell office:value-type="string">
            <text:p>PiniWeb.TV2_VEPE</text:p>
          </table:table-cell>
          <table:table-cell office:value-type="string">
            <text:p>vepe2_cod </text:p>
          </table:table-cell>
          <table:table-cell office:value-type="string">
            <text:p>Pedi2_cod </text:p>
          </table:table-cell>
          <table:table-cell office:value-type="string">
            <text:p>Obra2_cod </text:p>
          </table:table-cell>
          <table:table-cell office:value-type="string">
            <text:p>VEPE2_DATA </text:p>
          </table:table-cell>
          <table:table-cell office:value-type="string">
            <text:p>VEPE2_VAL </text:p>
          </table:table-cell>
          <table:table-cell table:number-columns-repeated="49"/>
        </table:table-row>
        <table:table-row table:style-name="ro2">
          <table:table-cell office:value-type="string">
            <text:p>PiniWeb.TV9_GLOB</text:p>
          </table:table-cell>
          <table:table-cell office:value-type="string">
            <text:p>GLOB9_COD </text:p>
          </table:table-cell>
          <table:table-cell office:value-type="string">
            <text:p>GLOB9_MAQ </text:p>
          </table:table-cell>
          <table:table-cell office:value-type="string">
            <text:p>USUA1_COD </text:p>
          </table:table-cell>
          <table:table-cell office:value-type="string">
            <text:p>USUA1_REDE </text:p>
          </table:table-cell>
          <table:table-cell office:value-type="string">
            <text:p>GLOB9_DATA </text:p>
          </table:table-cell>
          <table:table-cell office:value-type="string">
            <text:p>OBRA2_COD </text:p>
          </table:table-cell>
          <table:table-cell office:value-type="string">
            <text:p>ORCA1_COD </text:p>
          </table:table-cell>
          <table:table-cell table:number-columns-repeated="47"/>
        </table:table-row>
        <table:table-row table:style-name="ro2">
          <table:table-cell office:value-type="string">
            <text:p>PiniWeb.TV9_HIST</text:p>
          </table:table-cell>
          <table:table-cell office:value-type="string">
            <text:p>OBRA2_COD </text:p>
          </table:table-cell>
          <table:table-cell office:value-type="string">
            <text:p>ORCA1_COD </text:p>
          </table:table-cell>
          <table:table-cell office:value-type="string">
            <text:p>ITOR1_COD </text:p>
          </table:table-cell>
          <table:table-cell office:value-type="string">
            <text:p>HIST9_VLR </text:p>
          </table:table-cell>
          <table:table-cell table:number-columns-repeated="50"/>
        </table:table-row>
        <table:table-row table:style-name="ro2">
          <table:table-cell office:value-type="string">
            <text:p>PiniWeb.TV9_ITGL</text:p>
          </table:table-cell>
          <table:table-cell office:value-type="string">
            <text:p>GLOB9_COD </text:p>
          </table:table-cell>
          <table:table-cell office:value-type="string">
            <text:p>ITGL9_CURVA_VLR </text:p>
          </table:table-cell>
          <table:table-cell office:value-type="string">
            <text:p>ITGL9_HIST_VLR </text:p>
          </table:table-cell>
          <table:table-cell office:value-type="string">
            <text:p>COMP1_COD </text:p>
          </table:table-cell>
          <table:table-cell office:value-type="string">
            <text:p>ITOR1_COD </text:p>
          </table:table-cell>
          <table:table-cell office:value-type="string">
            <text:p>ITOR1_COD0 </text:p>
          </table:table-cell>
          <table:table-cell office:value-type="string">
            <text:p>COMP1_COEF </text:p>
          </table:table-cell>
          <table:table-cell office:value-type="string">
            <text:p>COMP1_COEF_CALC </text:p>
          </table:table-cell>
          <table:table-cell table:number-columns-repeated="46"/>
        </table:table-row>
        <table:table-row table:style-name="ro2">
          <table:table-cell office:value-type="string">
            <text:p>PiniWeb.XLSBASE</text:p>
          </table:table-cell>
          <table:table-cell office:value-type="string">
            <text:p>coeficiente </text:p>
          </table:table-cell>
          <table:table-cell office:value-type="string">
            <text:p>ordem </text:p>
          </table:table-cell>
          <table:table-cell office:value-type="string">
            <text:p>nive1_cod </text:p>
          </table:table-cell>
          <table:table-cell office:value-type="string">
            <text:p>nivel </text:p>
          </table:table-cell>
          <table:table-cell office:value-type="string">
            <text:p>id </text:p>
          </table:table-cell>
          <table:table-cell office:value-type="string">
            <text:p>classe </text:p>
          </table:table-cell>
          <table:table-cell office:value-type="string">
            <text:p>unidade </text:p>
          </table:table-cell>
          <table:table-cell office:value-type="string">
            <text:p>descricao </text:p>
          </table:table-cell>
          <table:table-cell office:value-type="string">
            <text:p>codigo </text:p>
          </table:table-cell>
          <table:table-cell office:value-type="string">
            <text:p>preco </text:p>
          </table:table-cell>
          <table:table-cell table:number-columns-repeated="44"/>
        </table:table-row>
        <table:table-row table:style-name="ro2">
          <table:table-cell office:value-type="string">
            <text:p>PiniWeb.XLSORCA</text:p>
          </table:table-cell>
          <table:table-cell office:value-type="string">
            <text:p>quantidade </text:p>
          </table:table-cell>
          <table:table-cell office:value-type="string">
            <text:p>coeficiente </text:p>
          </table:table-cell>
          <table:table-cell office:value-type="string">
            <text:p>ordem </text:p>
          </table:table-cell>
          <table:table-cell office:value-type="string">
            <text:p>nive1_cod </text:p>
          </table:table-cell>
          <table:table-cell office:value-type="string">
            <text:p>nivel </text:p>
          </table:table-cell>
          <table:table-cell office:value-type="string">
            <text:p>id </text:p>
          </table:table-cell>
          <table:table-cell office:value-type="string">
            <text:p>classe </text:p>
          </table:table-cell>
          <table:table-cell office:value-type="string">
            <text:p>unidade </text:p>
          </table:table-cell>
          <table:table-cell office:value-type="string">
            <text:p>descricao </text:p>
          </table:table-cell>
          <table:table-cell office:value-type="string">
            <text:p>codigo </text:p>
          </table:table-cell>
          <table:table-cell office:value-type="string">
            <text:p>preco </text:p>
          </table:table-cell>
          <table:table-cell table:number-columns-repeated="43"/>
        </table:table-row>
        <table:table-row table:style-name="ro2" table:number-rows-repeated="1048361">
          <table:table-cell table:number-columns-repeated="55"/>
        </table:table-row>
        <table:table-row table:style-name="ro2">
          <table:table-cell table:number-columns-repeated="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3">03/05/2011</text:date>, <text:time>12:02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5-03T12:02:17.64</dc:date>
    <meta:document-statistic meta:table-count="1" meta:cell-count="2436" meta:object-count="0"/>
    <meta:generator>BrOffice/3.3$Win32 LibreOffice_project/330m19$Build-202</meta:generator>
  </office:meta>
</office:document-meta>
</file>